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Oblique" style:font-family-generic="swiss" style:font-pitch="variable"/>
    <style:font-face style:name="Liberation Mono2" svg:font-family="'Liberation Mono'" style:font-adornments="Roman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49cm" table:align="center"/>
    </style:style>
    <style:style style:name="Tableau1.A" style:family="table-column">
      <style:table-column-properties style:column-width="2.037cm"/>
    </style:style>
    <style:style style:name="Tableau1.B" style:family="table-column">
      <style:table-column-properties style:column-width="1.185cm"/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8cm" table:align="center"/>
    </style:style>
    <style:style style:name="Tableau2.A" style:family="table-column">
      <style:table-column-properties style:column-width="2.284cm"/>
    </style:style>
    <style:style style:name="Tableau2.B" style:family="table-column">
      <style:table-column-properties style:column-width="2.312cm"/>
    </style:style>
    <style:style style:name="Tableau2.C" style:family="table-column">
      <style:table-column-properties style:column-width="2.263cm"/>
    </style:style>
    <style:style style:name="Tableau2.D" style:family="table-column">
      <style:table-column-properties style:column-width="2.298cm"/>
    </style:style>
    <style:style style:name="Tableau2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D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8cm" table:align="center"/>
    </style:style>
    <style:style style:name="Tableau3.A" style:family="table-column">
      <style:table-column-properties style:column-width="1.139cm"/>
    </style:style>
    <style:style style:name="Tableau3.B" style:family="table-column">
      <style:table-column-properties style:column-width="1.143cm"/>
    </style:style>
    <style:style style:name="Tableau3.E" style:family="table-column">
      <style:table-column-properties style:column-width="1.145cm"/>
    </style:style>
    <style:style style:name="Tableau3.F" style:family="table-column">
      <style:table-column-properties style:column-width="1.141cm"/>
    </style:style>
    <style:style style:name="Tableau3.G" style:family="table-column">
      <style:table-column-properties style:column-width="1.247cm"/>
    </style:style>
    <style:style style:name="Tableau3.H" style:family="table-column">
      <style:table-column-properties style:column-width="1.057cm"/>
    </style:style>
    <style:style style:name="Tableau3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style:vertical-align="middle" fo:padding="0.097cm" fo:border="0.5pt solid #000000"/>
    </style:style>
    <style:style style:name="Tableau3.2" style:family="table-row">
      <style:table-row-properties style:min-row-height="0.651cm"/>
    </style:style>
    <style:style style:name="Tableau3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lio">
      <style:paragraph-properties fo:text-align="center" style:justify-single-word="false"/>
      <style:text-properties fo:font-size="8pt" officeooo:rsid="0286d363" officeooo:paragraph-rsid="0286d363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7" fo:font-size="9pt" officeooo:rsid="030c4d7d" officeooo:paragraph-rsid="030c4d7d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7" fo:font-size="9pt" officeooo:rsid="00863005" officeooo:paragraph-rsid="00863005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7" fo:font-size="9pt" officeooo:rsid="0092663a" officeooo:paragraph-rsid="0092663a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7" fo:font-size="9pt" officeooo:rsid="027891e0" officeooo:paragraph-rsid="027891e0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7" fo:font-size="9pt" officeooo:rsid="028bae53" officeooo:paragraph-rsid="028bae5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7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7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7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7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7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7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7" fo:font-size="9pt" officeooo:rsid="0202bcc5" officeooo:paragraph-rsid="008d016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7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7" fo:font-size="9pt" officeooo:rsid="0054f64f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7" fo:font-size="9pt" officeooo:rsid="009a8a6b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7" fo:font-size="9pt" officeooo:rsid="009e3fdd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7" fo:font-size="9pt" officeooo:rsid="020e4367" officeooo:paragraph-rsid="020e436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7" fo:font-size="9pt" officeooo:rsid="020eb4a7" officeooo:paragraph-rsid="020eb4a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7" fo:font-size="9pt" officeooo:rsid="0205a7d8" officeooo:paragraph-rsid="0205a7d8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7" fo:font-size="9pt" officeooo:rsid="0208825c" officeooo:paragraph-rsid="0208825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7" fo:font-size="9pt" officeooo:rsid="02a9fd5d" officeooo:paragraph-rsid="02a9fd5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7" fo:font-size="9pt" officeooo:rsid="02a56131" officeooo:paragraph-rsid="02a5613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7" fo:font-size="9pt" officeooo:rsid="02aa6e56" officeooo:paragraph-rsid="02aa6e5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7" fo:font-size="9pt" officeooo:rsid="02b34792" officeooo:paragraph-rsid="02b34792" fo:background-color="transparent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9" style:family="paragraph" style:parent-style-name="_5f_Header_20_G_20_page_20_paire_20__28_G_29_">
      <style:text-properties officeooo:paragraph-rsid="0334a5be"/>
    </style:style>
    <style:style style:name="P50" style:family="paragraph" style:parent-style-name="_5f_Header_20_G_20_page_20_paire_20__28_G_29_">
      <style:paragraph-properties fo:text-align="start" style:justify-single-word="false"/>
    </style:style>
    <style:style style:name="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2" style:family="paragraph" style:parent-style-name="Header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4" style:family="paragraph" style:parent-style-name="_5f_Header_20_N_20_page_20_impaire_20__28_D_29_">
      <style:paragraph-properties fo:text-align="start" style:justify-single-word="false"/>
    </style:style>
    <style:style style:name="P55" style:family="paragraph" style:parent-style-name="Footer">
      <style:paragraph-properties fo:text-align="start" style:justify-single-word="false"/>
      <style:text-properties officeooo:paragraph-rsid="00d4df5c"/>
    </style:style>
    <style:style style:name="P56" style:family="paragraph" style:parent-style-name="Foot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text-align="start" style:justify-single-word="false"/>
      <style:text-properties officeooo:paragraph-rsid="0211dd7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9" style:family="paragraph" style:parent-style-name="Header">
      <style:paragraph-properties fo:text-align="start" style:justify-single-word="false"/>
      <style:text-properties officeooo:paragraph-rsid="02a56131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6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5" style:family="paragraph" style:parent-style-name="_5f_En-tête">
      <style:text-properties fo:font-variant="small-caps" fo:color="#1ca2b8" loext:opacity="100%" style:font-name="Bitstream Vera Sans7" fo:font-size="16pt" fo:font-weight="bold" officeooo:rsid="02768590" officeooo:paragraph-rsid="027ef575"/>
    </style:style>
    <style:style style:name="P76" style:family="paragraph" style:parent-style-name="_5f_En-tête">
      <style:text-properties fo:font-variant="small-caps" fo:color="#1ca2b8" loext:opacity="100%" style:font-name="Bitstream Vera Sans7" fo:font-size="16pt" fo:font-weight="bold" officeooo:rsid="02768590" officeooo:paragraph-rsid="029be369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8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3" style:family="paragraph" style:parent-style-name="Footer">
      <style:text-properties officeooo:paragraph-rsid="00d4df5c"/>
    </style:style>
    <style:style style:name="P84" style:family="paragraph" style:parent-style-name="Footer">
      <style:paragraph-properties fo:text-align="end" style:justify-single-word="false"/>
      <style:text-properties officeooo:paragraph-rsid="00d4df5c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Footer">
      <style:text-properties officeooo:paragraph-rsid="010f7046"/>
    </style:style>
    <style:style style:name="P88" style:family="paragraph" style:parent-style-name="Footer">
      <style:text-properties officeooo:paragraph-rsid="01120261"/>
    </style:style>
    <style:style style:name="P89" style:family="paragraph" style:parent-style-name="Footer">
      <style:text-properties officeooo:paragraph-rsid="008d016c"/>
    </style:style>
    <style:style style:name="P90" style:family="paragraph" style:parent-style-name="Header">
      <style:paragraph-properties fo:margin-left="0cm" fo:margin-right="0cm" fo:text-indent="0cm" style:auto-text-indent="false"/>
    </style:style>
    <style:style style:name="P91" style:family="paragraph" style:parent-style-name="Footer">
      <style:text-properties officeooo:paragraph-rsid="002ab73b"/>
    </style:style>
    <style:style style:name="P92" style:family="paragraph" style:parent-style-name="Footer">
      <style:text-properties officeooo:paragraph-rsid="029dd9a4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impaire_20__28_D_29_">
      <style:text-properties officeooo:rsid="0277791e" officeooo:paragraph-rsid="0277791e"/>
    </style:style>
    <style:style style:name="P95" style:family="paragraph" style:parent-style-name="Footer">
      <style:text-properties officeooo:rsid="0242edd8" officeooo:paragraph-rsid="0242edd8"/>
    </style:style>
    <style:style style:name="P96" style:family="paragraph" style:parent-style-name="Footer">
      <style:text-properties officeooo:paragraph-rsid="00a59a60"/>
    </style:style>
    <style:style style:name="P97" style:family="paragraph" style:parent-style-name="Footer">
      <style:text-properties officeooo:paragraph-rsid="004274bc"/>
    </style:style>
    <style:style style:name="P98" style:family="paragraph" style:parent-style-name="Footer">
      <style:text-properties officeooo:paragraph-rsid="00d8520c"/>
    </style:style>
    <style:style style:name="P99" style:family="paragraph" style:parent-style-name="Footer">
      <style:text-properties officeooo:paragraph-rsid="002aa84d"/>
    </style:style>
    <style:style style:name="P100" style:family="paragraph" style:parent-style-name="_5f_Header_20_G_20_page_20_impaire_20__28_D_29_">
      <style:text-properties officeooo:paragraph-rsid="00c87b35"/>
    </style:style>
    <style:style style:name="P101" style:family="paragraph" style:parent-style-name="Footer">
      <style:text-properties officeooo:rsid="001f8a2d" officeooo:paragraph-rsid="00bd36bc"/>
    </style:style>
    <style:style style:name="P102" style:family="paragraph" style:parent-style-name="Footer">
      <style:text-properties officeooo:rsid="001f8a2d" officeooo:paragraph-rsid="002b33ed"/>
    </style:style>
    <style:style style:name="P103" style:family="paragraph" style:parent-style-name="Footer">
      <style:text-properties officeooo:rsid="011350d1" officeooo:paragraph-rsid="011350d1"/>
    </style:style>
    <style:style style:name="P104" style:family="paragraph" style:parent-style-name="Footer">
      <style:text-properties officeooo:rsid="0096b4e2" officeooo:paragraph-rsid="0096b4e2"/>
    </style:style>
    <style:style style:name="P105" style:family="paragraph" style:parent-style-name="Footer">
      <style:text-properties officeooo:paragraph-rsid="0096b4e2"/>
    </style:style>
    <style:style style:name="P106" style:family="paragraph" style:parent-style-name="Footer">
      <style:text-properties officeooo:paragraph-rsid="02a682f9"/>
    </style:style>
    <style:style style:name="P107" style:family="paragraph" style:parent-style-name="_5f_Paragraphe_20_livret_20_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52cc1"/>
    </style:style>
    <style:style style:name="P108" style:family="paragraph" style:parent-style-name="_5f_Paragraphe_20_livret_20_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52cc1"/>
    </style:style>
    <style:style style:name="P109" style:family="paragraph" style:parent-style-name="_5f_Paragraphe_20_livret_20_">
      <loext:graphic-properties draw:fill-hatch-name="hatch"/>
      <style:paragraph-properties fo:margin-top="0.101cm" fo:margin-bottom="0.101cm" style:contextual-spacing="false"/>
      <style:text-properties officeooo:paragraph-rsid="02a198e2"/>
    </style:style>
    <style:style style:name="P110" style:family="paragraph" style:parent-style-name="FILET_5f_POINTILLES">
      <loext:graphic-properties draw:fill-hatch-name="hatch"/>
      <style:paragraph-properties fo:margin-top="0cm" fo:margin-bottom="0cm" style:contextual-spacing="false"/>
      <style:text-properties officeooo:paragraph-rsid="02a198e2"/>
    </style:style>
    <style:style style:name="P111" style:family="paragraph" style:parent-style-name="_5f_Paragraphe_20_livret_20_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paragraph-rsid="027ef575" style:font-size-asian="9pt" style:font-size-complex="9pt"/>
    </style:style>
    <style:style style:name="P112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paragraph-rsid="027ef575" style:font-size-asian="9pt" style:font-size-complex="9pt"/>
    </style:style>
    <style:style style:name="P113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paragraph-rsid="0284c030" style:font-size-asian="9pt" style:font-size-complex="9pt"/>
    </style:style>
    <style:style style:name="P114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rsid="027ef575" officeooo:paragraph-rsid="027ef575" fo:background-color="#ffff00" style:font-size-asian="9pt" style:font-size-complex="9pt"/>
    </style:style>
    <style:style style:name="P115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paragraph-rsid="027ef575" fo:background-color="#ffff00" style:font-size-asian="9pt" style:font-size-complex="9pt"/>
    </style:style>
    <style:style style:name="P116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rsid="0284c030" officeooo:paragraph-rsid="0284c030" fo:background-color="#ffff00" style:font-size-asian="9pt" style:font-size-complex="9pt"/>
    </style:style>
    <style:style style:name="P117" style:family="paragraph" style:parent-style-name="FILET_5f_POINTILLES">
      <loext:graphic-properties draw:fill-hatch-name="hatch"/>
      <style:paragraph-properties fo:margin-top="0.101cm" fo:margin-bottom="0.101cm" style:contextual-spacing="false"/>
      <style:text-properties officeooo:rsid="006ab89f" officeooo:paragraph-rsid="02a61dd8"/>
    </style:style>
    <style:style style:name="P118" style:family="paragraph" style:parent-style-name="Standard">
      <loext:graphic-properties draw:fill-hatch-name="hatch"/>
      <style:paragraph-properties fo:margin-top="0.101cm" fo:margin-bottom="0.101cm" style:contextual-spacing="false"/>
      <style:text-properties officeooo:rsid="006ab89f" officeooo:paragraph-rsid="02a61dd8"/>
    </style:style>
    <style:style style:name="P119" style:family="paragraph" style:parent-style-name="FILET_5f_POINTILLES">
      <loext:graphic-properties draw:fill-hatch-name="hatch"/>
      <style:paragraph-properties fo:margin-top="0.101cm" fo:margin-bottom="0.101cm" style:contextual-spacing="false"/>
      <style:text-properties officeooo:rsid="006ab89f" officeooo:paragraph-rsid="02ab7bdc"/>
    </style:style>
    <style:style style:name="P120" style:family="paragraph" style:parent-style-name="Standard">
      <loext:graphic-properties draw:fill-hatch-name="hatch"/>
      <style:paragraph-properties fo:margin-top="0.101cm" fo:margin-bottom="0.101cm" style:contextual-spacing="false"/>
      <style:text-properties officeooo:rsid="006ab89f" officeooo:paragraph-rsid="02ab7bdc"/>
    </style:style>
    <style:style style:name="P121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Times New Roman1" fo:font-size="11pt" fo:font-style="italic" fo:font-weight="bold" officeooo:paragraph-rsid="0284c030" style:font-size-asian="11pt" style:font-style-asian="italic" style:font-weight-asian="bold" style:font-size-complex="11pt" style:font-style-complex="italic" style:font-weight-complex="bold"/>
    </style:style>
    <style:style style:name="P122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Times New Roman1" fo:font-size="12pt" fo:font-style="italic" fo:font-weight="bold" officeooo:paragraph-rsid="0284c030" style:font-size-asian="12pt" style:font-style-asian="italic" style:font-weight-asian="bold" style:font-size-complex="12pt" style:font-style-complex="italic" style:font-weight-complex="bold"/>
    </style:style>
    <style:style style:name="P123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2" fo:font-size="9pt" fo:font-style="normal" fo:font-weight="bold" officeooo:paragraph-rsid="027ef575" style:font-size-asian="9pt" style:font-style-asian="normal" style:font-weight-asian="bold" style:font-size-complex="9pt" style:font-style-complex="normal" style:font-weight-complex="bold"/>
    </style:style>
    <style:style style:name="P124" style:family="paragraph" style:parent-style-name="Table_20_Contents">
      <loext:graphic-properties draw:fill-hatch-name="hatch"/>
      <style:paragraph-properties fo:margin-top="0.101cm" fo:margin-bottom="0.101cm" style:contextual-spacing="false" fo:text-align="center" style:justify-single-word="false"/>
      <style:text-properties style:text-position="super 58%" style:font-name="Bitstream Vera Sans6" fo:font-size="9pt" officeooo:paragraph-rsid="027ef575" fo:background-color="#ffff00" style:font-size-asian="9pt" style:font-size-complex="9pt"/>
    </style:style>
    <style:style style:name="P125" style:family="paragraph" style:parent-style-name="FILET_5f_POINTILLES">
      <loext:graphic-properties draw:fill-hatch-name="hatch"/>
      <style:paragraph-properties fo:margin-top="0cm" fo:margin-bottom="0cm" style:contextual-spacing="false"/>
      <style:text-properties officeooo:paragraph-rsid="02a61dd8"/>
    </style:style>
    <style:style style:name="P126" style:family="paragraph" style:parent-style-name="FILET_5f_POINTILLES">
      <loext:graphic-properties draw:fill-hatch-name="hatch"/>
      <style:paragraph-properties fo:margin-top="0.101cm" fo:margin-bottom="0.101cm" style:contextual-spacing="false"/>
      <style:text-properties officeooo:rsid="006ab89f" officeooo:paragraph-rsid="02a74b28"/>
    </style:style>
    <style:style style:name="P127" style:family="paragraph" style:parent-style-name="Exo_5f_Num">
      <loext:graphic-properties draw:fill-hatch-name="hatch"/>
      <style:paragraph-properties fo:margin-top="0.101cm" fo:margin-bottom="0.101cm" style:contextual-spacing="false"/>
      <style:text-properties officeooo:paragraph-rsid="0280f887"/>
    </style:style>
    <style:style style:name="P128" style:family="paragraph" style:parent-style-name="Exo_5f_Num">
      <style:paragraph-properties fo:margin-top="0.3cm" fo:margin-bottom="0.101cm" style:contextual-spacing="false"/>
    </style:style>
    <style:style style:name="P129" style:family="paragraph" style:parent-style-name="Exo_5f_Num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284c030"/>
    </style:style>
    <style:style style:name="P130" style:family="paragraph" style:parent-style-name="Exo_5f_Num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28754ad"/>
    </style:style>
    <style:style style:name="P131" style:family="paragraph" style:parent-style-name="Exo_5f_Num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2892697"/>
    </style:style>
    <style:style style:name="P132" style:family="paragraph" style:parent-style-name="Exo_5f_Num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28aa885"/>
    </style:style>
    <style:style style:name="P133" style:family="paragraph" style:parent-style-name="Exo_5f_Num" style:list-style-name="">
      <loext:graphic-properties draw:fill-hatch-name="hatch"/>
      <style:paragraph-properties fo:margin-top="0.101cm" fo:margin-bottom="0.101cm" style:contextual-spacing="false"/>
      <style:text-properties officeooo:paragraph-rsid="028754ad"/>
    </style:style>
    <style:style style:name="P134" style:family="paragraph" style:parent-style-name="Exo_5f_Num" style:list-style-name="L1" style:master-page-name="">
      <loext:graphic-properties draw:fill="none"/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135" style:family="paragraph" style:parent-style-name="Exo_5f_Num" style:list-style-name="L1">
      <loext:graphic-properties draw:fill="none"/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 fo:background-color="transparent" fo:keep-with-next="auto">
        <style:tab-stops/>
      </style:paragraph-properties>
    </style:style>
    <style:style style:name="P136" style:family="paragraph" style:parent-style-name="Exo_5f_Num" style:list-style-name="L5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5bc64"/>
    </style:style>
    <style:style style:name="P137" style:family="paragraph" style:parent-style-name="Exo_5f_Num" style:list-style-name="L6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76137"/>
    </style:style>
    <style:style style:name="P138" style:family="paragraph" style:parent-style-name="Exo_5f_Num" style:list-style-name="L7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91c68"/>
    </style:style>
    <style:style style:name="P139" style:family="paragraph" style:parent-style-name="Exo_5f_Num" style:list-style-name="L8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0d651"/>
    </style:style>
    <style:style style:name="P140" style:family="paragraph" style:parent-style-name="Exo_5f_Num" style:list-style-name="L9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0d651"/>
    </style:style>
    <style:style style:name="P141" style:family="paragraph" style:parent-style-name="Exo_5f_Num" style:list-style-name="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0d651"/>
    </style:style>
    <style:style style:name="P142" style:family="paragraph" style:parent-style-name="Exo_5f_Num" style:list-style-name="L2">
      <loext:graphic-properties draw:fill-hatch-name="hatch"/>
      <style:paragraph-properties fo:margin-top="0.101cm" fo:margin-bottom="0.101cm" style:contextual-spacing="false"/>
      <style:text-properties officeooo:paragraph-rsid="028aa885"/>
    </style:style>
    <style:style style:name="P143" style:family="paragraph" style:parent-style-name="Standard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28bdb44"/>
    </style:style>
    <style:style style:name="P144" style:family="paragraph" style:parent-style-name="Standard" style:list-style-name="_5f_Numérotation_20_des_20_exercices">
      <loext:graphic-properties draw:fill-hatch-name="hatch"/>
      <style:paragraph-properties fo:margin-top="0.101cm" fo:margin-bottom="0.101cm" style:contextual-spacing="false"/>
      <style:text-properties fo:letter-spacing="-0.007cm" officeooo:paragraph-rsid="028bdb44"/>
    </style:style>
    <style:style style:name="P145" style:family="paragraph" style:parent-style-name="Standard">
      <loext:graphic-properties draw:fill-hatch-name="hatch"/>
      <style:paragraph-properties fo:margin-top="0.101cm" fo:margin-bottom="0.101cm" style:contextual-spacing="false"/>
      <style:text-properties officeooo:rsid="006ab89f" officeooo:paragraph-rsid="02ab7bdc"/>
    </style:style>
    <style:style style:name="P146" style:family="paragraph" style:parent-style-name="Table_20_Contents" style:list-style-name="_5f_Numérotation_20_des_20_exercice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Times New Roman1" fo:font-size="11pt" fo:font-style="italic" fo:font-weight="bold" officeooo:paragraph-rsid="027fe138" style:font-size-asian="11pt" style:font-style-asian="italic" style:font-weight-asian="bold" style:font-size-complex="11pt" style:font-style-complex="italic" style:font-weight-complex="bold"/>
    </style:style>
    <style:style style:name="P147" style:family="paragraph" style:parent-style-name="Table_20_Contents" style:list-style-name="_5f_Numérotation_20_des_20_exercice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Times New Roman1" fo:font-size="9pt" fo:font-style="italic" fo:font-weight="bold" officeooo:paragraph-rsid="027fe138" style:font-size-asian="9pt" style:font-style-asian="italic" style:font-weight-asian="bold" style:font-size-complex="9pt" style:font-style-complex="italic" style:font-weight-complex="bold"/>
    </style:style>
    <style:style style:name="P148" style:family="paragraph" style:parent-style-name="Table_20_Contents" style:list-style-name="_5f_Numérotation_20_des_20_exercice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paragraph-rsid="027fe138" style:font-size-asian="9pt" style:font-size-complex="9pt"/>
    </style:style>
    <style:style style:name="P149" style:family="paragraph" style:parent-style-name="Table_20_Contents" style:list-style-name="_5f_Numérotation_20_des_20_exercices">
      <loext:graphic-properties draw:fill-hatch-name="hatch"/>
      <style:paragraph-properties fo:margin-top="0.101cm" fo:margin-bottom="0.101cm" style:contextual-spacing="false" fo:text-align="center" style:justify-single-word="false"/>
      <style:text-properties style:font-name="Bitstream Vera Sans6" fo:font-size="9pt" officeooo:rsid="027fe138" officeooo:paragraph-rsid="027fe138" fo:background-color="#ffff00" style:font-size-asian="9pt" style:font-size-complex="9pt"/>
    </style:style>
    <style:style style:name="P150" style:family="paragraph" style:parent-style-name="_5f_Footer_20_page_20_impaire_20__28_D_29_"/>
    <style:style style:name="P151" style:family="paragraph" style:parent-style-name="_5f_Footer_20_page_20_impaire_20__28_D_29_">
      <style:text-properties fo:text-transform="uppercase" fo:color="#ffffff" loext:opacity="100%" style:font-name="Bitstream Vera Sans7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52" style:family="paragraph" style:parent-style-name="_5f_Footer_20_page_20_impaire_20__28_D_29_">
      <style:text-properties fo:text-transform="uppercase" fo:color="#808080" loext:opacity="100%" style:font-name="Bitstream Vera Sans7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53" style:family="paragraph" style:parent-style-name="_5f_Footer_20_page_20_impaire_20__28_D_29_">
      <style:paragraph-properties fo:text-align="start" style:justify-single-word="false"/>
    </style:style>
    <style:style style:name="P154" style:family="paragraph" style:parent-style-name="_5f_Footer_20_page_20_paire_20__28_G_29_"/>
    <style:style style:name="P155" style:family="paragraph" style:parent-style-name="_5f_Footer_20_page_20_paire_20__28_G_29_">
      <style:text-properties fo:font-size="9pt" style:font-size-asian="9pt" style:font-size-complex="9pt"/>
    </style:style>
    <style:style style:name="P156" style:family="paragraph" style:parent-style-name="_5f_Paragraphe_20_livret_20_" style:list-style-name="Num_5f_Exo">
      <loext:graphic-properties draw:fill-hatch-name="hatch"/>
      <style:paragraph-properties fo:margin-top="0.101cm" fo:margin-bottom="0.101cm" style:contextual-spacing="false" fo:text-align="center" style:justify-single-word="false"/>
      <style:text-properties officeooo:paragraph-rsid="027fe138" fo:background-color="#ffff00"/>
    </style:style>
    <style:style style:name="P157" style:family="paragraph" style:parent-style-name="_5f_Paragraphe_20_livret_20_" style:list-style-name="Num_5f_Exo">
      <loext:graphic-properties draw:fill-hatch-name="hatch"/>
      <style:paragraph-properties fo:margin-top="0.101cm" fo:margin-bottom="0.101cm" style:contextual-spacing="false" fo:text-align="center" style:justify-single-word="false"/>
      <style:text-properties officeooo:paragraph-rsid="027fe138"/>
    </style:style>
    <style:style style:name="P158" style:family="paragraph" style:parent-style-name="_5f_Paragraphe_20_livret_20_" style:list-style-name="Num_5f_Exo">
      <loext:graphic-properties draw:fill-hatch-name="hatch"/>
      <style:paragraph-properties fo:margin-top="0.101cm" fo:margin-bottom="0.101cm" style:contextual-spacing="false" fo:text-align="center" style:justify-single-word="false"/>
      <style:text-properties officeooo:paragraph-rsid="0280f887"/>
    </style:style>
    <style:style style:name="P159" style:family="paragraph" style:parent-style-name="_5f_Paragraphe_20_livret_20_" style:list-style-name="Num_5f_Exo">
      <loext:graphic-properties draw:fill-hatch-name="hatch"/>
      <style:paragraph-properties fo:margin-top="0.101cm" fo:margin-bottom="0.101cm" style:contextual-spacing="false" fo:text-align="center" style:justify-single-word="false"/>
      <style:text-properties fo:color="#000000" loext:opacity="100%" fo:font-weight="normal" officeooo:rsid="027fe138" officeooo:paragraph-rsid="027fe138" style:font-weight-asian="normal" style:font-weight-complex="normal"/>
    </style:style>
    <style:style style:name="P160" style:family="paragraph" style:parent-style-name="_5f_Paragraphe_20_livret_20_" style:list-style-name="_5f_Numérotation_20_des_20_exercices">
      <loext:graphic-properties draw:fill-hatch-name="hatch"/>
      <style:paragraph-properties fo:margin-top="0.101cm" fo:margin-bottom="0.101cm" style:contextual-spacing="false" fo:text-align="start" style:justify-single-word="false"/>
      <style:text-properties officeooo:paragraph-rsid="027fe138"/>
    </style:style>
    <style:style style:name="P161" style:family="paragraph" style:parent-style-name="_5f_Paragraphe_20_livret_20_" style:list-style-name="L2">
      <loext:graphic-properties draw:fill-hatch-name="hatch"/>
      <style:paragraph-properties fo:margin-top="0.101cm" fo:margin-bottom="0.101cm" style:contextual-spacing="false" fo:line-height="0.43cm" fo:text-align="start" style:justify-single-word="false"/>
      <style:text-properties officeooo:paragraph-rsid="028aa885"/>
    </style:style>
    <style:style style:name="P162" style:family="paragraph" style:parent-style-name="_5f_Paragraphe_20_livret_20_" style:list-style-name="liste_5f_abc">
      <loext:graphic-properties draw:fill-hatch-name="hatch"/>
      <style:paragraph-properties fo:margin-top="0cm" fo:margin-bottom="0cm" style:contextual-spacing="false"/>
      <style:text-properties officeooo:paragraph-rsid="02a198e2"/>
    </style:style>
    <style:style style:name="P163" style:family="paragraph" style:parent-style-name="_5f_Paragraphe_20_livret_20_" style:list-style-name="liste_5f_abc">
      <loext:graphic-properties draw:fill-hatch-name="hatch"/>
      <style:paragraph-properties fo:margin-top="0cm" fo:margin-bottom="0cm" style:contextual-spacing="false"/>
      <style:text-properties officeooo:paragraph-rsid="02a61dd8"/>
    </style:style>
    <style:style style:name="P164" style:family="paragraph" style:parent-style-name="_5f_Paragraphe_20_livret_20_" style:list-style-name="liste_5f_abc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198e2"/>
    </style:style>
    <style:style style:name="P165" style:family="paragraph" style:parent-style-name="_5f_Paragraphe_20_livret_20_" style:list-style-name="liste_5f_abc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7de83"/>
    </style:style>
    <style:style style:name="P166" style:family="paragraph" style:parent-style-name="_5f_Paragraphe_20_livret_20_" style:list-style-name="liste_5f_abc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52cc1"/>
    </style:style>
    <style:style style:name="P167" style:family="paragraph" style:parent-style-name="_5f_Paragraphe_20_livret_20_" style:list-style-name="liste_5f_abc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61dd8"/>
    </style:style>
    <style:style style:name="P168" style:family="paragraph" style:parent-style-name="_5f_Paragraphe_20_livret_20_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61dd8"/>
    </style:style>
    <style:style style:name="P169" style:family="paragraph" style:parent-style-name="_5f_Paragraphe_20_livret_20_" style:list-style-name="liste_5f_abc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a7de83"/>
    </style:style>
    <style:style style:name="P170" style:family="paragraph" style:parent-style-name="_5f_Paragraphe_20_livret_20_" style:list-style-name="liste_5f_abc">
      <loext:graphic-properties draw:fill-hatch-name="hatch"/>
      <style:paragraph-properties fo:margin-top="0cm" fo:margin-bottom="0cm" style:contextual-spacing="false"/>
      <style:text-properties fo:letter-spacing="-0.004cm" officeooo:rsid="006ab89f" officeooo:paragraph-rsid="02a61dd8"/>
    </style:style>
    <style:style style:name="P171" style:family="paragraph" style:parent-style-name="_5f_Paragraphe_20_livret_20_réponse_20_élève" style:list-style-name="Num_5f_Exo">
      <loext:graphic-properties draw:fill-hatch-name="hatch"/>
      <style:paragraph-properties fo:margin-top="0.101cm" fo:margin-bottom="0.101cm" style:contextual-spacing="false" style:line-height-at-least="0.7cm" fo:text-align="center" style:justify-single-word="false"/>
      <style:text-properties officeooo:paragraph-rsid="0280f887"/>
    </style:style>
    <style:style style:name="P172" style:family="paragraph" style:parent-style-name="_5f_Paragraphe_20_livret_20_réponse_20_élève" style:list-style-name="Num_5f_Exo">
      <loext:graphic-properties draw:fill-hatch-name="hatch"/>
      <style:paragraph-properties fo:margin-top="0.101cm" fo:margin-bottom="0.101cm" style:contextual-spacing="false" style:line-height-at-least="0.7cm" fo:text-align="center" style:justify-single-word="false"/>
      <style:text-properties officeooo:paragraph-rsid="0280f887" fo:background-color="#ffff00"/>
    </style:style>
    <style:style style:name="P173" style:family="paragraph" style:parent-style-name="_5f_Paragraphe_20_livret_20_réponse_20_élève" style:list-style-name="L3">
      <loext:graphic-properties draw:fill="none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-0.6cm" style:auto-text-indent="false" fo:background-color="transparent" style:shadow="non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rsid="02935196" officeooo:paragraph-rsid="028cba95" fo:background-color="#ffff00"/>
    </style:style>
    <style:style style:name="P174" style:family="paragraph" style:parent-style-name="_5f_Paragraphe_20_livret_20_réponse_20_élève" style:list-style-name="Num_5f_Exo">
      <loext:graphic-properties draw:fill-hatch-name="hatch"/>
      <style:paragraph-properties fo:margin-top="0.101cm" fo:margin-bottom="0.101cm" style:contextual-spacing="false" style:line-height-at-least="0.6cm">
        <style:tab-stops>
          <style:tab-stop style:position="0.55cm"/>
        </style:tab-stops>
      </style:paragraph-properties>
      <style:text-properties officeooo:paragraph-rsid="02892697"/>
    </style:style>
    <style:style style:name="P175" style:family="paragraph" style:parent-style-name="_5f_Paragraphe_20_livret_20_réponse_20_élève" style:list-style-name="Num_5f_Exo">
      <loext:graphic-properties draw:fill-hatch-name="hatch"/>
      <style:paragraph-properties fo:margin-top="0.101cm" fo:margin-bottom="0.101cm" style:contextual-spacing="false">
        <style:tab-stops>
          <style:tab-stop style:position="0.55cm"/>
        </style:tab-stops>
      </style:paragraph-properties>
      <style:text-properties officeooo:paragraph-rsid="02892697"/>
    </style:style>
    <style:style style:name="P176" style:family="paragraph" style:parent-style-name="_5f_Paragraphe_20_livret_20_réponse_20_élève" style:list-style-name="L3" style:master-page-name="">
      <loext:graphic-properties draw:fill-hatch-name="hatch"/>
      <style:paragraph-properties fo:margin-top="0.101cm" fo:margin-bottom="0.101cm" style:contextual-spacing="false" fo:line-height="100%" fo:text-align="justify" style:justify-single-word="false" style:page-number="auto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8bdb44"/>
    </style:style>
    <style:style style:name="P177" style:family="paragraph" style:parent-style-name="_5f_Paragraphe_20_livret_20_réponse_20_élève" style:list-style-name="L3">
      <loext:graphic-properties draw:fill-hatch-name="hatch"/>
      <style:paragraph-properties fo:margin-top="0.101cm" fo:margin-bottom="0.101cm" style:contextual-spacing="false" fo:line-height="100%" fo:text-align="justify" style:justify-single-word="fals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8bdb44"/>
    </style:style>
    <style:style style:name="P178" style:family="paragraph" style:parent-style-name="_5f_Paragraphe_20_livret_20_réponse_20_élève" style:list-style-name="L3" style:master-page-name="">
      <loext:graphic-properties draw:fill="none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8bdb44"/>
    </style:style>
    <style:style style:name="P179" style:family="paragraph" style:parent-style-name="_5f_Paragraphe_20_livret_20_réponse_20_élève" style:list-style-name="L3" style:master-page-name="">
      <loext:graphic-properties draw:fill="none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8cba95"/>
    </style:style>
    <style:style style:name="P180" style:family="paragraph" style:parent-style-name="_5f_Paragraphe_20_livret_20_réponse_20_élève">
      <loext:graphic-properties draw:fill-hatch-name="hatch"/>
      <style:paragraph-properties fo:margin-top="0.101cm" fo:margin-bottom="0.101cm" style:contextual-spacing="false" fo:line-height="100%" fo:text-align="justify" style:justify-single-word="fals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b6133"/>
    </style:style>
    <style:style style:name="P181" style:family="paragraph" style:parent-style-name="_5f_Paragraphe_20_livret_20_réponse_20_élève">
      <loext:graphic-properties draw:fill-hatch-name="hatch"/>
      <style:paragraph-properties fo:margin-top="0.101cm" fo:margin-bottom="0.101cm" style:contextual-spacing="false" fo:line-height="100%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paragraph-rsid="029b6133"/>
    </style:style>
    <style:style style:name="P182" style:family="paragraph" style:parent-style-name="_5f_Paragraphe_20_livret_20_réponse_20_élève" style:list-style-name="L3" style:master-page-name="">
      <loext:graphic-properties draw:fill="none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rsid="028bdb44" officeooo:paragraph-rsid="028bdb44"/>
    </style:style>
    <style:style style:name="P183" style:family="paragraph" style:parent-style-name="_5f_Paragraphe_20_livret_20_réponse_20_élève" style:list-style-name="L3">
      <loext:graphic-properties draw:fill-hatch-name="hatch"/>
      <style:paragraph-properties fo:margin-top="0.101cm" fo:margin-bottom="0.101cm" style:contextual-spacing="false" fo:line-height="100%" fo:text-align="justify" style:justify-single-word="fals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rsid="028bdb44" officeooo:paragraph-rsid="028bdb44"/>
    </style:style>
    <style:style style:name="P184" style:family="paragraph" style:parent-style-name="_5f_Paragraphe_20_livret_20_réponse_20_élève" style:list-style-name="L3" style:master-page-name="">
      <loext:graphic-properties draw:fill="none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rsid="028cba95" officeooo:paragraph-rsid="028cba95"/>
    </style:style>
    <style:style style:name="P185" style:family="paragraph" style:parent-style-name="_5f_Paragraphe_20_livret_20_réponse_20_élève" style:list-style-name="L3" style:master-page-name="">
      <loext:graphic-properties draw:fill="none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rsid="028cba95" officeooo:paragraph-rsid="028cba95"/>
    </style:style>
    <style:style style:name="P186" style:family="paragraph" style:parent-style-name="_5f_Paragraphe_20_livret_20_réponse_20_élève" style:list-style-name="L3">
      <loext:graphic-properties draw:fill-hatch-name="hatch"/>
      <style:paragraph-properties fo:margin-top="0.101cm" fo:margin-bottom="0.101cm" style:contextual-spacing="false" fo:line-height="100%" fo:text-align="justify" style:justify-single-word="false" style:writing-mode="lr-tb">
        <style:tab-stops>
          <style:tab-stop style:position="2.48cm" style:type="center"/>
          <style:tab-stop style:position="2.91cm"/>
        </style:tab-stops>
      </style:paragraph-properties>
      <style:text-properties officeooo:rsid="028e71fb" officeooo:paragraph-rsid="028e71fb"/>
    </style:style>
    <style:style style:name="P187" style:family="paragraph" style:parent-style-name="_5f_Paragraphe_20_livret_20_réponse_20_élève" style:list-style-name="L4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style:font-name="Bitstream Vera Sans1" officeooo:paragraph-rsid="02918775"/>
    </style:style>
    <style:style style:name="P188" style:family="paragraph" style:parent-style-name="_5f_Paragraphe_20_livret_20_réponse_20_élève" style:list-style-name="L4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>
        <style:tab-stops>
          <style:tab-stop style:position="0.55cm"/>
          <style:tab-stop style:position="4.5cm" style:type="right" style:leader-style="dotted" style:leader-text="."/>
        </style:tab-stops>
      </style:paragraph-properties>
      <style:text-properties style:font-name="Bitstream Vera Sans1" officeooo:rsid="02935196" officeooo:paragraph-rsid="02935196"/>
    </style:style>
    <style:style style:name="P1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90" style:family="paragraph" style:parent-style-name="_5f_Paragraphe_5f_avec_5f_Num_5f_Question" style:list-style-name="_5f_Numérotation_20_des_20_exercices"/>
    <style:style style:name="P191" style:family="paragraph" style:parent-style-name="_5f_Premier_5f_Titre_5f_Exercices_5f_avec_5f_Num_5f_Exo_5f_sans_5f_Titre" style:master-page-name="_31__5f_5_5f_SERIE_5f_M_5f_GAUCHE_5f_ET_5f_DROITE_5f_2COL">
      <loext:graphic-properties draw:fill-hatch-name="hatch"/>
      <style:paragraph-properties fo:margin-top="0.101cm" fo:margin-bottom="0.101cm" style:contextual-spacing="false" style:page-number="auto"/>
      <style:text-properties officeooo:rsid="027ef575" officeooo:paragraph-rsid="027ef575"/>
    </style:style>
    <style:style style:name="P192" style:family="paragraph" style:parent-style-name="_5f_Titre_5f_Exercices_5f_avec_5f_Titre" style:list-style-name="_5f_Numérotation_20_des_20_exercices"/>
    <style:style style:name="P193" style:family="paragraph" style:parent-style-name="_5f_Titre_5f_Exercices_5f_sans_5f_Titre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282da7a"/>
    </style:style>
    <style:style style:name="P194" style:family="paragraph" style:parent-style-name="_5f_Titre_5f_Exercices_5f_sans_5f_Titre" style:list-style-name="">
      <loext:graphic-properties draw:fill-hatch-name="hatch"/>
      <style:paragraph-properties fo:margin-top="0.101cm" fo:margin-bottom="0.101cm" style:contextual-spacing="false"/>
      <style:text-properties officeooo:paragraph-rsid="0286d363"/>
    </style:style>
    <style:style style:name="P195" style:family="paragraph" style:parent-style-name="_5f_Titre_5f_Exercices_5f_sans_5f_Titre">
      <loext:graphic-properties draw:fill-hatch-name="hatch"/>
      <style:paragraph-properties fo:margin-top="0.101cm" fo:margin-bottom="0.101cm" style:contextual-spacing="false"/>
      <style:text-properties officeooo:paragraph-rsid="0286d363"/>
    </style:style>
    <style:style style:name="P196" style:family="paragraph">
      <style:paragraph-properties fo:text-align="center"/>
    </style:style>
    <style:style style:name="P19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98" style:family="paragraph">
      <loext:graphic-properties draw:fill="solid" draw:fill-color="#1ca2b8"/>
    </style:style>
    <style:style style:name="P199" style:family="paragraph">
      <loext:graphic-properties draw:fill="solid" draw:fill-color="#d7e12c"/>
    </style:style>
    <style:style style:name="P200" style:family="paragraph">
      <loext:graphic-properties draw:fill="solid" draw:fill-color="#7fb241"/>
    </style:style>
    <style:style style:name="P20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0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7" fo:font-weight="bold" officeooo:rsid="0246ec76"/>
    </style:style>
    <style:style style:name="T64" style:family="text">
      <style:text-properties fo:font-variant="small-caps" fo:color="#7fb241" loext:opacity="100%" style:font-name="Bitstream Vera Sans7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7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7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7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7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7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7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7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7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7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7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7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7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7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7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7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7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7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7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7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7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7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7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7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7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7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7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7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7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7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7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7" fo:font-size="9pt" officeooo:rsid="002414b2" fo:background-color="transparent" loext:char-shading-value="0"/>
    </style:style>
    <style:style style:name="T113" style:family="text">
      <style:text-properties fo:text-transform="uppercase" fo:color="#808080" loext:opacity="100%" style:font-name="Bitstream Vera Sans7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7" fo:font-size="9pt" officeooo:rsid="002ab73b" fo:background-color="transparent" loext:char-shading-value="0"/>
    </style:style>
    <style:style style:name="T115" style:family="text">
      <style:text-properties fo:text-transform="uppercase" fo:color="#808080" loext:opacity="100%" style:font-name="Bitstream Vera Sans7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7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7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7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7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7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7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7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7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7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7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7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7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7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7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7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7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7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7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7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7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7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7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7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7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7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7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7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7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7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7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7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7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7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7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7" fo:font-size="9pt" officeooo:rsid="02768590" fo:background-color="transparent" loext:char-shading-value="0"/>
    </style:style>
    <style:style style:name="T151" style:family="text">
      <style:text-properties fo:text-transform="uppercase" fo:color="#808080" loext:opacity="100%" style:font-name="Bitstream Vera Sans7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fo:text-transform="uppercase" fo:color="#808080" loext:opacity="100%" style:font-name="Bitstream Vera Sans7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3" style:family="text">
      <style:text-properties officeooo:rsid="0334a5be"/>
    </style:style>
    <style:style style:name="T154" style:family="text">
      <style:text-properties style:text-position="0% 100%"/>
    </style:style>
    <style:style style:name="T155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-asian="OpenSymbol1" style:font-style-asian="normal" style:font-name-complex="OpenSymbol1" style:font-style-complex="normal"/>
    </style:style>
    <style:style style:name="T157" style:family="text">
      <style:text-properties style:text-position="0% 100%" style:font-name="Bitstream Vera Sans2" fo:font-style="normal" style:font-name-asian="OpenSymbol1" style:font-style-asian="normal" style:font-name-complex="OpenSymbol1" style:font-style-complex="normal"/>
    </style:style>
    <style:style style:name="T158" style:family="text">
      <style:text-properties style:text-position="0% 100%" fo:font-style="normal" style:font-name-asian="OpenSymbol1" style:font-style-asian="normal" style:font-name-complex="OpenSymbol1" style:font-style-complex="normal"/>
    </style:style>
    <style:style style:name="T159" style:family="text">
      <style:text-properties style:text-position="0% 100%" officeooo:rsid="006ab89f" style:font-style-asian="normal" style:font-size-complex="10pt" style:font-style-complex="normal"/>
    </style:style>
    <style:style style:name="T160" style:family="text">
      <style:text-properties style:text-position="0% 100%" officeooo:rsid="004de76b"/>
    </style:style>
    <style:style style:name="T161" style:family="text">
      <style:text-properties style:text-position="0% 100%" style:font-name="Liberation Mono1" fo:font-size="10.5pt" fo:font-style="normal" fo:font-weight="normal" officeooo:rsid="006ab89f" style:font-size-asian="10.5pt" style:font-style-asian="normal" style:font-weight-asian="normal" style:font-size-complex="10pt" style:font-style-complex="normal" style:font-weight-complex="normal"/>
    </style:style>
    <style:style style:name="T162" style:family="text">
      <style:text-properties officeooo:rsid="0160d7ef"/>
    </style:style>
    <style:style style:name="T163" style:family="text">
      <style:text-properties officeooo:rsid="0072f07f"/>
    </style:style>
    <style:style style:name="T164" style:family="text">
      <style:text-properties officeooo:rsid="0268e0aa"/>
    </style:style>
    <style:style style:name="T165" style:family="text">
      <style:text-properties officeooo:rsid="026ec296"/>
    </style:style>
    <style:style style:name="T166" style:family="text">
      <style:text-properties officeooo:rsid="0272f9e5"/>
    </style:style>
    <style:style style:name="T167" style:family="text">
      <style:text-properties officeooo:rsid="02757f12"/>
    </style:style>
    <style:style style:name="T168" style:family="text">
      <style:text-properties officeooo:rsid="02735980"/>
    </style:style>
    <style:style style:name="T169" style:family="text">
      <style:text-properties officeooo:rsid="01b6dc57"/>
    </style:style>
    <style:style style:name="T170" style:family="text">
      <style:text-properties officeooo:rsid="00b5d2d1"/>
    </style:style>
    <style:style style:name="T171" style:family="text">
      <style:text-properties officeooo:rsid="015f088a"/>
    </style:style>
    <style:style style:name="T172" style:family="text">
      <style:text-properties officeooo:rsid="01f8729d"/>
    </style:style>
    <style:style style:name="T173" style:family="text">
      <style:text-properties officeooo:rsid="010c4d3a"/>
    </style:style>
    <style:style style:name="T174" style:family="text">
      <style:text-properties fo:font-size="16pt" style:font-size-asian="16pt" style:font-size-complex="16pt"/>
    </style:style>
    <style:style style:name="T175" style:family="text">
      <style:text-properties officeooo:rsid="00b6801f"/>
    </style:style>
    <style:style style:name="T176" style:family="text">
      <style:text-properties officeooo:rsid="016f3374"/>
    </style:style>
    <style:style style:name="T177" style:family="text">
      <style:text-properties officeooo:rsid="014407b5"/>
    </style:style>
    <style:style style:name="T178" style:family="text">
      <style:text-properties officeooo:rsid="002414b2"/>
    </style:style>
    <style:style style:name="T179" style:family="text">
      <style:text-properties officeooo:rsid="002ab73b"/>
    </style:style>
    <style:style style:name="T180" style:family="text">
      <style:text-properties officeooo:rsid="008d016c"/>
    </style:style>
    <style:style style:name="T181" style:family="text">
      <style:text-properties officeooo:rsid="009e3fdd"/>
    </style:style>
    <style:style style:name="T182" style:family="text">
      <style:text-properties officeooo:rsid="00a4cf55"/>
    </style:style>
    <style:style style:name="T183" style:family="text">
      <style:text-properties officeooo:rsid="005a3fa8"/>
    </style:style>
    <style:style style:name="T184" style:family="text">
      <style:text-properties officeooo:rsid="00415f3a"/>
    </style:style>
    <style:style style:name="T185" style:family="text">
      <style:text-properties officeooo:rsid="00386ebd"/>
    </style:style>
    <style:style style:name="T18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8" style:family="text">
      <style:text-properties officeooo:rsid="00a59a60"/>
    </style:style>
    <style:style style:name="T189" style:family="text">
      <style:text-properties officeooo:rsid="01fe03f2"/>
    </style:style>
    <style:style style:name="T190" style:family="text">
      <style:text-properties officeooo:rsid="0096b4e2"/>
    </style:style>
    <style:style style:name="T191" style:family="text">
      <style:text-properties officeooo:rsid="0032e83a"/>
    </style:style>
    <style:style style:name="T192" style:family="text">
      <style:text-properties officeooo:rsid="002b33ed"/>
    </style:style>
    <style:style style:name="T193" style:family="text">
      <style:text-properties officeooo:rsid="00a59037"/>
    </style:style>
    <style:style style:name="T194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95" style:family="text">
      <style:text-properties style:font-name="Bitstream Vera Sans2" fo:font-style="normal" style:font-name-asian="OpenSymbol1" style:font-style-asian="normal" style:font-name-complex="OpenSymbol1" style:font-style-complex="normal"/>
    </style:style>
    <style:style style:name="T196" style:family="text">
      <style:text-properties style:font-name="Bitstream Vera Sans2" fo:letter-spacing="-0.007cm" fo:font-style="normal" officeooo:rsid="028aa885" fo:background-color="#ffff00" loext:char-shading-value="0" style:font-name-asian="OpenSymbol1" style:font-style-asian="normal" style:font-name-complex="OpenSymbol1" style:font-style-complex="normal"/>
    </style:style>
    <style:style style:name="T197" style:family="text">
      <style:text-properties fo:font-size="11pt" style:font-size-asian="11pt" style:font-size-complex="11pt"/>
    </style:style>
    <style:style style:name="T198" style:family="text">
      <style:text-properties style:text-position="super 58%"/>
    </style:style>
    <style:style style:name="T199" style:family="text">
      <style:text-properties style:text-position="super 58%" style:font-name="Bitstream Vera Sans2" fo:font-style="normal" style:font-style-asian="normal" style:font-style-complex="normal"/>
    </style:style>
    <style:style style:name="T200" style:family="text">
      <style:text-properties style:text-position="super 58%" officeooo:rsid="027fe138" style:font-size-complex="9pt"/>
    </style:style>
    <style:style style:name="T201" style:family="text">
      <style:text-properties style:text-position="super 58%" officeooo:rsid="027fe138"/>
    </style:style>
    <style:style style:name="T202" style:family="text">
      <style:text-properties style:text-position="super 58%" fo:font-style="normal" officeooo:rsid="027fe138" style:font-style-asian="normal" style:font-size-complex="9pt" style:font-style-complex="normal"/>
    </style:style>
    <style:style style:name="T203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204" style:family="text">
      <style:text-properties fo:color="#000000" loext:opacity="100%"/>
    </style:style>
    <style:style style:name="T205" style:family="text">
      <style:text-properties fo:color="#000000" loext:opacity="100%" fo:font-weight="normal" officeooo:rsid="027fe138" style:font-weight-asian="normal" style:font-weight-complex="normal"/>
    </style:style>
    <style:style style:name="T206" style:family="text">
      <style:text-properties fo:color="#000000" loext:opacity="100%" fo:font-weight="normal" officeooo:rsid="00506fd3" style:font-style-asian="normal" style:font-weight-asian="normal" style:font-size-complex="10pt" style:font-style-complex="normal" style:font-weight-complex="normal"/>
    </style:style>
    <style:style style:name="T207" style:family="text">
      <style:text-properties fo:color="#000000" loext:opacity="100%" style:font-name="Bitstream Vera Sans2" fo:font-style="normal" fo:font-weight="normal" officeooo:rsid="027fe138" style:font-name-asian="OpenSymbol1" style:font-style-asian="normal" style:font-weight-asian="normal" style:font-name-complex="OpenSymbol1" style:font-style-complex="normal" style:font-weight-complex="normal"/>
    </style:style>
    <style:style style:name="T208" style:family="text">
      <style:text-properties fo:color="#000000" loext:opacity="100%" style:font-name="Bitstream Vera Sans2" fo:font-style="normal" fo:font-weight="normal" officeooo:rsid="004fbefa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209" style:family="text">
      <style:text-properties fo:color="#000000" loext:opacity="100%" style:font-name="Bitstream Vera Sans2" fo:font-style="normal" style:font-style-asian="normal" style:font-style-complex="normal"/>
    </style:style>
    <style:style style:name="T210" style:family="text">
      <style:text-properties fo:color="#000000" loext:opacity="100%" style:font-style-asian="normal" style:font-style-complex="normal"/>
    </style:style>
    <style:style style:name="T211" style:family="text">
      <style:text-properties fo:color="#000000" loext:opacity="100%" officeooo:rsid="02892697" style:font-style-asian="normal" style:font-style-complex="normal"/>
    </style:style>
    <style:style style:name="T212" style:family="text">
      <style:text-properties fo:color="#000000" loext:opacity="100%" fo:background-color="#ffff00" loext:char-shading-value="0"/>
    </style:style>
    <style:style style:name="T213" style:family="text">
      <style:text-properties fo:color="#000000" loext:opacity="100%" officeooo:rsid="029fcea4" fo:background-color="#ffff00" loext:char-shading-value="0" style:font-size-asian="10pt" style:font-style-asian="normal" style:font-size-complex="10pt" style:font-style-complex="normal"/>
    </style:style>
    <style:style style:name="T214" style:family="text">
      <style:text-properties fo:color="#000000" loext:opacity="100%" style:font-name="Bitstream Vera Sans6" fo:font-size="10pt" fo:font-style="normal" officeooo:rsid="02892697" fo:background-color="transparent" loext:char-shading-value="0" style:font-style-asian="normal" style:font-style-complex="normal"/>
    </style:style>
    <style:style style:name="T215" style:family="text">
      <style:text-properties fo:color="#000000" loext:opacity="100%" style:font-name="Bitstream Vera Sans6" fo:font-size="10pt" fo:font-style="normal" officeooo:rsid="02892697" fo:background-color="#ffff00" loext:char-shading-value="0" style:font-style-asian="normal" style:font-style-complex="normal"/>
    </style:style>
    <style:style style:name="T216" style:family="text">
      <style:text-properties fo:color="#000000" loext:opacity="100%" style:font-name="OpenSymbol1" fo:font-style="normal" style:font-style-asian="normal" style:font-style-complex="normal"/>
    </style:style>
    <style:style style:name="T217" style:family="text">
      <style:text-properties fo:color="#000000" loext:opacity="100%" officeooo:rsid="0290d651" style:font-size-asian="10pt" style:font-style-asian="normal" style:font-size-complex="10pt" style:font-style-complex="normal"/>
    </style:style>
    <style:style style:name="T218" style:family="text">
      <style:text-properties fo:color="#000000" loext:opacity="100%" officeooo:rsid="00469dcf" style:font-size-asian="10pt" style:font-style-asian="normal" style:font-size-complex="10pt" style:font-style-complex="normal"/>
    </style:style>
    <style:style style:name="T219" style:family="text">
      <style:text-properties fo:color="#000000" loext:opacity="100%" officeooo:rsid="029fcea4" style:font-size-asian="10pt" style:font-style-asian="normal" style:font-size-complex="10pt" style:font-style-complex="normal"/>
    </style:style>
    <style:style style:name="T220" style:family="text">
      <style:text-properties fo:color="#000000" loext:opacity="100%" officeooo:rsid="02a198e2" style:font-size-asian="10pt" style:font-style-asian="normal" style:font-size-complex="10pt" style:font-style-complex="normal"/>
    </style:style>
    <style:style style:name="T221" style:family="text">
      <style:text-properties fo:color="#000000" loext:opacity="100%" style:text-position="super 58%" style:font-name="Bitstream Vera Sans7" fo:font-size="10pt" fo:font-weight="normal" officeooo:rsid="007d19e7" style:font-size-asian="10.5pt" style:font-style-asian="normal" style:font-weight-asian="normal" style:font-size-complex="10pt" style:font-style-complex="normal" style:font-weight-complex="normal"/>
    </style:style>
    <style:style style:name="T222" style:family="text">
      <style:text-properties fo:color="#000000" loext:opacity="100%" style:text-position="super 58%" style:font-name="Bitstream Vera Sans7" fo:font-size="10pt" fo:font-weight="normal" officeooo:rsid="007d19e7" style:font-size-asian="10.5pt" style:font-style-asian="normal" style:font-style-complex="normal"/>
    </style:style>
    <style:style style:name="T223" style:family="text">
      <style:text-properties fo:color="#000000" loext:opacity="100%" style:text-position="super 58%" style:font-name="Bitstream Vera Sans7" fo:font-size="10pt" fo:font-weight="normal" officeooo:rsid="007d19e7" style:font-size-asian="10.5pt"/>
    </style:style>
    <style:style style:name="T224" style:family="text">
      <style:text-properties fo:color="#000000" loext:opacity="100%" style:text-position="0% 100%" style:font-name="OpenSymbol1" fo:font-size="11pt" fo:font-style="normal" style:font-name-asian="OpenSymbol1" style:font-size-asian="11pt" style:font-style-asian="normal" style:font-name-complex="OpenSymbol1" style:font-size-complex="11pt" style:font-style-complex="normal"/>
    </style:style>
    <style:style style:name="T225" style:family="text">
      <style:text-properties fo:color="#000000" loext:opacity="100%" style:text-position="0% 100%" style:font-name="OpenSymbol1" fo:font-size="11pt" fo:font-style="normal" officeooo:rsid="028bdb44" style:font-name-asian="OpenSymbol1" style:font-size-asian="11pt" style:font-style-asian="normal" style:font-name-complex="OpenSymbol1" style:font-size-complex="11pt" style:font-style-complex="normal"/>
    </style:style>
    <style:style style:name="T226" style:family="text">
      <style:text-properties fo:color="#000000" loext:opacity="100%" style:text-position="0% 100%" fo:font-style="normal" style:font-name-asian="OpenSymbol1" style:font-size-asian="11pt" style:font-style-asian="normal" style:font-name-complex="OpenSymbol1" style:font-size-complex="11pt" style:font-style-complex="normal"/>
    </style:style>
    <style:style style:name="T227" style:family="text">
      <style:text-properties fo:color="#000000" loext:opacity="100%" style:text-position="0% 100%" fo:font-style="normal" officeooo:rsid="028bdb44" style:font-name-asian="OpenSymbol1" style:font-style-asian="normal" style:font-name-complex="OpenSymbol1" style:font-style-complex="normal"/>
    </style:style>
    <style:style style:name="T228" style:family="text">
      <style:text-properties fo:color="#000000" loext:opacity="100%" style:text-position="0% 100%" style:font-name="Bitstream Vera Sans6" fo:font-size="10pt" fo:font-style="normal" officeooo:rsid="028bdb44" fo:background-color="#ffff00" loext:char-shading-value="0" style:font-name-asian="OpenSymbol1" style:font-style-asian="normal" style:font-name-complex="OpenSymbol1" style:font-style-complex="normal"/>
    </style:style>
    <style:style style:name="T229" style:family="text">
      <style:text-properties fo:color="#000000" loext:opacity="100%" style:text-position="0% 100%" style:font-name="Bitstream Vera Sans6" fo:font-size="10pt" fo:font-style="normal" officeooo:rsid="02aadbb1" fo:background-color="#ffff00" loext:char-shading-value="0" style:font-name-asian="OpenSymbol1" style:font-style-asian="normal" style:font-name-complex="OpenSymbol1" style:font-style-complex="normal"/>
    </style:style>
    <style:style style:name="T230" style:family="text">
      <style:text-properties fo:color="#000000" loext:opacity="100%" style:text-position="0% 100%" style:font-name="Bitstream Vera Sans2" fo:font-style="normal" officeooo:rsid="028bdb44" fo:background-color="#ffff00" loext:char-shading-value="0" style:font-name-asian="OpenSymbol1" style:font-style-asian="normal" style:font-name-complex="OpenSymbol1" style:font-style-complex="normal"/>
    </style:style>
    <style:style style:name="T231" style:family="text">
      <style:text-properties fo:color="#000000" loext:opacity="100%" style:text-position="0% 100%" style:font-name="Liberation Mono2" fo:font-size="10.5pt" fo:font-style="normal" fo:font-weight="normal" officeooo:rsid="02aadbb1" fo:background-color="#ffff00" loext:char-shading-value="0" style:font-name-asian="OpenSymbol1" style:font-size-asian="10.5pt" style:font-style-asian="normal" style:font-weight-asian="normal" style:font-name-complex="OpenSymbol1" style:font-size-complex="11pt" style:font-style-complex="normal"/>
    </style:style>
    <style:style style:name="T232" style:family="text">
      <style:text-properties fo:color="#000000" loext:opacity="100%" style:text-position="0% 100%" fo:font-weight="normal" officeooo:rsid="00506fd3" style:font-style-asian="normal" style:font-weight-asian="normal" style:font-size-complex="10pt" style:font-style-complex="normal" style:font-weight-complex="normal"/>
    </style:style>
    <style:style style:name="T233" style:family="text">
      <style:text-properties fo:color="#000000" loext:opacity="100%" style:text-position="0% 100%" fo:font-weight="normal" officeooo:rsid="006ab89f" style:font-style-asian="normal" style:font-weight-asian="normal" style:font-size-complex="10pt" style:font-style-complex="normal" style:font-weight-complex="normal"/>
    </style:style>
    <style:style style:name="T234" style:family="text">
      <style:text-properties fo:color="#000000" loext:opacity="100%" style:text-position="0% 100%" fo:font-weight="normal" officeooo:rsid="0064e176" style:font-style-asian="normal" style:font-weight-asian="normal" style:font-size-complex="10pt" style:font-style-complex="normal" style:font-weight-complex="normal"/>
    </style:style>
    <style:style style:name="T235" style:family="text">
      <style:text-properties fo:color="#000000" loext:opacity="100%" style:text-position="0% 100%" fo:font-weight="normal" officeooo:rsid="004de76b" style:font-style-asian="normal" style:font-weight-asian="normal" style:font-size-complex="10pt" style:font-style-complex="normal" style:font-weight-complex="normal"/>
    </style:style>
    <style:style style:name="T236" style:family="text">
      <style:text-properties fo:color="#000000" loext:opacity="100%" style:text-position="0% 100%" fo:font-weight="normal" officeooo:rsid="004fbefa" style:font-style-asian="normal" style:font-weight-asian="normal" style:font-size-complex="10pt" style:font-style-complex="normal" style:font-weight-complex="normal"/>
    </style:style>
    <style:style style:name="T237" style:family="text">
      <style:text-properties fo:color="#000000" loext:opacity="100%" style:text-position="0% 100%" fo:font-weight="normal" officeooo:rsid="005b0353" style:font-size-asian="10.5pt" style:font-style-asian="normal" style:font-weight-asian="normal" style:font-size-complex="10pt" style:font-style-complex="normal" style:font-weight-complex="normal" loext:shadow="none"/>
    </style:style>
    <style:style style:name="T238" style:family="text">
      <style:text-properties fo:color="#000000" loext:opacity="100%" style:text-position="0% 100%" fo:font-weight="normal" officeooo:rsid="005da7be" style:font-size-asian="10.5pt" style:font-style-asian="normal" style:font-weight-asian="normal" style:font-size-complex="10pt" style:font-style-complex="normal" style:font-weight-complex="normal" loext:shadow="none"/>
    </style:style>
    <style:style style:name="T239" style:family="text">
      <style:text-properties fo:color="#000000" loext:opacity="100%" style:text-position="0% 100%" fo:font-weight="normal" officeooo:rsid="02a36881" fo:background-color="#ffff00" loext:char-shading-value="0" style:font-style-asian="normal" style:font-weight-asian="normal" style:font-size-complex="10pt" style:font-style-complex="normal" style:font-weight-complex="normal"/>
    </style:style>
    <style:style style:name="T240" style:family="text">
      <style:text-properties fo:color="#000000" loext:opacity="100%" style:text-position="0% 100%" fo:font-weight="normal" officeooo:rsid="004fbefa" fo:background-color="#ffff00" loext:char-shading-value="0" style:font-style-asian="normal" style:font-weight-asian="normal" style:font-size-complex="10pt" style:font-style-complex="normal" style:font-weight-complex="normal"/>
    </style:style>
    <style:style style:name="T241" style:family="text">
      <style:text-properties fo:color="#000000" loext:opacity="100%" style:text-position="0% 100%" fo:font-weight="normal" officeooo:rsid="02a198e2" fo:background-color="#ffff00" loext:char-shading-value="0" style:font-style-asian="normal" style:font-weight-asian="normal" style:font-size-complex="10pt" style:font-style-complex="normal" style:font-weight-complex="normal"/>
    </style:style>
    <style:style style:name="T242" style:family="text">
      <style:text-properties fo:color="#000000" loext:opacity="100%" style:text-position="0% 100%" fo:font-weight="normal" officeooo:rsid="02a61dd8" fo:background-color="#ffff00" loext:char-shading-value="0" style:font-weight-asian="normal" style:font-weight-complex="normal" loext:shadow="none"/>
    </style:style>
    <style:style style:name="T243" style:family="text">
      <style:text-properties fo:color="#000000" loext:opacity="100%" style:text-position="0% 100%" fo:font-weight="normal" officeooo:rsid="02a74b28" fo:background-color="#ffff00" loext:char-shading-value="0" style:font-weight-asian="normal" style:font-weight-complex="normal" loext:shadow="none"/>
    </style:style>
    <style:style style:name="T244" style:family="text">
      <style:text-properties fo:color="#000000" loext:opacity="100%" style:text-position="0% 100%" fo:font-weight="normal" officeooo:rsid="02ab3d23" fo:background-color="#ffff00" loext:char-shading-value="0" style:font-weight-asian="normal" style:font-weight-complex="normal" loext:shadow="none"/>
    </style:style>
    <style:style style:name="T245" style:family="text">
      <style:text-properties fo:color="#000000" loext:opacity="100%" style:text-position="0% 100%" fo:font-weight="normal" officeooo:rsid="007c544e" style:font-weight-asian="normal" style:font-weight-complex="normal" loext:shadow="none"/>
    </style:style>
    <style:style style:name="T246" style:family="text">
      <style:text-properties fo:color="#000000" loext:opacity="100%" style:text-position="0% 100%" fo:font-weight="normal" officeooo:rsid="006ab89f" style:font-weight-asian="normal" style:font-weight-complex="normal" loext:shadow="none"/>
    </style:style>
    <style:style style:name="T247" style:family="text">
      <style:text-properties fo:color="#000000" loext:opacity="100%" style:text-position="0% 100%" officeooo:rsid="005da7be" style:font-style-asian="normal" style:font-style-complex="normal"/>
    </style:style>
    <style:style style:name="T248" style:family="text">
      <style:text-properties fo:color="#000000" loext:opacity="100%" style:text-position="0% 100%" officeooo:rsid="0064ebb7" style:font-style-asian="normal" style:font-style-complex="normal"/>
    </style:style>
    <style:style style:name="T249" style:family="text">
      <style:text-properties fo:color="#000000" loext:opacity="100%" style:text-position="0% 100%" officeooo:rsid="006ab89f" style:font-style-asian="normal" style:font-style-complex="normal"/>
    </style:style>
    <style:style style:name="T250" style:family="text">
      <style:text-properties fo:color="#000000" loext:opacity="100%" style:text-position="0% 100%" style:font-name="Bitstream Vera Sans7" fo:font-size="10pt" fo:font-style="normal" fo:font-weight="normal" officeooo:rsid="02a52cc1" fo:background-color="#ffff00" loext:char-shading-value="0" style:font-size-asian="10.5pt" style:font-style-asian="normal" style:font-weight-asian="normal" style:font-size-complex="10pt" style:font-style-complex="normal" style:font-weight-complex="normal" loext:shadow="none"/>
    </style:style>
    <style:style style:name="T251" style:family="text">
      <style:text-properties fo:color="#000000" loext:opacity="100%" style:text-position="0% 100%" style:font-name="Bitstream Vera Sans7" fo:font-size="10pt" fo:font-weight="normal" officeooo:rsid="007c544e" style:font-size-asian="10.5pt" style:font-style-asian="normal" style:font-weight-asian="normal" style:font-size-complex="10pt" style:font-style-complex="normal" style:font-weight-complex="normal" loext:shadow="none"/>
    </style:style>
    <style:style style:name="T252" style:family="text">
      <style:text-properties fo:color="#000000" loext:opacity="100%" style:font-name="Bitstream Vera Sans7" fo:font-size="10pt" officeooo:rsid="02935196" fo:background-color="#ffff00" loext:char-shading-value="0"/>
    </style:style>
    <style:style style:name="T253" style:family="text">
      <style:text-properties fo:color="#000000" loext:opacity="100%" style:font-name="Bitstream Vera Sans1" officeooo:rsid="00469dcf" style:font-size-asian="10pt" style:font-style-asian="normal" style:font-size-complex="10pt" style:font-style-complex="normal"/>
    </style:style>
    <style:style style:name="T254" style:family="text">
      <style:text-properties fo:color="#000000" loext:opacity="100%" style:font-name="Bitstream Vera Sans1" fo:font-style="normal" officeooo:rsid="02935196" style:font-size-asian="10pt" style:font-style-asian="normal" style:font-size-complex="10pt" style:font-style-complex="normal"/>
    </style:style>
    <style:style style:name="T255" style:family="text">
      <style:text-properties fo:color="#000000" loext:opacity="100%" style:font-name="Bitstream Vera Sans1" fo:font-style="normal" officeooo:rsid="00469dcf" style:font-size-asian="10pt" style:font-style-asian="normal" style:font-size-complex="10pt" style:font-style-complex="normal"/>
    </style:style>
    <style:style style:name="T256" style:family="text">
      <style:text-properties fo:color="#000000" loext:opacity="100%" style:font-name="Bitstream Vera Sans1" fo:font-style="normal" officeooo:rsid="02935196" fo:background-color="#ffff00" loext:char-shading-value="0" style:font-size-asian="10pt" style:font-style-asian="normal" style:font-size-complex="10pt" style:font-style-complex="normal"/>
    </style:style>
    <style:style style:name="T257" style:family="text">
      <style:text-properties fo:color="#000000" loext:opacity="100%" fo:font-style="normal" officeooo:rsid="00567083" style:font-style-asian="normal" style:font-style-complex="normal"/>
    </style:style>
    <style:style style:name="T258" style:family="text">
      <style:text-properties fo:color="#000000" loext:opacity="100%" fo:font-style="italic" officeooo:rsid="00567083" style:font-style-asian="italic" style:font-style-complex="italic"/>
    </style:style>
    <style:style style:name="T259" style:family="text">
      <style:text-properties officeooo:rsid="027fe138" style:font-style-asian="normal" style:font-size-complex="9pt" style:font-style-complex="normal"/>
    </style:style>
    <style:style style:name="T260" style:family="text">
      <style:text-properties fo:background-color="#ffff00" loext:char-shading-value="0"/>
    </style:style>
    <style:style style:name="T261" style:family="text">
      <style:text-properties officeooo:rsid="0286d363" fo:background-color="#ffff00" loext:char-shading-value="0"/>
    </style:style>
    <style:style style:name="T262" style:family="text">
      <style:text-properties officeooo:rsid="02935196" fo:background-color="#ffff00" loext:char-shading-value="0"/>
    </style:style>
    <style:style style:name="T263" style:family="text">
      <style:text-properties officeooo:rsid="028bdb44" fo:background-color="#ffff00" loext:char-shading-value="0"/>
    </style:style>
    <style:style style:name="T264" style:family="text">
      <style:text-properties officeooo:rsid="0286d363"/>
    </style:style>
    <style:style style:name="T265" style:family="text">
      <style:text-properties officeooo:rsid="029b6133" style:font-size-asian="10pt" style:font-style-asian="normal" style:font-size-complex="10pt" style:font-style-complex="normal"/>
    </style:style>
    <style:style style:name="T266" style:family="text">
      <style:text-properties officeooo:rsid="0286d363" fo:background-color="transparent" loext:char-shading-value="0"/>
    </style:style>
    <style:style style:name="T267" style:family="text">
      <style:text-properties officeooo:rsid="02892697"/>
    </style:style>
    <style:style style:name="T268" style:family="text">
      <style:text-properties fo:letter-spacing="-0.007cm"/>
    </style:style>
    <style:style style:name="T269" style:family="text">
      <style:text-properties fo:letter-spacing="-0.007cm" officeooo:rsid="028aa885" fo:background-color="#ffff00" loext:char-shading-value="0"/>
    </style:style>
    <style:style style:name="T270" style:family="text">
      <style:text-properties fo:letter-spacing="-0.007cm" officeooo:rsid="027fe138" style:font-size-complex="9pt"/>
    </style:style>
    <style:style style:name="T271" style:family="text">
      <style:text-properties fo:letter-spacing="-0.007cm" fo:font-style="normal" officeooo:rsid="027fe138" style:font-style-asian="normal" style:font-size-complex="9pt" style:font-style-complex="normal"/>
    </style:style>
    <style:style style:name="T272" style:family="text">
      <style:text-properties fo:letter-spacing="-0.025cm" fo:font-style="normal" officeooo:rsid="028aa885" style:font-name-asian="OpenSymbol1" style:font-style-asian="normal" style:font-name-complex="OpenSymbol1" style:font-style-complex="normal"/>
    </style:style>
    <style:style style:name="T273" style:family="text">
      <style:text-properties fo:letter-spacing="-0.025cm" fo:font-style="normal" style:text-underline-style="none" officeooo:rsid="028aa885" style:font-name-asian="OpenSymbol1" style:font-style-asian="normal" style:font-name-complex="OpenSymbol1" style:font-style-complex="normal"/>
    </style:style>
    <style:style style:name="T274" style:family="text">
      <style:text-properties fo:font-size="10pt" style:font-size-asian="10pt" style:font-size-complex="10pt"/>
    </style:style>
    <style:style style:name="T275" style:family="text">
      <style:text-properties fo:font-size="10pt" officeooo:rsid="02935196" fo:background-color="#ffff00" loext:char-shading-value="0" style:font-size-asian="10pt" style:font-size-complex="10pt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font-style="normal" officeooo:rsid="00567083" style:font-style-asian="normal" style:font-style-complex="normal"/>
    </style:style>
    <style:style style:name="T278" style:family="text">
      <style:text-properties fo:font-style="normal" officeooo:rsid="02935196" style:font-style-asian="normal" style:font-style-complex="normal"/>
    </style:style>
    <style:style style:name="T279" style:family="text">
      <style:text-properties fo:font-style="normal" officeooo:rsid="027fe138" style:font-style-asian="normal" style:font-size-complex="9pt" style:font-style-complex="normal"/>
    </style:style>
    <style:style style:name="T280" style:family="text">
      <style:text-properties fo:font-style="normal" officeooo:rsid="02935196" style:font-style-asian="normal" style:font-size-complex="10pt" style:font-style-complex="normal"/>
    </style:style>
    <style:style style:name="T281" style:family="text">
      <style:text-properties fo:font-style="normal" officeooo:rsid="004ebf93"/>
    </style:style>
    <style:style style:name="T282" style:family="text">
      <style:text-properties fo:font-style="normal" officeooo:rsid="0056fb71"/>
    </style:style>
    <style:style style:name="T283" style:family="text">
      <style:text-properties fo:font-style="normal" fo:font-weight="normal" officeooo:rsid="02935196" style:font-style-asian="normal" style:font-size-complex="10pt" style:font-style-complex="normal"/>
    </style:style>
    <style:style style:name="T284" style:family="text">
      <style:text-properties fo:font-style="normal" fo:font-weight="normal" style:font-style-asian="normal" style:font-weight-asian="normal"/>
    </style:style>
    <style:style style:name="T285" style:family="text">
      <style:text-properties fo:font-style="normal" fo:font-weight="normal" officeooo:rsid="02ab3d23" style:font-style-asian="normal" style:font-weight-asian="normal"/>
    </style:style>
    <style:style style:name="T286" style:family="text">
      <style:text-properties officeooo:rsid="004de76b"/>
    </style:style>
    <style:style style:name="T287" style:family="text">
      <style:text-properties fo:font-size="12pt" officeooo:rsid="004ebf93" style:font-size-asian="12pt" style:font-style-asian="italic" style:font-size-complex="12pt" style:font-style-complex="italic"/>
    </style:style>
    <style:style style:name="T288" style:family="text">
      <style:text-properties officeooo:rsid="00596eb7"/>
    </style:style>
    <style:style style:name="T289" style:family="text">
      <style:text-properties style:font-name="Liberation Mono1" fo:font-size="10.5pt" fo:font-style="normal" fo:font-weight="normal" style:font-size-asian="10.5pt" style:font-style-asian="normal" style:font-weight-asian="normal"/>
    </style:style>
    <style:style style:name="T290" style:family="text">
      <style:text-properties fo:color="#e8c32a" loext:opacity="100%" style:text-position="0% 100%" officeooo:rsid="006ab89f" style:font-style-asian="normal" style:font-size-complex="10pt" style:font-style-complex="normal"/>
    </style:style>
    <style:style style:name="T291" style:family="text">
      <style:text-properties fo:color="#e8c32a" loext:opacity="100%" style:text-position="0% 100%" style:font-name="Bitstream Vera Sans7" fo:font-size="10pt" fo:font-weight="bold" officeooo:rsid="006ab89f" style:font-size-asian="10.5pt" style:font-style-asian="normal" style:font-weight-asian="bold" style:font-size-complex="10pt" style:font-style-complex="normal" style:font-weight-complex="normal" loext:shadow="none"/>
    </style:style>
    <style:style style:name="T292" style:family="text">
      <style:text-properties fo:color="#e8c32a" loext:opacity="100%" style:text-position="0% 100%" style:font-name="Bitstream Vera Sans7" fo:font-size="10pt" fo:font-weight="bold" officeooo:rsid="007c544e" style:font-size-asian="10.5pt" style:font-style-asian="normal" style:font-weight-asian="bold" style:font-size-complex="10pt" style:font-style-complex="normal" style:font-weight-complex="normal" loext:shadow="none"/>
    </style:style>
    <style:style style:name="T293" style:family="text">
      <style:text-properties officeooo:rsid="027fe138" style:font-size-complex="9pt"/>
    </style:style>
    <style:style style:name="T294" style:family="text">
      <style:text-properties officeooo:rsid="027fe138"/>
    </style:style>
    <style:style style:name="T295" style:family="text">
      <style:text-properties officeooo:rsid="028bdb44"/>
    </style:style>
    <style:style style:name="T296" style:family="text">
      <style:text-properties officeooo:rsid="028cba95"/>
    </style:style>
    <style:style style:name="T297" style:family="text"/>
    <style:style style:name="T29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29369*" fo:start-indent="0cm" fo:end-indent="0.423cm"/>
          <style:column style:rel-width="36166*" fo:start-indent="0.423cm" fo:end-indent="0cm"/>
        </style:columns>
      </style:section-properties>
    </style:style>
    <style:style style:name="Sect6" style:family="section">
      <style:section-properties text:dont-balance-text-columns="false" fo:margin-left="0cm" fo:margin-right="0.03cm" style:editable="false">
        <style:columns fo:column-count="2">
          <style:column style:rel-width="2584*" fo:start-indent="0cm" fo:end-indent="0.233cm"/>
          <style:column style:rel-width="2587*" fo:start-indent="0.233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_5f_Numéros_20_second_20_exercice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_5f_Numéros_20_second_20_exercice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_5f_Numéros_20_second_20_exercice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_5f_Numéros_20_second_20_exercice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_5f_Numéros_20_second_20_exercice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_5f_Numéros_20_second_20_exercice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_5f_Numéros_20_second_20_exercice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_5f_Numéros_20_second_20_exercice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_5f_Numéros_20_second_20_exercice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92" draw:name="Shape8_0" draw:style-name="gr9" draw:text-style-name="P197" svg:width="2.703cm" svg:height="0.715cm" draw:transform="rotate (0.0872664625997165) translate (1.32644444444444cm 1.21884722222222cm)">
        <draw:text-box>
          <text:p text:style-name="P196"><text:span text:style-name="T298">Série 1</text:span></text:p>
        </draw:text-box>
      </draw:frame>
      <text:section text:style-name="Sect1" text:name="Section11">
        <text:section text:style-name="Sect2" text:name="Section12">
          <text:section text:style-name="Sect2" text:name="Section13">
            <text:list xml:id="list672574893" text:style-name="_5f_Numérotation_20_des_20_exercices">
              <text:list-item>
                <text:h text:style-name="P191" text:outline-level="1">Complète le tableau</text:h>
              </text:list-item>
            </text:list>
            <table:table table:name="Tableau1" table:style-name="Tableau1">
              <table:table-column table:style-name="Tableau1.A"/>
              <table:table-column table:style-name="Tableau1.B" table:number-columns-repeated="6"/>
              <table:table-row>
                <table:table-cell table:style-name="Tableau1.A1" office:value-type="string">
                  <text:p text:style-name="P123">Nombre</text:p>
                </table:table-cell>
                <table:table-cell table:style-name="Tableau1.B1" office:value-type="string">
                  <text:p text:style-name="P112">1</text:p>
                </table:table-cell>
                <table:table-cell table:style-name="Tableau1.C1" office:value-type="string">
                  <text:p text:style-name="P112">6</text:p>
                </table:table-cell>
                <table:table-cell table:style-name="Tableau1.D1" office:value-type="string">
                  <text:p text:style-name="P112">0,3</text:p>
                </table:table-cell>
                <table:table-cell table:style-name="Tableau1.E1" office:value-type="string">
                  <text:p text:style-name="P111"><text:span text:style-name="T194">─</text:span><text:span text:style-name="T195">2</text:span></text:p>
                </table:table-cell>
                <table:table-cell table:style-name="Tableau1.F1" office:value-type="string">
                  <text:p text:style-name="P112"><draw:frame draw:style-name="fr6" draw:name="Objet7" text:anchor-type="as-char" svg:width="0.462cm" svg:height="0.781cm" draw:z-index="32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    </table:table-cell>
                <table:table-cell table:style-name="Tableau1.G1" office:value-type="string">
                  <text:p text:style-name="P112"><draw:frame draw:style-name="fr6" draw:name="Objet9" text:anchor-type="as-char" svg:width="0.783cm" svg:height="0.781cm" draw:z-index="32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  </table:table-cell>
              </table:table-row>
              <table:table-row>
                <table:table-cell table:style-name="Tableau1.A2" office:value-type="string">
                  <text:p text:style-name="P123">Carré</text:p>
                </table:table-cell>
                <table:table-cell table:style-name="Tableau1.B2" office:value-type="string">
                  <text:p text:style-name="P114"><text:span text:style-name="_5f_Caractères_5f_correction">1</text:span></text:p>
                </table:table-cell>
                <table:table-cell table:style-name="Tableau1.C2" office:value-type="string">
                  <text:p text:style-name="P114"><text:span text:style-name="_5f_Caractères_5f_correction">36</text:span></text:p>
                </table:table-cell>
                <table:table-cell table:style-name="Tableau1.D2" office:value-type="string">
                  <text:p text:style-name="P114"><text:span text:style-name="_5f_Caractères_5f_correction">0,09</text:span></text:p>
                </table:table-cell>
                <table:table-cell table:style-name="Tableau1.E2" office:value-type="string">
                  <text:p text:style-name="P114"><text:span text:style-name="_5f_Caractères_5f_correction">4</text:span></text:p>
                </table:table-cell>
                <table:table-cell table:style-name="Tableau1.F2" office:value-type="string">
                  <text:p text:style-name="P124"><text:span text:style-name="_5f_Caractères_5f_correction"><draw:frame draw:style-name="fr5" draw:name="Objet2" text:anchor-type="as-char" svg:y="-0.534cm" svg:width="0.517cm" svg:height="0.87cm" draw:z-index="32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  </table:table-cell>
                <table:table-cell table:style-name="Tableau1.G2" office:value-type="string">
                  <text:p text:style-name="P115"><text:span text:style-name="_5f_Caractères_5f_correction"><draw:frame draw:style-name="fr5" draw:name="Objet3" text:anchor-type="as-char" svg:y="-0.534cm" svg:width="0.517cm" svg:height="0.87cm" draw:z-index="32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  </table:table-cell>
              </table:table-row>
            </table:table>
            <text:list xml:id="list183504788416187" text:continue-numbering="true" text:style-name="_5f_Numérotation_20_des_20_exercices">
              <text:list-item>
                <text:p text:style-name="P190"><text:span text:style-name="_5f_Caractères">Complète le tableau sachant que </text:span><text:span text:style-name="_5f_Caractères"><text:span text:style-name="T203">x</text:span></text:span><text:span text:style-name="_5f_Caractères"> est positif.</text:span></text:p>
              </text:list-item>
            </text:list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row>
                <table:table-cell table:style-name="Tableau2.A1" office:value-type="string">
                  <text:list xml:id="list183504794034477" text:continue-numbering="true" text:style-name="_5f_Numérotation_20_des_20_exercices">
                    <text:list-header>
                      <text:p text:style-name="P146">x</text:p>
                    </text:list-header>
                  </text:list>
                </table:table-cell>
                <table:table-cell table:style-name="Tableau2.B1" office:value-type="string">
                  <text:list xml:id="list183504384827632" text:continue-numbering="true" text:style-name="_5f_Numérotation_20_des_20_exercices">
                    <text:list-header>
                      <text:p text:style-name="P148">9</text:p>
                    </text:list-header>
                  </text:list>
                </table:table-cell>
                <table:table-cell table:style-name="Tableau2.C1" office:value-type="string">
                  <text:list xml:id="list183504841356073" text:continue-numbering="true" text:style-name="_5f_Numérotation_20_des_20_exercices">
                    <text:list-header>
                      <text:p text:style-name="P149"><text:span text:style-name="_5f_Caractères_5f_correction">4</text:span></text:p>
                    </text:list-header>
                  </text:list>
                </table:table-cell>
                <table:table-cell table:style-name="Tableau2.D1" office:value-type="string">
                  <text:list xml:id="list183503077598693" text:continue-numbering="true" text:style-name="_5f_Numérotation_20_des_20_exercices">
                    <text:list-header>
                      <text:p text:style-name="P149"><text:span text:style-name="_5f_Caractères_5f_correction">25</text:span></text:p>
                    </text:list-header>
                  </text:list>
                </table:table-cell>
              </table:table-row>
              <table:table-row>
                <table:table-cell table:style-name="Tableau2.A2" office:value-type="string">
                  <text:list xml:id="list183504900217267" text:continue-numbering="true" text:style-name="_5f_Numérotation_20_des_20_exercices">
                    <text:list-header>
                      <text:p text:style-name="P147"><text:span text:style-name="T197">x</text:span><text:span text:style-name="T199">2</text:span></text:p>
                    </text:list-header>
                  </text:list>
                </table:table-cell>
                <table:table-cell table:style-name="Tableau2.B2" office:value-type="string">
                  <text:list xml:id="list183504579996297" text:continue-numbering="true" text:style-name="_5f_Numérotation_20_des_20_exercices">
                    <text:list-header>
                      <text:p text:style-name="P149"><text:span text:style-name="_5f_Caractères_5f_correction">81</text:span></text:p>
                    </text:list-header>
                  </text:list>
                </table:table-cell>
                <table:table-cell table:style-name="Tableau2.C2" office:value-type="string">
                  <text:list xml:id="list183503857745674" text:continue-numbering="true" text:style-name="_5f_Numérotation_20_des_20_exercices">
                    <text:list-header>
                      <text:p text:style-name="P148">16</text:p>
                    </text:list-header>
                  </text:list>
                </table:table-cell>
                <table:table-cell table:style-name="Tableau2.D2" office:value-type="string">
                  <text:list xml:id="list183503084286145" text:continue-numbering="true" text:style-name="_5f_Numérotation_20_des_20_exercices">
                    <text:list-header>
                      <text:p text:style-name="P149"><text:span text:style-name="_5f_Caractères_5f_correction">625</text:span></text:p>
                    </text:list-header>
                  </text:list>
                </table:table-cell>
              </table:table-row>
              <table:table-row>
                <table:table-cell table:style-name="Tableau2.A2" office:value-type="string">
                  <text:list xml:id="list183503251333799" text:continue-numbering="true" text:style-name="_5f_Numérotation_20_des_20_exercices">
                    <text:list-header>
                      <text:p text:style-name="P147"><draw:frame draw:style-name="fr6" draw:name="Objet12" text:anchor-type="as-char" svg:width="0.697cm" svg:height="0.466cm" draw:z-index="326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        </text:list-header>
                  </text:list>
                </table:table-cell>
                <table:table-cell table:style-name="Tableau2.B3" office:value-type="string">
                  <text:list xml:id="list183504265907185" text:continue-numbering="true" text:style-name="_5f_Numérotation_20_des_20_exercices">
                    <text:list-header>
                      <text:p text:style-name="P149"><text:span text:style-name="_5f_Caractères_5f_correction">3</text:span></text:p>
                    </text:list-header>
                  </text:list>
                </table:table-cell>
                <table:table-cell table:style-name="Tableau2.C3" office:value-type="string">
                  <text:list xml:id="list183503790725270" text:continue-numbering="true" text:style-name="_5f_Numérotation_20_des_20_exercices">
                    <text:list-header>
                      <text:p text:style-name="P149"><text:span text:style-name="_5f_Caractères_5f_correction">2</text:span></text:p>
                    </text:list-header>
                  </text:list>
                </table:table-cell>
                <table:table-cell table:style-name="Tableau2.D3" office:value-type="string">
                  <text:list xml:id="list183503354853064" text:continue-numbering="true" text:style-name="_5f_Numérotation_20_des_20_exercices">
                    <text:list-header>
                      <text:p text:style-name="P148">5</text:p>
                    </text:list-header>
                  </text:list>
                </table:table-cell>
              </table:table-row>
            </table:table>
            <text:list xml:id="list183504874373998" text:continue-numbering="true" text:style-name="_5f_Numérotation_20_des_20_exercices">
              <text:list-item>
                <text:h text:style-name="P192" text:outline-level="1"><text:span text:style-name="Bold_5f_niv2">Différentes écritures</text:span></text:h>
              </text:list-item>
            </text:list>
            <text:list xml:id="list2859039702" text:style-name="Num_5f_Exo">
              <text:list-item>
                <text:h text:style-name="P127" text:outline-level="1"><text:span text:style-name="Bold_5f_niv2"><text:span text:style-name="T205"><text:s/>Entoure les nombres qui sont égaux à </text:span></text:span><text:span text:style-name="T205"><draw:frame draw:style-name="fr6" draw:name="Objet4" text:anchor-type="as-char" svg:width="0.808cm" svg:height="0.441cm" draw:z-index="32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    </text:list-item>
            </text:list>
            <text:section text:style-name="Sect3" text:name="Section1">
              <text:list xml:id="list183504835242309" text:continue-numbering="true" text:style-name="Num_5f_Exo">
                <text:list-header>
                  <text:p text:style-name="P156"><text:span text:style-name="_5f_Caractères_5f_correction"><text:span text:style-name="T293">5</text:span></text:span></text:p>
                  <text:p text:style-name="P157"><text:span text:style-name="T194">─</text:span>5 </text:p>
                  <text:p text:style-name="P158">5<text:span text:style-name="T198">2</text:span></text:p>
                  <text:p text:style-name="P158"><draw:frame draw:style-name="fr5" draw:name="Objet8" text:anchor-type="as-char" svg:y="-0.409cm" svg:width="1.12cm" svg:height="0.51cm" draw:z-index="328"><draw:object xlink:href="./Object 8" xlink:type="simple" xlink:show="embed" xlink:actuate="onLoad"/><draw:image xlink:href="./ObjectReplacements/Object 8" xlink:type="simple" xlink:show="embed" xlink:actuate="onLoad"/><svg:desc>formule</svg:desc></draw:frame><text:s text:c="3"/></text:p>
                  <text:p text:style-name="P157"><draw:frame draw:style-name="fr5" draw:name="Objet5" text:anchor-type="as-char" svg:y="-0.409cm" svg:width="0.855cm" svg:height="0.51cm" draw:z-index="32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  <text:list>
                    <text:list-header>
                      <text:p text:style-name="P159">25</text:p>
                    </text:list-header>
                  </text:list>
                </text:list-header>
              </text:list>
            </text:section>
            <text:list xml:id="list183504754885979" text:continue-numbering="true" text:style-name="Num_5f_Exo">
              <text:list-item>
                <text:h text:style-name="P127" text:outline-level="1"><text:span text:style-name="T205"><text:s/>Entoure les nombres qui sont égaux à</text:span><text:span text:style-name="T207"> </text:span><text:span text:style-name="T205">9.</text:span></text:h>
              </text:list-item>
            </text:list>
            <text:section text:style-name="Sect3" text:name="Section2">
              <text:list xml:id="list183504133199394" text:continue-numbering="true" text:style-name="Num_5f_Exo">
                <text:list-header>
                  <text:p text:style-name="P171"><draw:frame draw:style-name="fr7" draw:name="Objet16" text:anchor-type="as-char" svg:y="-0.4cm" svg:width="0.785cm" svg:height="0.492cm" draw:z-index="32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      <text:p text:style-name="P172"><text:span text:style-name="_5f_Caractères_5f_correction"><text:span text:style-name="T293">3</text:span></text:span><text:span text:style-name="_5f_Caractères_5f_correction"><text:span text:style-name="T200">2</text:span></text:span></text:p>
                  <text:p text:style-name="P172"><text:span text:style-name="_5f_Caractères_5f_correction"><text:span text:style-name="T293">(</text:span></text:span><text:span text:style-name="_5f_Caractères_5f_correction"><text:span text:style-name="T279">─</text:span></text:span><text:span text:style-name="_5f_Caractères_5f_correction"><text:span text:style-name="T293">3)</text:span></text:span><text:span text:style-name="_5f_Caractères_5f_correction"><text:span text:style-name="T200">2</text:span></text:span></text:p>
                  <text:p text:style-name="P171"><draw:frame draw:style-name="fr5" draw:name="Objet6" text:anchor-type="as-char" svg:y="-0.358cm" svg:width="0.661cm" svg:height="0.441cm" draw:z-index="33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  <text:p text:style-name="P171"><draw:frame draw:style-name="fr6" draw:name="Objet11" text:anchor-type="as-char" svg:width="0.649cm" svg:height="0.441cm" draw:z-index="33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    <text:p text:style-name="P171"><draw:frame draw:style-name="fr5" draw:name="Objet13" text:anchor-type="as-char" svg:y="-0.409cm" svg:width="1.12cm" svg:height="0.51cm" draw:z-index="33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  </text:list-header>
              </text:list>
            </text:section>
            <text:list xml:id="list183503225551824" text:continue-list="list183504874373998" text:style-name="_5f_Numérotation_20_des_20_exercices">
              <text:list-item>
                <text:list>
                  <text:list-header>
                    <text:p text:style-name="P160"/>
                  </text:list-header>
                </text:list>
              </text:list-item>
              <text:list-item>
                <text:h text:style-name="P193" text:outline-level="1"><text:span text:style-name="_5f_Caractères"><text:s/>Complète chacune des phrases suivantes.</text:span></text:h>
              </text:list-item>
            </text:list>
            <text:list xml:id="list183503665755943" text:continue-list="list183504133199394" text:style-name="Num_5f_Exo">
              <text:list-item text:start-value="1">
                <text:h text:style-name="P128" text:outline-level="1" text:restart-numbering="true" text:start-value="-1"><text:s/>Le double de 100 est <text:span text:style-name="_5f_Caractères_5f_correction"><text:span text:style-name="T259">200</text:span></text:span></text:h>
              </text:list-item>
              <text:list-item>
                <text:h text:style-name="P128" text:outline-level="1"><text:span text:style-name="_5f_pointillés_20_gris"><text:span text:style-name="T210"><text:s/>La moitié de 100 est </text:span></text:span><text:span text:style-name="_5f_Caractères_5f_correction"><text:span text:style-name="T259">50</text:span></text:span></text:h>
              </text:list-item>
              <text:list-item>
                <text:h text:style-name="P128" text:outline-level="1"><text:span text:style-name="_5f_pointillés_20_gris"><text:span text:style-name="T210"><text:s/>Le carré de 100 est </text:span></text:span><text:span text:style-name="_5f_Caractères_5f_correction"><text:span text:style-name="T279">10 000</text:span></text:span></text:h>
              </text:list-item>
              <text:list-item>
                <text:h text:style-name="P128" text:outline-level="1"><text:span text:style-name="_5f_pointillés_20_gris"><text:span text:style-name="T210"><text:s/>La racine carré de 100 est </text:span></text:span><text:span text:style-name="_5f_Caractères_5f_correction"><text:span text:style-name="T279">10</text:span></text:span></text:h>
              </text:list-item>
              <text:list-item>
                <text:h text:style-name="P128" text:outline-level="1"><text:span text:style-name="_5f_pointillés_20_gris"><text:span text:style-name="T210"><text:s/>L’opposé de 100 est </text:span></text:span><text:span text:style-name="_5f_Caractères_5f_correction"><text:span text:style-name="T259">– 100</text:span></text:span></text:h>
              </text:list-item>
              <text:list-item>
                <text:h text:style-name="P128" text:outline-level="1"><text:span text:style-name="_5f_Caractères"><text:s/>L’inverse de 100 est </text:span><text:span text:style-name="_5f_Caractères"><draw:frame draw:style-name="fr5" draw:name="Objet10" text:anchor-type="as-char" svg:y="-0.534cm" svg:width="0.741cm" svg:height="0.87cm" draw:z-index="30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h>
              </text:list-item>
            </text:list>
            <text:list xml:id="list183504246947013" text:continue-list="list183503225551824" text:style-name="_5f_Numérotation_20_des_20_exercices">
              <text:list-item>
                <text:h text:style-name="P129" text:outline-level="1"><text:span text:style-name="_5f_Caractères">Complète le tableau sachant que </text:span><text:span text:style-name="_5f_Caractères"><text:span text:style-name="T203">a</text:span></text:span><text:span text:style-name="_5f_Caractères"> est positif.</text:span></text:h>
              </text:list-item>
            </text:list>
            <table:table table:name="Tableau3" table:style-name="Tableau3">
              <table:table-column table:style-name="Tableau3.A"/>
              <table:table-column table:style-name="Tableau3.B" table:number-columns-repeated="3"/>
              <table:table-column table:style-name="Tableau3.E"/>
              <table:table-column table:style-name="Tableau3.F"/>
              <table:table-column table:style-name="Tableau3.G"/>
              <table:table-column table:style-name="Tableau3.H"/>
              <table:table-row>
                <table:table-cell table:style-name="Tableau3.A1" office:value-type="string">
                  <text:p text:style-name="P121">a</text:p>
                </table:table-cell>
                <table:table-cell table:style-name="Tableau3.B1" office:value-type="string">
                  <text:p text:style-name="P113">49</text:p>
                </table:table-cell>
                <table:table-cell table:style-name="Tableau3.C1" office:value-type="string">
                  <text:p text:style-name="P113">0,36</text:p>
                </table:table-cell>
                <table:table-cell table:style-name="Tableau3.D1" office:value-type="string">
                  <text:p text:style-name="P116"><text:span text:style-name="_5f_Caractères_5f_correction"><text:span text:style-name="T294">0,16</text:span></text:span></text:p>
                </table:table-cell>
                <table:table-cell table:style-name="Tableau3.E1" office:value-type="string">
                  <text:p text:style-name="P116"><text:span text:style-name="_5f_Caractères_5f_correction"><text:span text:style-name="T294">64</text:span></text:span></text:p>
                </table:table-cell>
                <table:table-cell table:style-name="Tableau3.F1" office:value-type="string">
                  <text:p text:style-name="P113">10<text:span text:style-name="T198">2</text:span></text:p>
                </table:table-cell>
                <table:table-cell table:style-name="Tableau3.G1" office:value-type="string">
                  <text:p text:style-name="P116"><text:span text:style-name="_5f_Caractères_5f_correction"><text:span text:style-name="T294">10</text:span></text:span><text:span text:style-name="_5f_Caractères_5f_correction"><text:span text:style-name="T201">4</text:span></text:span></text:p>
                </table:table-cell>
                <table:table-cell table:style-name="Tableau3.H1" office:value-type="string">
                  <text:p text:style-name="P113">0,01</text:p>
                </table:table-cell>
              </table:table-row>
              <table:table-row table:style-name="Tableau3.2">
                <table:table-cell table:style-name="Tableau3.A2" office:value-type="string">
                  <text:p text:style-name="P122"><draw:frame draw:style-name="fr6" draw:name="Objet44" text:anchor-type="as-char" svg:width="0.66cm" svg:height="0.466cm" draw:z-index="301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    </table:table-cell>
                <table:table-cell table:style-name="Tableau3.B2" office:value-type="string">
                  <text:p text:style-name="P116"><text:span text:style-name="_5f_Caractères_5f_correction"><text:span text:style-name="T294">7</text:span></text:span></text:p>
                </table:table-cell>
                <table:table-cell table:style-name="Tableau3.C2" office:value-type="string">
                  <text:p text:style-name="P116"><text:span text:style-name="_5f_Caractères_5f_correction"><text:span text:style-name="T294">0,6</text:span></text:span></text:p>
                </table:table-cell>
                <table:table-cell table:style-name="Tableau3.D2" office:value-type="string">
                  <text:p text:style-name="P113">0,4</text:p>
                </table:table-cell>
                <table:table-cell table:style-name="Tableau3.E2" office:value-type="string">
                  <text:p text:style-name="P113">8</text:p>
                </table:table-cell>
                <table:table-cell table:style-name="Tableau3.F2" office:value-type="string">
                  <text:p text:style-name="P116"><text:span text:style-name="_5f_Caractères_5f_correction"><text:span text:style-name="T294">10</text:span></text:span></text:p>
                </table:table-cell>
                <table:table-cell table:style-name="Tableau3.G2" office:value-type="string">
                  <text:p text:style-name="P113"><text:span text:style-name="T154">10</text:span><text:span text:style-name="T198">2</text:span></text:p>
                </table:table-cell>
                <table:table-cell table:style-name="Tableau3.H2" office:value-type="string">
                  <text:p text:style-name="P116"><text:span text:style-name="_5f_Caractères_5f_correction"><text:span text:style-name="T294">0,1</text:span></text:span></text:p>
                </table:table-cell>
              </table:table-row>
            </table:table>
            <text:h text:style-name="P194" text:outline-level="1"><text:span text:style-name="_5f_Caractères"/></text:h>
            <text:list xml:id="list183503945653208" text:continue-numbering="true" text:style-name="_5f_Numérotation_20_des_20_exercices">
              <text:list-item>
                <text:h text:style-name="P195" text:outline-level="1"><text:span text:style-name="_5f_Caractères"><text:span text:style-name="T264">Complète </text:span></text:span></text:h>
              </text:list-item>
            </text:list>
            <text:section text:style-name="Sect4" text:name="Section4">
              <text:list xml:id="list183504687255451" text:continue-list="list183503665755943" text:style-name="Num_5f_Exo">
                <text:list-item text:start-value="1">
                  <text:h text:style-name="P128" text:outline-level="1" text:restart-numbering="true" text:start-value="-1"><draw:frame draw:style-name="fr9" draw:name="Objet1" text:anchor-type="as-char" svg:y="-0.415cm" svg:width="0.887cm" svg:height="0.504cm" draw:z-index="316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_5f_Caractères"><text:span text:style-name="T264">=</text:span></text:span><text:span text:style-name="_5f_Caractères"><text:span text:style-name="T261"> </text:span></text:span><text:span text:style-name="_5f_Caractères_5f_correction"><text:span text:style-name="T293">5</text:span></text:span></text:h>
                </text:list-item>
                <text:list-item>
                  <text:h text:style-name="P128" text:outline-level="1"><text:span text:style-name="_5f_Caractères"><draw:frame draw:style-name="fr9" draw:name="Objet18" text:anchor-type="as-char" svg:y="-0.415cm" svg:width="0.885cm" svg:height="0.504cm" draw:z-index="321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<text:s/>= 9</text:span></text:h>
                </text:list-item>
                <text:list-item>
                  <text:h text:style-name="P128" text:outline-level="1"><text:span text:style-name="_5f_Caractères"><text:span text:style-name="T261"><draw:frame draw:style-name="fr9" draw:name="Objet19" text:anchor-type="as-char" svg:y="-0.415cm" svg:width="1.092cm" svg:height="0.504cm" draw:z-index="33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Caractères"><text:span text:style-name="T261"><text:s/>=</text:span></text:span><text:span text:style-name="_5f_Caractères_5f_correction"><text:span text:style-name="T293"> 11</text:span></text:span></text:h>
                </text:list-item>
                <text:list-item>
                  <text:h text:style-name="P128" text:outline-level="1"><text:span text:style-name="_5f_Caractères"><text:span text:style-name="T261"><draw:frame draw:style-name="fr5" draw:name="Objet14" text:anchor-type="as-char" svg:y="-0.358cm" svg:width="0.885cm" svg:height="0.441cm" draw:z-index="33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aractères"><text:span text:style-name="T266"><text:s/>= 15</text:span></text:span></text:h>
                </text:list-item>
                <text:list-item>
                  <text:h text:style-name="P128" text:outline-level="1"><text:span text:style-name="_5f_Caractères"><draw:frame draw:style-name="fr5" draw:name="Objet15" text:anchor-type="as-char" svg:y="-0.358cm" svg:width="0.885cm" svg:height="0.441cm" draw:z-index="33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<text:s/>= 12</text:span></text:h>
                </text:list-item>
                <text:list-item>
                  <text:h text:style-name="P128" text:outline-level="1"><text:span text:style-name="_5f_Caractères"><draw:frame draw:style-name="fr5" draw:name="Objet17" text:anchor-type="as-char" svg:y="-0.358cm" svg:width="0.885cm" svg:height="0.441cm" draw:z-index="33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<text:s/>= 16</text:span></text:h>
                </text:list-item>
              </text:list>
            </text:section>
            <text:h text:style-name="P133" text:outline-level="1"><text:span text:style-name="_5f_Caractères"/></text:h>
            <text:h text:style-name="P133" text:outline-level="1"><text:span text:style-name="_5f_Caractères"/></text:h>
            <text:h text:style-name="P133" text:outline-level="1"><text:span text:style-name="_5f_Caractères"/></text:h>
            <text:list xml:id="list183503237961697" text:continue-list="list183503945653208" text:style-name="_5f_Numérotation_20_des_20_exercices">
              <text:list-item>
                <text:h text:style-name="P130" text:outline-level="1"><text:span text:style-name="_5f_Caractères">Calcule.</text:span></text:h>
              </text:list-item>
            </text:list>
            <text:section text:style-name="Sect4" text:name="Section5">
              <text:list text:style-name="L1">
                <text:list-item>
                  <text:h text:style-name="P134" text:outline-level="1"><draw:frame draw:style-name="fr7" draw:name="Objet148" text:anchor-type="as-char" svg:y="-0.39cm" svg:width="0.683cm" svg:height="0.49cm" draw:z-index="294"><draw:object xlink:href="./Object 29" xlink:type="simple" xlink:show="embed" xlink:actuate="onLoad"/><draw:image xlink:href="./ObjectReplacements/Object 29" xlink:type="simple" xlink:show="embed" xlink:actuate="onLoad"/><svg:desc>formule</svg:desc></draw:frame><text:s/>= 7</text:h>
                </text:list-item>
                <text:list-item>
                  <text:h text:style-name="P135" text:outline-level="1"><draw:frame draw:style-name="fr7" draw:name="Objet149" text:anchor-type="as-char" svg:y="-0.43cm" svg:width="0.949cm" svg:height="0.512cm" draw:z-index="295"><draw:object xlink:href="./Object 23" xlink:type="simple" xlink:show="embed" xlink:actuate="onLoad"/><draw:image xlink:href="./ObjectReplacements/Object 23" xlink:type="simple" xlink:show="embed" xlink:actuate="onLoad"/><svg:desc>formule</svg:desc></draw:frame> 17</text:h>
                </text:list-item>
                <text:list-item>
                  <text:h text:style-name="P135" text:outline-level="1"><draw:frame draw:style-name="fr7" draw:name="Objet183" text:anchor-type="as-char" svg:y="-0.39cm" svg:width="1.171cm" svg:height="0.497cm" draw:z-index="296"><draw:object xlink:href="./Object 24" xlink:type="simple" xlink:show="embed" xlink:actuate="onLoad"/><draw:image xlink:href="./ObjectReplacements/Object 24" xlink:type="simple" xlink:show="embed" xlink:actuate="onLoad"/><svg:desc>formule</svg:desc></draw:frame> 9</text:h>
                </text:list-item>
                <text:list-item>
                  <text:h text:style-name="P135" text:outline-level="1"><draw:frame draw:style-name="fr7" draw:name="Objet50" text:anchor-type="as-char" svg:y="-0.39cm" svg:width="0.907cm" svg:height="0.49cm" draw:z-index="299"><draw:object xlink:href="./Object 25" xlink:type="simple" xlink:show="embed" xlink:actuate="onLoad"/><draw:image xlink:href="./ObjectReplacements/Object 25" xlink:type="simple" xlink:show="embed" xlink:actuate="onLoad"/><svg:desc>formule</svg:desc></draw:frame> 10<text:span text:style-name="T198">2</text:span> = 100</text:h>
                </text:list-item>
                <text:list-item>
                  <text:h text:style-name="P135" text:outline-level="1"><draw:frame draw:style-name="fr7" draw:name="Objet184" text:anchor-type="as-char" svg:y="-0.43cm" svg:width="1.217cm" svg:height="0.513cm" draw:z-index="309"><draw:object xlink:href="./Object 26" xlink:type="simple" xlink:show="embed" xlink:actuate="onLoad"/><draw:image xlink:href="./ObjectReplacements/Object 26" xlink:type="simple" xlink:show="embed" xlink:actuate="onLoad"/><svg:desc>formule</svg:desc></draw:frame> – 13</text:h>
                </text:list-item>
                <text:list-item>
                  <text:h text:style-name="P135" text:outline-level="1"><draw:frame draw:style-name="fr7" draw:name="Objet185" text:anchor-type="as-char" svg:y="-0.46cm" svg:width="1.261cm" svg:height="0.559cm" draw:z-index="318"><draw:object xlink:href="./Object 27" xlink:type="simple" xlink:show="embed" xlink:actuate="onLoad"/><draw:image xlink:href="./ObjectReplacements/Object 27" xlink:type="simple" xlink:show="embed" xlink:actuate="onLoad"/><svg:desc>formule</svg:desc></draw:frame> – 4</text:h>
                </text:list-item>
                <text:list-item>
                  <text:h text:style-name="P135" text:outline-level="1"><draw:frame draw:style-name="fr7" draw:name="Objet186" text:anchor-type="as-char" svg:y="-0.4cm" svg:width="1.217cm" svg:height="0.49cm" draw:z-index="337"><draw:object xlink:href="./Object 28" xlink:type="simple" xlink:show="embed" xlink:actuate="onLoad"/><draw:image xlink:href="./ObjectReplacements/Object 28" xlink:type="simple" xlink:show="embed" xlink:actuate="onLoad"/><svg:desc>formule</svg:desc></draw:frame> – 15</text:h>
                </text:list-item>
                <text:list-item>
                  <text:h text:style-name="P135" text:outline-level="1"><draw:frame draw:style-name="fr7" draw:name="Objet51" text:anchor-type="as-char" svg:y="-0.39cm" svg:width="0.683cm" svg:height="0.49cm" draw:z-index="293"><draw:object xlink:href="./Object 21" xlink:type="simple" xlink:show="embed" xlink:actuate="onLoad"/><draw:image xlink:href="./ObjectReplacements/Object 21" xlink:type="simple" xlink:show="embed" xlink:actuate="onLoad"/><svg:desc>formule</svg:desc></draw:frame><draw:frame draw:style-name="fr5" draw:name="Objet20" text:anchor-type="as-char" svg:y="-0.409cm" svg:width="0.945cm" svg:height="0.51cm" draw:z-index="297"><draw:object xlink:href="./Object 30" xlink:type="simple" xlink:show="embed" xlink:actuate="onLoad"/><draw:image xlink:href="./ObjectReplacements/Object 30" xlink:type="simple" xlink:show="embed" xlink:actuate="onLoad"/><svg:desc>formule</svg:desc></draw:frame><text:span text:style-name="_5f_Caractères_5f_correction"><text:span text:style-name="T279"> 2</text:span></text:span><text:span text:style-name="_5f_Caractères_5f_correction"><text:span text:style-name="T202">3</text:span></text:span></text:h>
                </text:list-item>
              </text:list>
            </text:section>
            <text:list xml:id="list183504514362906" text:continue-list="list183503237961697" text:style-name="_5f_Numérotation_20_des_20_exercices">
              <text:list-item>
                <text:h text:style-name="P131" text:outline-level="1"><text:span text:style-name="_5f_Caractères"><text:span text:style-name="T267">Calcule</text:span></text:span></text:h>
              </text:list-item>
            </text:list>
            <text:section text:style-name="Sect5" text:name="Section6">
              <text:list xml:id="list183503163472030" text:continue-list="list183504687255451" text:style-name="Num_5f_Exo">
                <text:list-item text:start-value="1">
                  <text:p text:style-name="P174"><text:span text:style-name="T204"><text:tab/></text:span><text:span text:style-name="T204"><draw:frame draw:style-name="fr7" draw:name="Objet21" text:anchor-type="as-char" svg:y="-0.358cm" svg:width="0.538cm" svg:height="0.441cm" draw:z-index="302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16"></text:span><text:span text:style-name="T209"> </text:span><text:span text:style-name="_5f_pointillés_20_gris"><text:span text:style-name="T215">2</text:span></text:span></text:p>
                </text:list-item>
                <text:list-item>
                  <text:p text:style-name="P175"><text:span text:style-name="T204"><text:tab/></text:span><text:span text:style-name="T204"><draw:frame draw:style-name="fr6" draw:name="Objet22" text:anchor-type="as-char" svg:width="0.771cm" svg:height="0.445cm" draw:z-index="30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16"></text:span><text:span text:style-name="T209"> </text:span><text:span text:style-name="_5f_pointillés_20_gris"><text:span text:style-name="T215">6</text:span></text:span></text:p>
                </text:list-item>
                <text:list-item>
                  <text:p text:style-name="P175"><text:span text:style-name="T204"><text:tab/></text:span><text:span text:style-name="T204"><draw:frame draw:style-name="fr7" draw:name="Objet24" text:anchor-type="as-char" svg:y="-0.43cm" svg:width="0.949cm" svg:height="0.512cm" draw:z-index="30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16"></text:span><text:span text:style-name="T209"> </text:span><text:span text:style-name="_5f_pointillés_20_gris"><text:span text:style-name="T215">11</text:span></text:span></text:p>
                </text:list-item>
                <text:list-item>
                  <text:p text:style-name="P175"><text:span text:style-name="T204"><text:tab/></text:span><text:span text:style-name="T204"><draw:frame draw:style-name="fr7" draw:name="Objet25" text:anchor-type="as-char" svg:y="-0.39cm" svg:width="1.219cm" svg:height="0.51cm" draw:z-index="30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16"></text:span><text:span text:style-name="T209"> </text:span><text:span text:style-name="_5f_pointillés_20_gris"><text:span text:style-name="T215">5</text:span></text:span></text:p>
                </text:list-item>
                <text:list-item>
                  <text:p text:style-name="P174"><text:span text:style-name="T204"><text:tab/></text:span><text:span text:style-name="T204"><draw:frame draw:style-name="fr12" draw:name="Objet26" text:anchor-type="as-char" svg:y="-0.379cm" svg:width="0.808cm" svg:height="0.445cm" draw:z-index="306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16"></text:span><text:span text:style-name="T216"><draw:frame draw:style-name="fr5" draw:name="Objet29" text:anchor-type="as-char" svg:y="-0.326cm" svg:width="0.737cm" svg:height="0.409cm" draw:z-index="338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09"> </text:span><text:span text:style-name="_5f_pointillés_20_gris"><text:span text:style-name="T214"> </text:span></text:span><text:span text:style-name="_5f_Caractères_5f_correction"><text:span text:style-name="T279">= 6</text:span></text:span></text:p>
                </text:list-item>
                <text:list-item>
                  <text:p text:style-name="P175"><text:span text:style-name="T204"><text:tab/></text:span><text:span text:style-name="T204"><draw:frame draw:style-name="fr7" draw:name="Objet27" text:anchor-type="as-char" svg:y="-0.37cm" svg:width="1.032cm" svg:height="0.445cm" draw:z-index="308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16"></text:span><text:span text:style-name="T209"> </text:span><text:span text:style-name="_5f_pointillés_20_gris"><text:span text:style-name="T210"><draw:frame draw:style-name="fr5" draw:name="Objet30" text:anchor-type="as-char" svg:y="-0.326cm" svg:width="0.737cm" svg:height="0.409cm" draw:z-index="33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210"> </text:span></text:span><text:span text:style-name="_5f_pointillés_20_gris"><text:span text:style-name="T211">= </text:span></text:span><text:span text:style-name="_5f_Caractères_5f_correction"><text:span text:style-name="T259">12</text:span></text:span></text:p>
                </text:list-item>
                <text:list-item>
                  <text:p text:style-name="P175"><text:span text:style-name="T209"><text:tab/></text:span><text:span text:style-name="T209"><draw:frame draw:style-name="fr6" draw:name="Objet28" text:anchor-type="as-char" svg:width="1.473cm" svg:height="0.441cm" draw:z-index="310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16"></text:span><text:span text:style-name="T209"> </text:span><text:span text:style-name="_5f_Caractères_5f_correction"><text:span text:style-name="T279">2 + 5 = 7</text:span></text:span></text:p>
                </text:list-item>
                <text:list-item>
                  <text:p text:style-name="P175"><text:span text:style-name="_5f_pointillés_20_gris"><text:span text:style-name="T204"><text:tab/></text:span></text:span><text:span text:style-name="_5f_pointillés_20_gris"><text:span text:style-name="T204"><draw:frame draw:style-name="fr11" draw:name="Objet23" text:anchor-type="as-char" svg:width="1.656cm" svg:height="0.445cm" draw:z-index="298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216"></text:span></text:span><text:span text:style-name="_5f_pointillés_20_gris"><text:span text:style-name="T209"> </text:span></text:span><text:span text:style-name="_5f_Caractères_5f_correction"><text:span text:style-name="T279">12– 6 = 6</text:span></text:span></text:p>
                </text:list-item>
              </text:list>
            </text:section>
            <text:list xml:id="list183503389543051" text:continue-list="list183504514362906" text:style-name="_5f_Numérotation_20_des_20_exercices">
              <text:list-item>
                <text:h text:style-name="P132" text:outline-level="1"><text:span text:style-name="_5f_Caractères"><text:span text:style-name="T268">Précise si la racine carrée de chacun des nombres suivants existe. Justifie. </text:span></text:span></text:h>
              </text:list-item>
            </text:list>
            <text:list text:style-name="L2">
              <text:list-item>
                <text:h text:style-name="P142" text:outline-level="1"><text:span text:style-name="_5f_Caractères"><text:span text:style-name="T269">L</text:span></text:span><text:span text:style-name="_5f_Caractères_5f_correction"><text:span text:style-name="T270">a racine carrée de – 9 n’existe pas car il n’existe pas de nombre qui, multiplié par lui même donne un nombre négatif.</text:span></text:span></text:h>
              </text:list-item>
              <text:list-item>
                <text:h text:style-name="P142" text:outline-level="1"><text:span text:style-name="_5f_Caractères"><text:span text:style-name="T269">La racine carrée de 16 existe, c’est 4.</text:span></text:span></text:h>
              </text:list-item>
              <text:list-item>
                <text:h text:style-name="P142" text:outline-level="1"><text:span text:style-name="_5f_Caractères"><text:span text:style-name="T269">La racine carrée de (–</text:span></text:span><text:span text:style-name="_5f_Caractères_5f_correction"><text:span text:style-name="T270"> </text:span></text:span><text:span text:style-name="_5f_Caractères"><text:span text:style-name="T269">5)² existe, c’e</text:span></text:span><text:span text:style-name="_5f_Caractères_5f_correction"><text:span text:style-name="T270">st 5.</text:span></text:span></text:h>
              </text:list-item>
              <text:list-item>
                <text:p text:style-name="P161"><text:span text:style-name="_5f_Caractères"><text:span text:style-name="T196"><draw:frame draw:style-name="fr5" draw:name="Objet35" text:anchor-type="as-char" svg:y="-0.377cm" svg:width="2.064cm" svg:height="0.467cm" draw:z-index="340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span><text:span text:style-name="_5f_Caractères"><text:span text:style-name="T196">, </text:span></text:span><text:span text:style-name="_5f_Caractères_5f_correction"><text:span text:style-name="T271">comme c’est un nombre positif, sa racine carrée existe. </text:span></text:span></text:p>
              </text:list-item>
              <text:list-item>
                <text:p text:style-name="P161"><text:span text:style-name="_5f_Caractères_5f_correction"><text:span text:style-name="T271"><draw:frame draw:style-name="fr5" draw:name="Objet31" text:anchor-type="as-char" svg:y="-0.377cm" svg:width="2.586cm" svg:height="0.467cm" draw:z-index="341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Caractères_5f_correction"><text:span text:style-name="T271"><text:s/>donc sa racine carrée n’existe</text:span></text:span><text:span text:style-name="_5f_Caractères"><text:span text:style-name="T196"> </text:span></text:span><text:span text:style-name="_5f_Caractères_5f_correction"><text:span text:style-name="T271">pas (cf. a.)</text:span></text:span></text:p>
              </text:list-item>
            </text:list>
            <text:list xml:id="list183503427810096" text:continue-list="list183503389543051" text:style-name="_5f_Numérotation_20_des_20_exercices">
              <text:list-item>
                <text:p text:style-name="P144">Encadre chacun des nombres entre deux carrés parfaits successifs puis leur racine carré entre deux nombres entiers successifs.</text:p>
                <text:p text:style-name="P143"><text:span text:style-name="_5f_Caractères"><text:span text:style-name="T273">Exemple : </text:span></text:span><text:span text:style-name="_5f_Caractères"><text:span text:style-name="T272"><draw:frame draw:style-name="fr7" draw:name="Objet33" text:anchor-type="as-char" svg:y="-0.319cm" svg:width="1.565cm" svg:height="0.409cm" draw:z-index="342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Caractères"><text:span text:style-name="T272"><text:s/>donc </text:span></text:span><text:span text:style-name="_5f_Caractères"><text:span text:style-name="T272"><draw:frame draw:style-name="fr7" draw:name="Objet59" text:anchor-type="as-char" svg:y="-0.358cm" svg:width="2.21cm" svg:height="0.441cm" draw:z-index="319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Caractères"><text:span text:style-name="T272"><text:s/>soit </text:span></text:span><text:span text:style-name="_5f_Caractères"><text:span text:style-name="T272"><draw:frame draw:style-name="fr6" draw:name="Objet34" text:anchor-type="as-char" svg:width="1.78cm" svg:height="0.441cm" draw:z-index="307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Caractères"><text:span text:style-name="T272">.</text:span></text:span></text:p>
              </text:list-item>
            </text:list>
            <text:section text:style-name="Sect6" text:name="Section3">
              <text:list text:style-name="L3">
                <text:list-item>
                  <text:p text:style-name="P176"><text:span text:style-name="_5f_pointillés_20_gris"><text:span text:style-name="T156"><text:s text:c="3"/></text:span></text:span><text:span text:style-name="_5f_pointillés_20_gris"><text:span text:style-name="T228">1</text:span></text:span><text:span text:style-name="_5f_pointillés_20_gris"><text:span text:style-name="T157"> </text:span></text:span><text:span text:style-name="_5f_pointillés_20_gris"><text:span text:style-name="T224"></text:span></text:span><text:span text:style-name="_5f_pointillés_20_gris"><text:span text:style-name="T226">2</text:span></text:span><text:span text:style-name="_5f_pointillés_20_gris"><text:span text:style-name="T224"></text:span></text:span><text:span text:style-name="_5f_pointillés_20_gris"><text:span text:style-name="T158"> </text:span></text:span><text:span text:style-name="_5f_pointillés_20_gris"><text:span text:style-name="T229">4</text:span></text:span></text:p>
                  <text:p text:style-name="P178"><text:span text:style-name="_5f_pointillés_20_gris"><text:span text:style-name="T227">donc </text:span></text:span><text:span text:style-name="_5f_pointillés_20_gris"><text:span text:style-name="T228">1</text:span></text:span><text:span text:style-name="_5f_pointillés_20_gris"><text:span text:style-name="T230"> </text:span></text:span><text:span text:style-name="_5f_pointillés_20_gris"><text:span text:style-name="T225"></text:span></text:span><text:span text:style-name="_5f_pointillés_20_gris"><text:span text:style-name="T227"><draw:frame draw:style-name="fr10" draw:name="Objet88" text:anchor-type="as-char" svg:width="0.644cm" svg:height="0.439cm" draw:z-index="311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text:span text:style-name="_5f_pointillés_20_gris"><text:span text:style-name="T227"><text:tab/></text:span></text:span><text:span text:style-name="_5f_pointillés_20_gris"><text:span text:style-name="T225"></text:span></text:span><text:span text:style-name="_5f_pointillés_20_gris"><text:span text:style-name="T231">2</text:span></text:span></text:p>
                </text:list-item>
                <text:list-item>
                  <text:p text:style-name="P177"><text:span text:style-name="T263">9</text:span><text:span text:style-name="T295"> &lt; 10 &lt;</text:span><text:span text:style-name="T263"> </text:span><text:span text:style-name="T252">16</text:span></text:p>
                  <text:p text:style-name="P182">donc <text:span text:style-name="T260">3 </text:span>&lt; <draw:frame draw:style-name="fr9" draw:name="Objet66" text:anchor-type="as-char" svg:y="-0.415cm" svg:width="0.885cm" svg:height="0.504cm" draw:z-index="343"><draw:object xlink:href="./Object 75" xlink:type="simple" xlink:show="embed" xlink:actuate="onLoad"/><draw:image xlink:href="./ObjectReplacements/Object 75" xlink:type="simple" xlink:show="embed" xlink:actuate="onLoad"/></draw:frame><text:s/>&lt; <text:span text:style-name="T262">4</text:span></text:p>
                </text:list-item>
                <text:list-item>
                  <text:p text:style-name="P183"><text:span text:style-name="T262">36</text:span> &lt; 43 &lt; <text:span text:style-name="T260">4</text:span><text:span text:style-name="T262">9</text:span></text:p>
                  <text:p text:style-name="P182">donc <text:span text:style-name="T262">6 </text:span>&lt;<draw:frame draw:style-name="fr8" draw:name="Objet40" text:anchor-type="as-char" svg:y="-0.415cm" svg:width="0.9cm" svg:height="0.504cm" draw:z-index="312"><draw:object xlink:href="./Object 41" xlink:type="simple" xlink:show="embed" xlink:actuate="onLoad"/><draw:image xlink:href="./ObjectReplacements/Object 41" xlink:type="simple" xlink:show="embed" xlink:actuate="onLoad"/></draw:frame> &lt; <text:span text:style-name="T262">7</text:span></text:p>
                </text:list-item>
                <text:list-item>
                  <text:p text:style-name="P183"><text:span text:style-name="T260">49</text:span> &lt; 50 &lt; <text:span text:style-name="T252">64</text:span></text:p>
                  <text:p text:style-name="P184">donc <text:span text:style-name="T260">7</text:span>&lt; <draw:frame draw:style-name="fr8" draw:name="Objet42" text:anchor-type="as-char" svg:y="-0.415cm" svg:width="0.885cm" svg:height="0.504cm" draw:z-index="313"><draw:object xlink:href="./Object 57" xlink:type="simple" xlink:show="embed" xlink:actuate="onLoad"/><draw:image xlink:href="./ObjectReplacements/Object 57" xlink:type="simple" xlink:show="embed" xlink:actuate="onLoad"/></draw:frame>&lt; <text:span text:style-name="T262">8</text:span></text:p>
                  <text:p text:style-name="P173"/>
                </text:list-item>
                <text:list-item>
                  <text:p text:style-name="P179"><text:span text:style-name="_5f_Caractères_5f_correction"><text:span text:style-name="T296">49</text:span></text:span><text:span text:style-name="T296"> &lt; 60 &lt; </text:span><text:span text:style-name="_5f_Caractères_5f_correction"><text:span text:style-name="T296">64</text:span></text:span></text:p>
                  <text:p text:style-name="P185">donc <text:span text:style-name="T262">7</text:span>&lt;<draw:frame draw:style-name="fr8" draw:name="Objet47" text:anchor-type="as-char" svg:y="-0.409cm" svg:width="0.889cm" svg:height="0.504cm" draw:z-index="314"><draw:object xlink:href="./Object 61" xlink:type="simple" xlink:show="embed" xlink:actuate="onLoad"/><draw:image xlink:href="./ObjectReplacements/Object 61" xlink:type="simple" xlink:show="embed" xlink:actuate="onLoad"/></draw:frame>&lt;<text:span text:style-name="T262">8</text:span></text:p>
                </text:list-item>
                <text:list-item>
                  <text:p text:style-name="P183"><text:span text:style-name="T252">121</text:span>&lt; 135 &lt; <text:span text:style-name="T252">144</text:span></text:p>
                  <text:p text:style-name="P186"><text:span text:style-name="T274">donc </text:span><text:span text:style-name="T275">11 </text:span>&lt;<draw:frame draw:style-name="fr8" draw:name="Objet52" text:anchor-type="as-char" svg:y="-0.415cm" svg:width="1.097cm" svg:height="0.504cm" draw:z-index="315"><draw:object xlink:href="./Object 64" xlink:type="simple" xlink:show="embed" xlink:actuate="onLoad"/><draw:image xlink:href="./ObjectReplacements/Object 64" xlink:type="simple" xlink:show="embed" xlink:actuate="onLoad"/><svg:desc>formule</svg:desc></draw:frame>&lt; <text:span text:style-name="T262">12</text:span></text:p>
                </text:list-item>
                <text:list-item>
                  <text:p text:style-name="P183"><text:span text:style-name="T252">121</text:span>&lt; 142 &lt; <text:span text:style-name="T252">144</text:span></text:p>
                  <text:p text:style-name="P186"><text:span text:style-name="T274">donc </text:span><text:span text:style-name="T275">11 </text:span>&lt;<draw:frame draw:style-name="fr8" draw:name="Objet54" text:anchor-type="as-char" svg:y="-0.415cm" svg:width="1.092cm" svg:height="0.504cm" draw:z-index="317"><draw:object xlink:href="./Object 66" xlink:type="simple" xlink:show="embed" xlink:actuate="onLoad"/><draw:image xlink:href="./ObjectReplacements/Object 66" xlink:type="simple" xlink:show="embed" xlink:actuate="onLoad"/><svg:desc>formule</svg:desc></draw:frame>&lt; <text:span text:style-name="T262">12</text:span></text:p>
                </text:list-item>
              </text:list>
            </text:section>
            <text:p text:style-name="P180"><text:span text:style-name="_5f_pointillés_20_gris"/></text:p>
            <text:p text:style-name="P181"><text:span text:style-name="_5f_pointillés_20_gris"/></text:p>
            <text:p text:style-name="P181"><text:span text:style-name="_5f_pointillés_20_gris"/></text:p>
            <text:p text:style-name="P181"><text:soft-page-break/><text:span text:style-name="_5f_pointillés_20_gris"/></text:p>
            <text:list xml:id="list183503129352059" text:continue-list="list183503427810096" text:style-name="_5f_Numérotation_20_des_20_exercices">
              <text:list-item>
                <text:h text:style-name="_5f_Premier_5f_Titre_5f_Exercices_5f_avec_5f_Num_5f_Exo_5f_sans_5f_Titre" text:outline-level="1"><text:span text:style-name="_5f_Caractères"><text:s/>En t’aidant de l’exercice précédent, donne un ordre de grandeur des nombres suivants.</text:span></text:h>
              </text:list-item>
            </text:list>
            <text:section text:style-name="Sect4" text:name="Section7">
              <text:list text:style-name="L4">
                <text:list-item text:start-value="1">
                  <text:p text:style-name="P187"><text:span text:style-name="T276"><draw:frame draw:style-name="fr6" draw:name="Objet32" text:anchor-type="as-char" svg:width="0.536cm" svg:height="0.441cm" draw:z-index="380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276">≈ </text:span><text:span text:style-name="_5f_Caractères_5f_correction"><text:span text:style-name="T278">2,5</text:span></text:span></text:p>
                </text:list-item>
                <text:list-item>
                  <text:p text:style-name="P188"><text:span text:style-name="T276"><draw:frame draw:style-name="fr7" draw:name="Objet36" text:anchor-type="as-char" svg:y="-0.358cm" svg:width="0.762cm" svg:height="0.441cm" draw:z-index="381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76">≈</text:span><text:span text:style-name="_5f_Caractères_5f_correction"><text:span text:style-name="T276"> 3</text:span></text:span></text:p>
                </text:list-item>
                <text:list-item>
                  <text:p text:style-name="P188"><text:span text:style-name="T276"><draw:frame draw:style-name="fr7" draw:name="Objet38" text:anchor-type="as-char" svg:y="-0.358cm" svg:width="0.762cm" svg:height="0.441cm" draw:z-index="382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76"><text:s/>≈ </text:span><text:span text:style-name="_5f_Caractères_5f_correction"><text:span text:style-name="T276">5</text:span></text:span></text:p>
                </text:list-item>
                <text:list-item>
                  <text:p text:style-name="P188"><text:span text:style-name="T276"><draw:frame draw:style-name="fr7" draw:name="Objet39" text:anchor-type="as-char" svg:y="-0.358cm" svg:width="0.762cm" svg:height="0.441cm" draw:z-index="389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276"><text:s/>≈ </text:span><text:span text:style-name="_5f_Caractères_5f_correction"><text:span text:style-name="T276">7</text:span></text:span></text:p>
                </text:list-item>
                <text:list-item>
                  <text:p text:style-name="P188"><text:span text:style-name="T276"><draw:frame draw:style-name="fr7" draw:name="Objet41" text:anchor-type="as-char" svg:y="-0.358cm" svg:width="0.762cm" svg:height="0.441cm" draw:z-index="39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76"><text:s/>≈ </text:span><text:span text:style-name="_5f_Caractères_5f_correction"><text:span text:style-name="T276">8</text:span></text:span></text:p>
                </text:list-item>
                <text:list-item>
                  <text:p text:style-name="P188"><text:span text:style-name="T276"><draw:frame draw:style-name="fr7" draw:name="Objet43" text:anchor-type="as-char" svg:y="-0.358cm" svg:width="0.762cm" svg:height="0.441cm" draw:z-index="403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76"><text:s/>≈ </text:span><text:span text:style-name="_5f_Caractères_5f_correction"><text:span text:style-name="T276">9 </text:span></text:span></text:p>
                </text:list-item>
              </text:list>
            </text:section>
            <text:list xml:id="list183503783117363" text:continue-list="list183503129352059" text:style-name="_5f_Numérotation_20_des_20_exercices">
              <text:list-item>
                <text:p text:style-name="_5f_Paragraphe_5f_avec_5f_Num_5f_Question"><text:span text:style-name="_5f_pointillés_20_gris"><text:span text:style-name="T217"><text:s/>À l’aide de la calculatrice, </text:span></text:span><text:span text:style-name="_5f_pointillés_20_gris"><text:span text:style-name="T218">donne l’arrondi au centième de chacun des nombres suivants.</text:span></text:span></text:p>
              </text:list-item>
            </text:list>
            <text:section text:style-name="Sect4" text:name="Section8">
              <text:list text:style-name="L5">
                <text:list-item>
                  <text:h text:style-name="P136" text:outline-level="1"><text:span text:style-name="_5f_pointillés_20_gris"><text:span text:style-name="T253"><draw:frame draw:style-name="fr7" draw:name="Objet45" text:anchor-type="as-char" svg:y="-0.358cm" svg:width="0.762cm" svg:height="0.441cm" draw:z-index="406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8,06</text:span></text:span></text:h>
                </text:list-item>
                <text:list-item>
                  <text:h text:style-name="P136" text:outline-level="1"><text:span text:style-name="_5f_pointillés_20_gris"><text:span text:style-name="T253"><draw:frame draw:style-name="fr7" draw:name="Objet46" text:anchor-type="as-char" svg:y="-0.358cm" svg:width="0.762cm" svg:height="0.441cm" draw:z-index="407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6,93</text:span></text:span></text:h>
                </text:list-item>
                <text:list-item>
                  <text:h text:style-name="P136" text:outline-level="1"><text:span text:style-name="_5f_pointillés_20_gris"><text:span text:style-name="T253"><draw:frame draw:style-name="fr7" draw:name="Objet48" text:anchor-type="as-char" svg:y="-0.358cm" svg:width="0.762cm" svg:height="0.441cm" draw:z-index="413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text:span text:style-name="_5f_pointillés_20_gris"><text:span text:style-name="T253"><text:s/></text:span></text:span><text:span text:style-name="_5f_pointillés_20_gris"><text:span text:style-name="T254">≈ </text:span></text:span><text:span text:style-name="_5f_Caractères_5f_correction"><text:span text:style-name="T280">4,24</text:span></text:span></text:h>
                </text:list-item>
                <text:list-item>
                  <text:h text:style-name="P136" text:outline-level="1"><text:span text:style-name="_5f_pointillés_20_gris"><text:span text:style-name="T253"><draw:frame draw:style-name="fr7" draw:name="Objet49" text:anchor-type="as-char" svg:y="-0.358cm" svg:width="0.762cm" svg:height="0.441cm" draw:z-index="415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_5f_pointillés_20_gris"><text:span text:style-name="T253"><text:s/></text:span></text:span><text:span text:style-name="_5f_pointillés_20_gris"><text:span text:style-name="T254">≈ </text:span></text:span><text:span text:style-name="_5f_Caractères_5f_correction"><text:span text:style-name="T280">9,85</text:span></text:span></text:h>
                </text:list-item>
                <text:list-item>
                  <text:h text:style-name="P136" text:outline-level="1"><text:span text:style-name="_5f_pointillés_20_gris"><text:span text:style-name="T253"><draw:frame draw:style-name="fr7" draw:name="Objet53" text:anchor-type="as-char" svg:y="-0.358cm" svg:width="0.538cm" svg:height="0.441cm" draw:z-index="453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_5f_pointillés_20_gris"><text:span text:style-name="T253"><text:s/></text:span></text:span><text:span text:style-name="_5f_pointillés_20_gris"><text:span text:style-name="T254">≈ </text:span></text:span><text:span text:style-name="_5f_Caractères_5f_correction"><text:span text:style-name="T280">1,41</text:span></text:span></text:h>
                </text:list-item>
                <text:list-item>
                  <text:h text:style-name="P136" text:outline-level="1"><text:span text:style-name="_5f_pointillés_20_gris"><text:span text:style-name="T253"><draw:frame draw:style-name="fr7" draw:name="Objet55" text:anchor-type="as-char" svg:y="-0.358cm" svg:width="0.538cm" svg:height="0.441cm" draw:z-index="454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_5f_pointillés_20_gris"><text:span text:style-name="T253"><text:s/></text:span></text:span><text:span text:style-name="_5f_pointillés_20_gris"><text:span text:style-name="T254">≈ </text:span></text:span><text:span text:style-name="_5f_Caractères_5f_correction"><text:span text:style-name="T280">2,45</text:span></text:span></text:h>
                </text:list-item>
              </text:list>
            </text:section>
            <text:list xml:id="list183504238045801" text:continue-list="list183503783117363" text:style-name="_5f_Numérotation_20_des_20_exercices">
              <text:list-item>
                <text:p text:style-name="_5f_Paragraphe_5f_avec_5f_Num_5f_Question"><text:span text:style-name="_5f_pointillés_20_gris"><text:s/></text:span><text:span text:style-name="_5f_Caractères">À l’aide de la calculatrice, donne l’arrondi au dixième de chacun des nombres suivants.</text:span></text:p>
              </text:list-item>
            </text:list>
            <text:section text:style-name="Sect4" text:name="Section9">
              <text:list text:style-name="L6">
                <text:list-item>
                  <text:h text:style-name="P137" text:outline-level="1"><text:span text:style-name="_5f_pointillés_20_gris"><text:span text:style-name="T253"><draw:frame draw:style-name="fr7" draw:name="Objet56" text:anchor-type="as-char" svg:y="-0.358cm" svg:width="0.984cm" svg:height="0.441cm" draw:z-index="45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12,8</text:span></text:span></text:h>
                </text:list-item>
                <text:list-item>
                  <text:h text:style-name="P137" text:outline-level="1"><text:span text:style-name="_5f_pointillés_20_gris"><text:span text:style-name="T253"><draw:frame draw:style-name="fr7" draw:name="Objet57" text:anchor-type="as-char" svg:y="-0.358cm" svg:width="0.762cm" svg:height="0.441cm" draw:z-index="46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5,7</text:span></text:span></text:h>
                </text:list-item>
                <text:list-item>
                  <text:h text:style-name="P137" text:outline-level="1"><text:span text:style-name="_5f_pointillés_20_gris"><text:span text:style-name="T253"><draw:frame draw:style-name="fr7" draw:name="Objet58" text:anchor-type="as-char" svg:y="-0.358cm" svg:width="0.762cm" svg:height="0.441cm" draw:z-index="470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4,1</text:span></text:span></text:h>
                </text:list-item>
                <text:list-item>
                  <text:h text:style-name="P137" text:outline-level="1"><text:span text:style-name="_5f_pointillés_20_gris"><text:span text:style-name="T253"><draw:frame draw:style-name="fr7" draw:name="Objet60" text:anchor-type="as-char" svg:y="-0.358cm" svg:width="0.984cm" svg:height="0.441cm" draw:z-index="479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29,1</text:span></text:span></text:h>
                </text:list-item>
                <text:list-item>
                  <text:h text:style-name="P137" text:outline-level="1"><text:span text:style-name="_5f_pointillés_20_gris"><text:span text:style-name="T253"><draw:frame draw:style-name="fr7" draw:name="Objet61" text:anchor-type="as-char" svg:y="-0.358cm" svg:width="0.538cm" svg:height="0.441cm" draw:z-index="481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_5f_pointillés_20_gris"><text:span text:style-name="T254">≈</text:span></text:span><text:span text:style-name="_5f_pointillés_20_gris"><text:span text:style-name="T256"> </text:span></text:span><text:span text:style-name="_5f_Caractères_5f_correction"><text:span text:style-name="T280">1,7</text:span></text:span></text:h>
                </text:list-item>
                <text:list-item>
                  <text:h text:style-name="P137" text:outline-level="1"><text:span text:style-name="_5f_pointillés_20_gris"><text:span text:style-name="T253"><draw:frame draw:style-name="fr7" draw:name="Objet62" text:anchor-type="as-char" svg:y="-0.358cm" svg:width="0.538cm" svg:height="0.441cm" draw:z-index="482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2,2</text:span></text:span></text:h>
                </text:list-item>
              </text:list>
            </text:section>
            <text:list xml:id="list183504141038243" text:continue-list="list183504238045801" text:style-name="_5f_Numérotation_20_des_20_exercices">
              <text:list-item>
                <text:p text:style-name="_5f_Paragraphe_5f_avec_5f_Num_5f_Question"><text:span text:style-name="_5f_pointillés_20_gris"><text:s/></text:span><text:span text:style-name="_5f_Caractères">À l’aide de la calculatrice, donne l’arrondi au centième de chacun des nombres suivants.</text:span></text:p>
              </text:list-item>
            </text:list>
            <text:section text:style-name="Sect2" text:name="Section10">
              <text:list text:style-name="L7">
                <text:list-item>
                  <text:h text:style-name="P138" text:outline-level="1"><text:span text:style-name="_5f_pointillés_20_gris"><text:span text:style-name="T255"><draw:frame draw:style-name="fr6" draw:name="Objet165" text:anchor-type="as-char" svg:width="2.127cm" svg:height="0.441cm" draw:z-index="354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3">35,71</text:span></text:span></text:h>
                </text:list-item>
                <text:list-item>
                  <text:h text:style-name="P138" text:outline-level="1"><text:span text:style-name="_5f_pointillés_20_gris"><text:span text:style-name="T255"><draw:frame draw:style-name="fr6" draw:name="Objet167" text:anchor-type="as-char" svg:width="3.429cm" svg:height="0.441cm" draw:z-index="355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0">– 1,04</text:span></text:span></text:h>
                </text:list-item>
                <text:list-item>
                  <text:h text:style-name="P138" text:outline-level="1"><text:span text:style-name="_5f_pointillés_20_gris"><text:span text:style-name="T254"><draw:frame draw:style-name="fr6" draw:name="Objet63" text:anchor-type="as-char" svg:width="1.663cm" svg:height="0.441cm" draw:z-index="356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3">5,29</text:span></text:span></text:h>
                </text:list-item>
                <text:list-item>
                  <text:h text:style-name="P138" text:outline-level="1"><text:span text:style-name="_5f_pointillés_20_gris"><text:span text:style-name="T255"><draw:frame draw:style-name="fr6" draw:name="Objet64" text:anchor-type="as-char" svg:width="3.351cm" svg:height="0.441cm" draw:z-index="357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3">4,92</text:span></text:span></text:h>
                </text:list-item>
                <text:list-item>
                  <text:h text:style-name="P138" text:outline-level="1"><text:span text:style-name="_5f_pointillés_20_gris"><text:span text:style-name="T254"><draw:frame draw:style-name="fr6" draw:name="Objet65" text:anchor-type="as-char" svg:width="2.773cm" svg:height="0.441cm" draw:z-index="358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_5f_pointillés_20_gris"><text:span text:style-name="T254">≈ </text:span></text:span><text:span text:style-name="_5f_Caractères_5f_correction"><text:span text:style-name="T283">43,25</text:span></text:span></text:h>
                </text:list-item>
              </text:list>
            </text:section>
            <text:list xml:id="list183503444613281" text:continue-list="list183504141038243" text:style-name="_5f_Numérotation_20_des_20_exercices">
              <text:list-item>
                <text:p text:style-name="_5f_Paragraphe_5f_avec_5f_Num_5f_Question"><text:span text:style-name="_5f_pointillés_20_gris"><text:s/></text:span><text:span text:style-name="_5f_Caractères">Écris les nombres suivants sans radical.</text:span></text:p>
              </text:list-item>
            </text:list>
            <text:list text:style-name="L8">
              <text:list-item>
                <text:h text:style-name="P139" text:outline-level="1"><text:span text:style-name="_5f_pointillés_20_gris"><text:span text:style-name="T218"><draw:frame draw:style-name="fr7" draw:name="Objet67" text:anchor-type="as-char" svg:y="-0.358cm" svg:width="1.656cm" svg:height="0.441cm" draw:z-index="375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_5f_pointillés_20_gris"><text:span text:style-name="T219">= </text:span></text:span><text:span text:style-name="_5f_pointillés_20_gris"><text:span text:style-name="T219"><draw:frame draw:style-name="fr5" draw:name="Objet72" text:anchor-type="as-char" svg:y="-0.358cm" svg:width="1.764cm" svg:height="0.441cm" draw:z-index="48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/text:h>
              </text:list-item>
              <text:list-item>
                <text:h text:style-name="P139" text:outline-level="1"><text:span text:style-name="_5f_pointillés_20_gris"><text:span text:style-name="T218"><draw:frame draw:style-name="fr6" draw:name="Objet68" text:anchor-type="as-char" svg:width="1.87cm" svg:height="0.441cm" draw:z-index="376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19">= </text:span></text:span><text:span text:style-name="_5f_pointillés_20_gris"><text:span text:style-name="T213">8 + 6 = 14</text:span></text:span></text:h>
              </text:list-item>
              <text:list-item>
                <text:h text:style-name="P139" text:outline-level="1"><text:span text:style-name="_5f_pointillés_20_gris"><text:span text:style-name="T218"><draw:frame draw:style-name="fr6" draw:name="Objet69" text:anchor-type="as-char" svg:width="1.864cm" svg:height="0.439cm" draw:z-index="377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19">= </text:span></text:span><text:span text:style-name="_5f_pointillés_20_gris"><text:span text:style-name="T219"><draw:frame draw:style-name="fr5" draw:name="Objet74" text:anchor-type="as-char" svg:y="-0.326cm" svg:width="1.476cm" svg:height="0.409cm" draw:z-index="477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/text:h>
              </text:list-item>
              <text:list-item>
                <text:h text:style-name="P139" text:outline-level="1"><text:span text:style-name="_5f_pointillés_20_gris"><text:span text:style-name="T218"><draw:frame draw:style-name="fr6" draw:name="Objet73" text:anchor-type="as-char" svg:width="1.656cm" svg:height="0.445cm" draw:z-index="432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19">= </text:span></text:span><text:span text:style-name="_5f_pointillés_20_gris"><text:span text:style-name="T219"><draw:frame draw:style-name="fr5" draw:name="Objet75" text:anchor-type="as-char" svg:y="-0.358cm" svg:width="2.092cm" svg:height="0.441cm" draw:z-index="467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/text:h>
              </text:list-item>
              <text:list-item>
                <text:h text:style-name="P139" text:outline-level="1"><text:span text:style-name="_5f_pointillés_20_gris"><text:span text:style-name="T218"><draw:frame draw:style-name="fr6" draw:name="Objet70" text:anchor-type="as-char" svg:width="1.032cm" svg:height="0.445cm" draw:z-index="378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19">= </text:span></text:span><text:span text:style-name="_5f_pointillés_20_gris"><text:span text:style-name="T219"><draw:frame draw:style-name="fr5" draw:name="Objet76" text:anchor-type="as-char" svg:y="-0.326cm" svg:width="1.757cm" svg:height="0.409cm" draw:z-index="460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/text:h>
              </text:list-item>
              <text:list-item>
                <text:h text:style-name="P139" text:outline-level="1"><text:span text:style-name="_5f_pointillés_20_gris"><text:span text:style-name="T218"><draw:frame draw:style-name="fr7" draw:name="Objet71" text:anchor-type="as-char" svg:y="-0.39cm" svg:width="1.288cm" svg:height="0.49cm" draw:z-index="379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19">= </text:span></text:span><text:span text:style-name="_5f_pointillés_20_gris"><text:span text:style-name="T219"><draw:frame draw:style-name="fr5" draw:name="Objet77" text:anchor-type="as-char" svg:y="-0.326cm" svg:width="2.3cm" svg:height="0.409cm" draw:z-index="383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/text:h>
              </text:list-item>
            </text:list>
            <text:list xml:id="list183503890254070" text:continue-list="list183503444613281" text:style-name="_5f_Numérotation_20_des_20_exercices">
              <text:list-item>
                <text:p text:style-name="_5f_Paragraphe_5f_avec_5f_Num_5f_Question"><text:span text:style-name="_5f_pointillés_20_gris"><text:s/></text:span><text:span text:style-name="_5f_Caractères">Calcule les nombres suivants.</text:span></text:p>
              </text:list-item>
            </text:list>
            <text:list text:style-name="L9">
              <text:list-item>
                <text:h text:style-name="P140" text:outline-level="1"><text:span text:style-name="_5f_pointillés_20_gris"><text:span text:style-name="T218"><draw:frame draw:style-name="fr7" draw:name="Objet78" text:anchor-type="as-char" svg:y="-0.423cm" svg:width="1.408cm" svg:height="0.526cm" draw:z-index="384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20">= </text:span></text:span><text:span text:style-name="_5f_pointillés_20_gris"><text:span text:style-name="T220"><draw:frame draw:style-name="fr5" draw:name="Objet82" text:anchor-type="as-char" svg:y="-0.372cm" svg:width="3.367cm" svg:height="0.455cm" draw:z-index="450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/text:h>
              </text:list-item>
              <text:list-item>
                <text:h text:style-name="P140" text:outline-level="1"><text:span text:style-name="_5f_pointillés_20_gris"><text:span text:style-name="T218"><draw:frame draw:style-name="fr7" draw:name="Objet79" text:anchor-type="as-char" svg:y="-0.409cm" svg:width="1.409cm" svg:height="0.517cm" draw:z-index="386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20">= </text:span></text:span><text:span text:style-name="_5f_pointillés_20_gris"><text:span text:style-name="T220"><draw:frame draw:style-name="fr5" draw:name="Objet83" text:anchor-type="as-char" svg:y="-0.372cm" svg:width="4.096cm" svg:height="0.455cm" draw:z-index="434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/text:h>
              </text:list-item>
              <text:list-item>
                <text:h text:style-name="P140" text:outline-level="1"><text:span text:style-name="_5f_pointillés_20_gris"><text:span text:style-name="T218"><draw:frame draw:style-name="fr7" draw:name="Objet80" text:anchor-type="as-char" svg:y="-0.423cm" svg:width="1.519cm" svg:height="0.526cm" draw:z-index="38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_5f_pointillés_20_gris"><text:span text:style-name="T218"><text:s/></text:span></text:span><text:span text:style-name="_5f_pointillés_20_gris"><text:span text:style-name="T220">= </text:span></text:span><text:span text:style-name="_5f_pointillés_20_gris"><text:span text:style-name="T220"><draw:frame draw:style-name="fr5" draw:name="Objet84" text:anchor-type="as-char" svg:y="-0.372cm" svg:width="4.166cm" svg:height="0.473cm" draw:z-index="418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/text:h>
              </text:list-item>
              <text:list-item>
                <text:h text:style-name="P140" text:outline-level="1"><text:span text:style-name="_5f_pointillés_20_gris"><text:span text:style-name="T218"><draw:frame draw:style-name="fr6" draw:name="Objet81" text:anchor-type="as-char" svg:width="1.319cm" svg:height="1.055cm" draw:z-index="391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_5f_pointillés_20_gris"><text:span text:style-name="T220">= </text:span></text:span><text:span text:style-name="_5f_pointillés_20_gris"><text:span text:style-name="T220"><draw:frame draw:style-name="fr5" draw:name="Objet85" text:anchor-type="as-char" svg:y="-0.534cm" svg:width="3.336cm" svg:height="0.87cm" draw:z-index="400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/text:h>
                <text:h text:style-name="P140" text:outline-level="1"><text:span text:style-name="_5f_pointillés_20_gris"/></text:h>
              </text:list-item>
            </text:list>
            <text:h text:style-name="P141" text:outline-level="1"><text:span text:style-name="_5f_pointillés_20_gris"/></text:h>
            <text:list xml:id="list183504851967027" text:continue-list="list183503890254070" text:style-name="_5f_Numérotation_20_des_20_exercices">
              <text:list-item>
                <text:p text:style-name="_5f_Paragraphe_5f_avec_5f_Num_5f_Question"><text:span text:style-name="Bold_5f_niv2"><text:s/>Côté d’un carré</text:span></text:p>
              </text:list-item>
            </text:list>
            <text:p text:style-name="P109"><text:span text:style-name="T286">Un carré a une aire égale à 15 cm</text:span><text:span text:style-name="T223">2</text:span><text:span text:style-name="T160">. </text:span></text:p>
            <text:list xml:id="list1186465261" text:style-name="liste_5f_abc">
              <text:list-item text:start-value="1">
                <text:p text:style-name="P162"><text:span text:style-name="T281">Écris la formule permettant de calculer l’aire d’un carré dont la longueur d’un côté est égale à </text:span><text:span text:style-name="_5f_variable"><text:span text:style-name="T287">x</text:span></text:span><text:span text:style-name="T281"> </text:span><text:span text:style-name="T282">unités de longueur.</text:span></text:p>
              </text:list-item>
            </text:list>
            <text:p text:style-name="P110"><draw:frame draw:style-name="fr5" draw:name="Objet86" text:anchor-type="as-char" svg:y="-0.393cm" svg:width="5.659cm" svg:height="0.547cm" draw:z-index="388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  <text:list xml:id="list183504523936609" text:continue-numbering="true" text:style-name="liste_5f_abc">
              <text:list-item>
                <text:p text:style-name="P164"><text:span text:style-name="Bold_5f_niv2"><text:span text:style-name="T208">Déduis-en </text:span></text:span><text:span text:style-name="Bold_5f_niv2"><text:span text:style-name="T235">une valeur </text:span></text:span><text:span text:style-name="Bold_5f_niv2"><text:span text:style-name="T233">exacte, puis une valeur </text:span></text:span><text:span text:style-name="Bold_5f_niv2"><text:span text:style-name="T235">approchée au millimètre </text:span></text:span><text:span text:style-name="Bold_5f_niv2"><text:span text:style-name="T236">près,</text:span></text:span><text:span text:style-name="Bold_5f_niv2"><text:span text:style-name="T235"> de la longueur d</text:span></text:span><text:span text:style-name="Bold_5f_niv2"><text:span text:style-name="T236">u côté du carré précédent.</text:span></text:span></text:p>
              </text:list-item>
            </text:list>
            <text:section text:style-name="Sect4" text:name="Section14">
              <text:list xml:id="list183504645631279" text:continue-numbering="true" text:style-name="liste_5f_abc">
                <text:list-header>
                  <text:p text:style-name="P169"><text:span text:style-name="Bold_5f_niv2"><text:span text:style-name="T236"><draw:frame draw:style-name="fr5" draw:name="Objet87" text:anchor-type="as-char" svg:y="-0.393cm" svg:width="1.924cm" svg:height="0.547cm" draw:z-index="483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/text:p>
                  <text:p text:style-name="P165"><text:span text:style-name="Bold_5f_niv2"><text:span text:style-name="T239">Donc </text:span></text:span><text:span text:style-name="Bold_5f_niv2"><text:span text:style-name="T240"><draw:frame draw:style-name="fr5" draw:name="Objet89" text:anchor-type="as-char" svg:y="-0.393cm" svg:width="1.513cm" svg:height="0.492cm" draw:z-index="484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/text:p>
                  <text:p text:style-name="P165"><text:span text:style-name="Bold_5f_niv2"><text:span text:style-name="T240"><draw:frame draw:style-name="fr5" draw:name="Objet90" text:anchor-type="as-char" svg:y="-0.43cm" svg:width="2.108cm" svg:height="0.529cm" draw:z-index="485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Bold_5f_niv2"><text:span text:style-name="T240"><text:s/></text:span></text:span><text:span text:style-name="Bold_5f_niv2"><text:span text:style-name="T241">(exacte) </text:span></text:span></text:p>
                  <text:p text:style-name="P165"><text:span text:style-name="Bold_5f_niv2"><text:span text:style-name="T241"><draw:frame draw:style-name="fr5" draw:name="Objet91" text:anchor-type="as-char" svg:y="-0.393cm" svg:width="1.99cm" svg:height="0.492cm" draw:z-index="486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text:span text:style-name="Bold_5f_niv2"><text:span text:style-name="T241"><text:s/>(approchée)</text:span></text:span></text:p>
                </text:list-header>
              </text:list>
            </text:section>
            <text:list xml:id="list183504255426760" text:continue-numbering="true" text:style-name="liste_5f_abc">
              <text:list-header>
                <text:p text:style-name="P164"><text:span text:style-name="Bold_5f_niv2"><text:span text:style-name="T241">Le côté du carré mesure environ 3,9 cm, on ne prend que la valeur positive car c’est une longueur.</text:span></text:span></text:p>
              </text:list-header>
            </text:list>
            <text:list xml:id="list183504568614416" text:continue-list="list183504851967027" text:style-name="_5f_Numérotation_20_des_20_exercices">
              <text:list-item>
                <text:p text:style-name="_5f_Paragraphe_5f_avec_5f_Num_5f_Question"><text:span text:style-name="Bold_5f_niv2"><text:span text:style-name="T206"><text:s/>Un carré a une aire égale à 24 cm</text:span></text:span><text:span text:style-name="Bold_5f_niv2"><text:span text:style-name="T221">2</text:span></text:span><text:span text:style-name="Bold_5f_niv2"><text:span text:style-name="T232">. </text:span></text:span><text:span text:style-name="Bold_5f_niv2"><text:span text:style-name="T233">Détermine la valeur exacte de la longueur du côté du carré, puis une valeur approchée au millimètre près.</text:span></text:span></text:p>
              </text:list-item>
            </text:list>
            <text:section text:style-name="Sect4" text:name="Section15">
              <text:p text:style-name="P108"><text:span text:style-name="Bold_5f_niv2"><text:span text:style-name="T236"><draw:frame draw:style-name="fr5" draw:name="Objet93" text:anchor-type="as-char" svg:y="-0.393cm" svg:width="1.924cm" svg:height="0.547cm" draw:z-index="47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/text:p>
              <text:p text:style-name="P108"><text:span text:style-name="Bold_5f_niv2"><text:span text:style-name="T239">Donc </text:span></text:span><text:span text:style-name="Bold_5f_niv2"><text:span text:style-name="T240"><draw:frame draw:style-name="fr5" draw:name="Objet94" text:anchor-type="as-char" svg:y="-0.393cm" svg:width="1.513cm" svg:height="0.492cm" draw:z-index="47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/text:p>
              <text:p text:style-name="P107"><text:span text:style-name="Bold_5f_niv2"><text:span text:style-name="T240"><draw:frame draw:style-name="fr5" draw:name="Objet95" text:anchor-type="as-char" svg:y="-0.43cm" svg:width="2.108cm" svg:height="0.529cm" draw:z-index="473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Bold_5f_niv2"><text:span text:style-name="T240"><text:s/></text:span></text:span><text:span text:style-name="Bold_5f_niv2"><text:span text:style-name="T241">(exacte) </text:span></text:span></text:p>
              <text:p text:style-name="P107"><text:span text:style-name="Bold_5f_niv2"><text:span text:style-name="T241"><draw:frame draw:style-name="fr5" draw:name="Objet92" text:anchor-type="as-char" svg:y="-0.393cm" svg:width="1.99cm" svg:height="0.492cm" draw:z-index="47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Bold_5f_niv2"><text:span text:style-name="T241"><text:s/>(approchée)</text:span></text:span><text:span text:style-name="Bold_5f_niv2"><text:span text:style-name="T233"> </text:span></text:span></text:p>
            </text:section>
            <text:list xml:id="list183504464749641" text:continue-list="list183504255426760" text:style-name="liste_5f_abc">
              <text:list-header>
                <text:p text:style-name="P166"><text:span text:style-name="Bold_5f_niv2"><text:span text:style-name="T241">Le côté du carré mesure environ </text:span></text:span><text:span text:style-name="Bold_5f_niv2"><text:span text:style-name="T250">4</text:span></text:span><text:span text:style-name="Bold_5f_niv2"><text:span text:style-name="T241">,9 cm, on ne prend que la valeur positive car c’est une longueur.</text:span></text:span></text:p>
              </text:list-header>
            </text:list>
            <text:list xml:id="list183503899085850" text:continue-list="list183504568614416" text:style-name="_5f_Numérotation_20_des_20_exercices">
              <text:list-item>
                <text:p text:style-name="_5f_Paragraphe_5f_avec_5f_Num_5f_Question"><text:span text:style-name="Bold_5f_niv2"><text:span text:style-name="T233">Un carré a une aire égale à </text:span></text:span><text:span text:style-name="Bold_5f_niv2"><text:span text:style-name="T234">78 </text:span></text:span><text:span text:style-name="Bold_5f_niv2"><text:span text:style-name="T233">cm</text:span></text:span><text:span text:style-name="Bold_5f_niv2"><text:span text:style-name="T221">2</text:span></text:span><text:span text:style-name="Bold_5f_niv2"><text:span text:style-name="T233">. Détermine la valeur exacte de la longueur du côté du carré, puis une valeur approchée au millimètre près.</text:span></text:span></text:p>
              </text:list-item>
            </text:list>
            <text:section text:style-name="Sect4" text:name="Section16">
              <text:p text:style-name="P108"><text:span text:style-name="Bold_5f_niv2"><text:span text:style-name="T236"><draw:frame draw:style-name="fr5" draw:name="Objet97" text:anchor-type="as-char" svg:y="-0.393cm" svg:width="1.924cm" svg:height="0.547cm" draw:z-index="427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    <text:p text:style-name="P108"><text:span text:style-name="Bold_5f_niv2"><text:span text:style-name="T239">Donc </text:span></text:span><text:span text:style-name="Bold_5f_niv2"><text:span text:style-name="T240"><draw:frame draw:style-name="fr5" draw:name="Objet98" text:anchor-type="as-char" svg:y="-0.393cm" svg:width="1.513cm" svg:height="0.492cm" draw:z-index="430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/text:p>
              <text:p text:style-name="P107"><text:span text:style-name="Bold_5f_niv2"><text:span text:style-name="T240"><draw:frame draw:style-name="fr5" draw:name="Objet99" text:anchor-type="as-char" svg:y="-0.43cm" svg:width="2.108cm" svg:height="0.529cm" draw:z-index="431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Bold_5f_niv2"><text:span text:style-name="T240"><text:s/></text:span></text:span><text:span text:style-name="Bold_5f_niv2"><text:span text:style-name="T241">(exacte) </text:span></text:span></text:p>
              <text:p text:style-name="P107"><text:span text:style-name="Bold_5f_niv2"><text:span text:style-name="T241"><draw:frame draw:style-name="fr5" draw:name="Objet96" text:anchor-type="as-char" svg:y="-0.393cm" svg:width="1.99cm" svg:height="0.492cm" draw:z-index="423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Bold_5f_niv2"><text:span text:style-name="T241"><text:s/>(approchée)</text:span></text:span><text:span text:style-name="Bold_5f_niv2"><text:span text:style-name="T233"> </text:span></text:span></text:p>
            </text:section>
            <text:list xml:id="list183504250264620" text:continue-list="list183504464749641" text:style-name="liste_5f_abc">
              <text:list-header>
                <text:p text:style-name="P166"><text:span text:style-name="Bold_5f_niv2"><text:span text:style-name="T241">Le côté du carré mesure environ </text:span></text:span><text:span text:style-name="Bold_5f_niv2"><text:span text:style-name="T250">8,8</text:span></text:span><text:span text:style-name="Bold_5f_niv2"><text:span text:style-name="T241"> cm, on ne prend que la valeur positive car c’est une longueur.</text:span></text:span></text:p>
                <text:p text:style-name="P166"><text:span text:style-name="Bold_5f_niv2"/></text:p>
              </text:list-header>
            </text:list>
            <text:list xml:id="list183503140987337" text:continue-list="list183503899085850" text:style-name="_5f_Numérotation_20_des_20_exercices">
              <text:list-item>
                <text:p text:style-name="_5f_Paragraphe_5f_avec_5f_Num_5f_Question"><text:span text:style-name="Bold_5f_niv2"><text:span text:style-name="T159">Rayo</text:span></text:span><text:span text:style-name="Bold_5f_niv2"><text:span text:style-name="T290">n d’un </text:span></text:span><text:span text:style-name="Bold_5f_niv2"><text:span text:style-name="T291">d</text:span></text:span><text:span text:style-name="Bold_5f_niv2"><text:span text:style-name="T292">isque</text:span></text:span></text:p>
              </text:list-item>
            </text:list>
            <text:list xml:id="list183503083011560" text:continue-list="list183504250264620" text:style-name="liste_5f_abc">
              <text:list-item text:start-value="1">
                <text:p text:style-name="P163"><text:span text:style-name="_5f_pointillés_20_gris"><text:span text:style-name="T257">Écris</text:span></text:span><text:span text:style-name="_5f_pointillés_20_gris"><text:span text:style-name="T277"> </text:span></text:span><text:span text:style-name="_5f_pointillés_20_gris"><text:span text:style-name="T257">la formule qui permet de calculer l’aire d’un disque de rayon </text:span></text:span><text:span text:style-name="_5f_pointillés_20_gris"><text:span text:style-name="T258">r</text:span></text:span><text:span text:style-name="_5f_pointillés_20_gris"><text:span text:style-name="T257"> unités de longueur.</text:span></text:span></text:p>
              </text:list-item>
            </text:list>
            <text:p text:style-name="P125"><text:span text:style-name="_5f_pointillés_20_gris"><text:span text:style-name="T212"><draw:frame draw:style-name="fr5" draw:name="Objet100" text:anchor-type="as-char" svg:y="-0.393cm" svg:width="2.214cm" svg:height="0.547cm" draw:z-index="385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    <text:list xml:id="list183503199144702" text:continue-numbering="true" text:style-name="liste_5f_abc">
              <text:list-item>
                <text:p text:style-name="P170">Détermine la valeur exacte du rayon <text:span text:style-name="T288">d’un disque de rayon égal à 2 cm</text:span><text:span text:style-name="T223">2</text:span><text:span text:style-name="T288">.</text:span></text:p>
              </text:list-item>
            </text:list>
            <text:section text:style-name="Sect4" text:name="Section17">
              <text:p text:style-name="P117"><text:span text:style-name="_5f_pointillés_20_gris"><draw:frame draw:style-name="fr5" draw:name="Objet101" text:anchor-type="as-char" svg:y="-0.393cm" svg:width="1.766cm" svg:height="0.547cm" draw:z-index="3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p>
              <text:p text:style-name="P118"><text:span text:style-name="_5f_pointillés_20_gris"><text:span text:style-name="T289"><draw:frame draw:style-name="fr5" draw:name="Objet102" text:anchor-type="as-char" svg:y="-0.393cm" svg:width="1.505cm" svg:height="0.492cm" draw:z-index="398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/text:p>
              <text:p text:style-name="P118"><text:span text:style-name="_5f_Caractères_5f_correction"><text:span text:style-name="T285">donc </text:span></text:span><text:span text:style-name="_5f_Caractères_5f_correction"><text:span text:style-name="T284"><draw:frame draw:style-name="fr5" draw:name="Objet103" text:anchor-type="as-char" svg:y="-0.644cm" svg:width="1.289cm" svg:height="0.801cm" draw:z-index="404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/text:p>
              <text:p text:style-name="P118"><text:span text:style-name="_5f_pointillés_20_gris"><text:span text:style-name="T289"><draw:frame draw:style-name="fr5" draw:name="Objet104" text:anchor-type="as-char" svg:y="-0.713cm" svg:width="1.335cm" svg:height="0.87cm" draw:z-index="405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/text:p>
            </text:section>
            <text:list xml:id="list183503194302587" text:continue-numbering="true" text:style-name="liste_5f_abc">
              <text:list-item>
                <text:p text:style-name="P167"><text:span text:style-name="Bold_5f_niv2"><text:span text:style-name="T251">Déduis-en un ordre de grandeu</text:span></text:span><text:span text:style-name="_5f_BVS"><text:span text:style-name="T245">r </text:span></text:span><text:span text:style-name="_5f_BVS"><text:span text:style-name="T246">du rayon.</text:span></text:span></text:p>
                <text:p text:style-name="P167"><text:span text:style-name="_5f_BVS"><text:span text:style-name="T242">Le rayon est plus petit que 1 </text:span></text:span><text:span text:style-name="_5f_BVS"><text:span text:style-name="T243">cm </text:span></text:span><text:span text:style-name="_5f_BVS"><text:span text:style-name="T242">(environ 0,8 </text:span></text:span><text:span text:style-name="_5f_BVS"><text:span text:style-name="T244">cm</text:span></text:span><text:span text:style-name="_5f_BVS"><text:span text:style-name="T242">).</text:span></text:span></text:p>
              </text:list-item>
            </text:list>
            <text:p text:style-name="P168"><text:span text:style-name="_5f_BVS"/></text:p>
            <text:p text:style-name="P168"><text:span text:style-name="_5f_BVS"/></text:p>
            <text:list xml:id="list183504599350363" text:continue-list="list183503140987337" text:style-name="_5f_Numérotation_20_des_20_exercices">
              <text:list-item>
                <text:p text:style-name="_5f_Paragraphe_5f_avec_5f_Num_5f_Question"><text:soft-page-break/><text:span text:style-name="_5f_pointillés_20_gris"><text:span text:style-name="T247"><text:s/>L’aire d’un disque est égale à </text:span></text:span><text:span text:style-name="_5f_pointillés_20_gris"><text:span text:style-name="T248">10</text:span></text:span><text:span text:style-name="_5f_pointillés_20_gris"><text:span text:style-name="T249">8 </text:span></text:span><text:span text:style-name="_5f_pointillés_20_gris"><text:span text:style-name="T247">cm</text:span></text:span><text:span text:style-name="_5f_pointillés_20_gris"><text:span text:style-name="T222">2</text:span></text:span><text:span text:style-name="_5f_pointillés_20_gris"><text:span text:style-name="T247">. </text:span></text:span><text:span text:style-name="_5f_pointillés_20_gris"><text:span text:style-name="T237">Détermine un ordre de grandeur du rayon d</text:span></text:span><text:span text:style-name="_5f_pointillés_20_gris"><text:span text:style-name="T238">e ce</text:span></text:span><text:span text:style-name="_5f_pointillés_20_gris"><text:span text:style-name="T237"> disque.</text:span></text:span></text:p>
              </text:list-item>
            </text:list>
            <text:section text:style-name="Sect4" text:name="Section18">
              <text:p text:style-name="P119"><text:span text:style-name="_5f_pointillés_20_gris"><draw:frame draw:style-name="fr5" draw:name="Objet109" text:anchor-type="as-char" svg:y="-0.393cm" svg:width="2.304cm" svg:height="0.547cm" draw:z-index="442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p>
              <text:p text:style-name="P120"><text:span text:style-name="_5f_pointillés_20_gris"><text:span text:style-name="T289"><draw:frame draw:style-name="fr5" draw:name="Objet110" text:anchor-type="as-char" svg:y="-0.393cm" svg:width="2.041cm" svg:height="0.492cm" draw:z-index="443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/text:p>
              <text:p text:style-name="P120"><text:span text:style-name="_5f_pointillés_20_gris"/></text:p>
              <text:p text:style-name="P120"><text:span text:style-name="_5f_pointillés_20_gris"/></text:p>
              <text:p text:style-name="P120"><text:span text:style-name="_5f_Caractères_5f_correction"><text:span text:style-name="T285">donc </text:span></text:span><text:span text:style-name="_5f_Caractères_5f_correction"><text:span text:style-name="T284"><draw:frame draw:style-name="fr5" draw:name="Objet111" text:anchor-type="as-char" svg:y="-0.644cm" svg:width="1.827cm" svg:height="0.801cm" draw:z-index="444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/text:p>
              <text:p text:style-name="P120"><text:span text:style-name="_5f_pointillés_20_gris"><text:span text:style-name="T289"><draw:frame draw:style-name="fr5" draw:name="Objet37" text:anchor-type="as-char" svg:y="-0.713cm" svg:width="3.62cm" svg:height="0.87cm" draw:z-index="43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/text:p>
              <text:p text:style-name="P126"><text:span text:style-name="_5f_pointillés_20_gris"/>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Oblique" style:font-family-generic="swiss" style:font-pitch="variable"/>
    <style:font-face style:name="Liberation Mono2" svg:font-family="'Liberation Mono'" style:font-adornments="Roman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e8c32a" loext:opacity="100%"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2" style:display-name="Bold_niv2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>
      <text:list-level-style-number text:level="1" text:style-name="_5f_Numéros_20_second_20_exercices" loext:num-list-format="%1%." style:num-suffix=".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loext:num-list-format="%2%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 text:consecutive-numbering="true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_5f_Numéros_20_second_20_exercices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7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7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7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7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7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7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7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7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7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7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7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_5f_En-tête">
      <style:text-properties fo:font-variant="small-caps" fo:color="#1ca2b8" loext:opacity="100%" style:font-name="Bitstream Vera Sans7" fo:font-size="16pt" fo:font-weight="bold" officeooo:rsid="02768590" officeooo:paragraph-rsid="027ef575"/>
    </style:style>
    <style:style style:name="MP59" style:family="paragraph">
      <loext:graphic-properties draw:fill="solid" draw:fill-color="#1ca2b8"/>
    </style:style>
    <style:style style:name="MP6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61" style:family="paragraph" style:parent-style-name="_5f_En-tête">
      <style:text-properties fo:font-variant="small-caps" fo:color="#1ca2b8" loext:opacity="100%" style:font-name="Bitstream Vera Sans7" fo:font-size="16pt" fo:font-weight="bold" officeooo:rsid="02768590" officeooo:paragraph-rsid="029be369"/>
    </style:style>
    <style:style style:name="MP6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3" style:family="paragraph" style:parent-style-name="Folio">
      <style:paragraph-properties fo:text-align="center" style:justify-single-word="false"/>
      <style:text-properties fo:font-size="8pt" officeooo:rsid="0286d363" officeooo:paragraph-rsid="0286d363" style:font-size-asian="8pt" style:font-size-complex="8pt"/>
    </style:style>
    <style:style style:name="MP64" style:family="paragraph" style:parent-style-name="Footer">
      <style:text-properties officeooo:paragraph-rsid="002ab73b"/>
    </style:style>
    <style:style style:name="MP65" style:family="paragraph" style:parent-style-name="Footer">
      <style:text-properties officeooo:paragraph-rsid="029dd9a4"/>
    </style:style>
    <style:style style:name="MP66" style:family="paragraph" style:parent-style-name="_5f_Header_20_N_20_page_20_impaire_20__28_D_29_">
      <style:text-properties officeooo:rsid="027aa87d" officeooo:paragraph-rsid="027aa87d"/>
    </style:style>
    <style:style style:name="MP67" style:family="paragraph" style:parent-style-name="_5f_Header_20_N_20_page_20_impaire_20__28_D_29_">
      <style:text-properties officeooo:rsid="0277791e" officeooo:paragraph-rsid="0277791e"/>
    </style:style>
    <style:style style:name="MP6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dd7e" officeooo:paragraph-rsid="02112a83" fo:background-color="transparent"/>
    </style:style>
    <style:style style:name="MP6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211dd7e" officeooo:paragraph-rsid="0211dd7e" fo:background-color="transparent"/>
    </style:style>
    <style:style style:name="MP70" style:family="paragraph" style:parent-style-name="Footer">
      <style:text-properties officeooo:rsid="0242edd8" officeooo:paragraph-rsid="0242edd8"/>
    </style:style>
    <style:style style:name="MP71" style:family="paragraph" style:parent-style-name="Footer">
      <style:paragraph-properties fo:text-align="start" style:justify-single-word="false"/>
      <style:text-properties officeooo:paragraph-rsid="0211dd7e"/>
    </style:style>
    <style:style style:name="MP72" style:family="paragraph" style:parent-style-name="Header">
      <style:paragraph-properties fo:text-align="start" style:justify-single-word="false"/>
      <style:text-properties officeooo:paragraph-rsid="0211dd7e"/>
    </style:style>
    <style:style style:name="MP7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74" style:family="paragraph" style:parent-style-name="Footer">
      <style:text-properties fo:text-transform="uppercase" fo:color="#808080" loext:opacity="100%" style:font-name="Bitstream Vera Sans7" fo:font-size="9pt" officeooo:rsid="0202bcc5" officeooo:paragraph-rsid="008d016c" fo:background-color="transparent"/>
    </style:style>
    <style:style style:name="MP75" style:family="paragraph" style:parent-style-name="Footer">
      <style:text-properties officeooo:paragraph-rsid="00a59a60"/>
    </style:style>
    <style:style style:name="MP76" style:family="paragraph" style:parent-style-name="Footer">
      <style:text-properties officeooo:paragraph-rsid="004274bc"/>
    </style:style>
    <style:style style:name="MP77" style:family="paragraph" style:parent-style-name="Header">
      <style:paragraph-properties fo:text-align="center" style:justify-single-word="false"/>
      <style:text-properties officeooo:paragraph-rsid="00c10aa6"/>
    </style:style>
    <style:style style:name="MP78" style:family="paragraph" style:parent-style-name="Footer">
      <style:text-properties fo:text-transform="uppercase" fo:color="#808080" loext:opacity="100%" style:font-name="Bitstream Vera Sans7" fo:font-size="9pt" officeooo:rsid="0054f64f" officeooo:paragraph-rsid="00c384cf" fo:background-color="transparent"/>
    </style:style>
    <style:style style:name="MP7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0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MP81" style:family="paragraph" style:parent-style-name="Footer">
      <style:text-properties fo:text-transform="uppercase" fo:color="#808080" loext:opacity="100%" style:font-name="Bitstream Vera Sans7" fo:font-size="9pt" officeooo:rsid="009a8a6b" officeooo:paragraph-rsid="004274bc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7" fo:font-size="9pt" officeooo:rsid="009e3fdd" officeooo:paragraph-rsid="004274bc" fo:background-color="transparent"/>
    </style:style>
    <style:style style:name="MP83" style:family="paragraph" style:parent-style-name="Footer">
      <style:text-properties officeooo:paragraph-rsid="00d8520c"/>
    </style:style>
    <style:style style:name="MP84" style:family="paragraph" style:parent-style-name="Footer">
      <style:text-properties fo:text-transform="uppercase" fo:color="#808080" loext:opacity="100%" style:font-name="Bitstream Vera Sans7" fo:font-size="9pt" officeooo:rsid="00d8520c" officeooo:paragraph-rsid="00c384cf" fo:background-color="transparent"/>
    </style:style>
    <style:style style:name="MP85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6" style:family="paragraph" style:parent-style-name="Footer">
      <style:text-properties officeooo:paragraph-rsid="002aa84d"/>
    </style:style>
    <style:style style:name="MP8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8" style:family="paragraph">
      <loext:graphic-properties draw:fill="solid" draw:fill-color="#7fb241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90" style:family="paragraph" style:parent-style-name="Footer">
      <style:text-properties fo:text-transform="uppercase" fo:color="#808080" loext:opacity="100%" style:font-name="Bitstream Vera Sans7" fo:font-size="9pt" officeooo:rsid="020e4367" officeooo:paragraph-rsid="020e4367" fo:background-color="transparent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2" style:family="paragraph" style:parent-style-name="Footer">
      <style:text-properties fo:text-transform="uppercase" fo:color="#808080" loext:opacity="100%" style:font-name="Bitstream Vera Sans7" fo:font-size="9pt" officeooo:rsid="020eb4a7" officeooo:paragraph-rsid="020eb4a7" fo:background-color="transparent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94" style:family="paragraph" style:parent-style-name="Footer">
      <style:text-properties fo:text-transform="uppercase" fo:color="#808080" loext:opacity="100%" style:font-name="Bitstream Vera Sans7" fo:font-size="9pt" officeooo:rsid="0205a7d8" officeooo:paragraph-rsid="0205a7d8" fo:background-color="transparent"/>
    </style:style>
    <style:style style:name="MP9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6" style:family="paragraph" style:parent-style-name="_5f_Header_20_G_20_page_20_impaire_20__28_D_29_">
      <style:text-properties officeooo:paragraph-rsid="00c87b35"/>
    </style:style>
    <style:style style:name="MP9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00" style:family="paragraph" style:parent-style-name="Footer">
      <style:text-properties fo:text-transform="uppercase" fo:color="#808080" loext:opacity="100%" style:font-name="Bitstream Vera Sans7" fo:font-size="9pt" officeooo:rsid="0208825c" officeooo:paragraph-rsid="0208825c" fo:background-color="transparent"/>
    </style:style>
    <style:style style:name="MP10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rsid="001f8a2d" officeooo:paragraph-rsid="00bd36bc"/>
    </style:style>
    <style:style style:name="MP103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4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rsid="011350d1" officeooo:paragraph-rsid="011350d1"/>
    </style:style>
    <style:style style:name="MP10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rsid="001f8a2d" officeooo:paragraph-rsid="002b33ed"/>
    </style:style>
    <style:style style:name="MP108" style:family="paragraph" style:parent-style-name="Footer">
      <style:text-properties officeooo:rsid="0096b4e2" officeooo:paragraph-rsid="0096b4e2"/>
    </style:style>
    <style:style style:name="MP109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0" style:family="paragraph" style:parent-style-name="Footer">
      <style:text-properties officeooo:paragraph-rsid="0096b4e2"/>
    </style:style>
    <style:style style:name="MP111" style:family="paragraph" style:parent-style-name="Footer">
      <style:text-properties fo:text-transform="uppercase" fo:color="#808080" loext:opacity="100%" style:font-name="Bitstream Vera Sans7" fo:font-size="9pt" officeooo:rsid="0054f64f" officeooo:paragraph-rsid="004274bc" fo:background-color="transparent"/>
    </style:style>
    <style:style style:name="MP1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3" style:family="paragraph" style:parent-style-name="Footer">
      <style:text-properties officeooo:paragraph-rsid="02a682f9"/>
    </style:style>
    <style:style style:name="MP114" style:family="paragraph" style:parent-style-name="Footer">
      <style:text-properties fo:text-transform="uppercase" fo:color="#808080" loext:opacity="100%" style:font-name="Bitstream Vera Sans7" fo:font-size="9pt" officeooo:rsid="02a9fd5d" officeooo:paragraph-rsid="02a9fd5d" fo:background-color="transparent"/>
    </style:style>
    <style:style style:name="MP115" style:family="paragraph" style:parent-style-name="_5f_Footer_20_page_20_impaire_20__28_D_29_">
      <style:text-properties fo:text-transform="uppercase" fo:color="#808080" loext:opacity="100%" style:font-name="Bitstream Vera Sans7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6" style:family="paragraph" style:parent-style-name="Header">
      <style:paragraph-properties fo:text-align="start" style:justify-single-word="false"/>
      <style:text-properties officeooo:paragraph-rsid="02a56131"/>
    </style:style>
    <style:style style:name="MP117" style:family="paragraph" style:parent-style-name="Footer">
      <style:text-properties fo:text-transform="uppercase" fo:color="#808080" loext:opacity="100%" style:font-name="Bitstream Vera Sans7" fo:font-size="9pt" officeooo:rsid="02a56131" officeooo:paragraph-rsid="02a56131" fo:background-color="transparent"/>
    </style:style>
    <style:style style:name="MP118" style:family="paragraph" style:parent-style-name="Footer">
      <style:text-properties fo:text-transform="uppercase" fo:color="#808080" loext:opacity="100%" style:font-name="Bitstream Vera Sans7" fo:font-size="9pt" officeooo:rsid="02aa6e56" officeooo:paragraph-rsid="02aa6e56" fo:background-color="transparent"/>
    </style:style>
    <style:style style:name="MP11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20" style:family="paragraph" style:parent-style-name="Footer">
      <style:text-properties fo:text-transform="uppercase" fo:color="#808080" loext:opacity="100%" style:font-name="Bitstream Vera Sans7" fo:font-size="9pt" officeooo:rsid="02b34792" officeooo:paragraph-rsid="02b34792" fo:background-color="transparent"/>
    </style:style>
    <style:style style:name="MP121" style:family="paragraph">
      <loext:graphic-properties draw:fill="solid" draw:fill-color="#d62e4e"/>
    </style:style>
    <style:style style:name="M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3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7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7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7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7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7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7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7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7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7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7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7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7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7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7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7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7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7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7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7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7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7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7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7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7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7" fo:font-weight="bold" officeooo:rsid="0246ec76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7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7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7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7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7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7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7" fo:font-size="9pt" officeooo:rsid="01827f40" fo:background-color="transparent" loext:char-shading-value="0"/>
    </style:style>
    <style:style style:name="MT8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88" style:family="text">
      <style:text-properties officeooo:rsid="002414b2"/>
    </style:style>
    <style:style style:name="MT89" style:family="text">
      <style:text-properties officeooo:rsid="002ab73b"/>
    </style:style>
    <style:style style:name="MT90" style:family="text">
      <style:text-properties fo:text-transform="uppercase" fo:color="#808080" loext:opacity="100%" style:font-name="Bitstream Vera Sans7" fo:font-size="9pt" officeooo:rsid="002414b2" fo:background-color="transparent" loext:char-shading-value="0"/>
    </style:style>
    <style:style style:name="MT91" style:family="text">
      <style:text-properties fo:text-transform="uppercase" fo:color="#808080" loext:opacity="100%" style:font-name="Bitstream Vera Sans7" fo:font-size="9pt" officeooo:rsid="0181574a" fo:background-color="transparent" loext:char-shading-value="0"/>
    </style:style>
    <style:style style:name="MT92" style:family="text">
      <style:text-properties fo:text-transform="uppercase" fo:color="#808080" loext:opacity="100%" style:font-name="Bitstream Vera Sans7" fo:font-size="9pt" officeooo:rsid="002ab73b" fo:background-color="transparent" loext:char-shading-value="0"/>
    </style:style>
    <style:style style:name="MT93" style:family="text">
      <style:text-properties fo:text-transform="uppercase" fo:color="#808080" loext:opacity="100%" style:font-name="Bitstream Vera Sans7" fo:font-size="9pt" officeooo:rsid="0215abe1" fo:background-color="transparent" loext:char-shading-value="0"/>
    </style:style>
    <style:style style:name="MT94" style:family="text">
      <style:text-properties fo:text-transform="uppercase" fo:color="#808080" loext:opacity="100%" style:font-name="Bitstream Vera Sans7" fo:font-size="9pt" officeooo:rsid="027e70e3" fo:background-color="transparent" loext:char-shading-value="0"/>
    </style:style>
    <style:style style:name="MT9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7" fo:font-size="9pt" officeooo:rsid="022816fd" fo:background-color="transparent" loext:char-shading-value="0"/>
    </style:style>
    <style:style style:name="MT98" style:family="text">
      <style:text-properties fo:text-transform="uppercase" fo:color="#808080" loext:opacity="100%" style:font-name="Bitstream Vera Sans7" fo:font-size="9pt" officeooo:rsid="0242edd8" fo:background-color="transparent" loext:char-shading-value="0"/>
    </style:style>
    <style:style style:name="MT99" style:family="text">
      <style:text-properties fo:text-transform="uppercase" fo:color="#808080" loext:opacity="100%" style:font-name="Bitstream Vera Sans7" fo:font-size="9pt" officeooo:rsid="0211dd7e" fo:background-color="transparent" loext:char-shading-value="0"/>
    </style:style>
    <style:style style:name="MT100" style:family="text">
      <style:text-properties fo:text-transform="uppercase" fo:color="#808080" loext:opacity="100%" style:font-name="Bitstream Vera Sans7" fo:font-size="9pt" officeooo:rsid="02366921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7" fo:font-size="9pt" officeooo:rsid="02392280" fo:background-color="transparent" loext:char-shading-value="0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7" fo:font-size="9pt" officeooo:rsid="0250d176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7" fo:font-size="9pt" officeooo:rsid="025b341c" fo:background-color="transparent" loext:char-shading-value="0"/>
    </style:style>
    <style:style style:name="MT108" style:family="text">
      <style:text-properties fo:text-transform="uppercase" fo:color="#808080" loext:opacity="100%" style:font-name="Bitstream Vera Sans7" fo:font-size="9pt" officeooo:rsid="024b67fe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7" fo:font-size="9pt" officeooo:rsid="02722f5d" fo:background-color="transparent" loext:char-shading-value="0"/>
    </style:style>
    <style:style style:name="MT111" style:family="text">
      <style:text-properties fo:text-transform="uppercase" fo:color="#808080" loext:opacity="100%" style:font-name="Bitstream Vera Sans7" fo:font-size="9pt" officeooo:rsid="026f2aea" fo:background-color="transparent" loext:char-shading-value="0"/>
    </style:style>
    <style:style style:name="MT11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7" fo:font-size="9pt" officeooo:rsid="0264196d" fo:background-color="transparent" loext:char-shading-value="0"/>
    </style:style>
    <style:style style:name="MT114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7" fo:font-size="9pt" officeooo:rsid="026324db" fo:background-color="transparent" loext:char-shading-value="0"/>
    </style:style>
    <style:style style:name="MT116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7" fo:font-size="9pt" officeooo:rsid="0271cf95" fo:background-color="transparent" loext:char-shading-value="0"/>
    </style:style>
    <style:style style:name="MT118" style:family="text">
      <style:text-properties fo:text-transform="uppercase" fo:color="#808080" loext:opacity="100%" style:font-name="Bitstream Vera Sans7" fo:font-size="9pt" officeooo:rsid="02767796" fo:background-color="transparent" loext:char-shading-value="0"/>
    </style:style>
    <style:style style:name="MT119" style:family="text">
      <style:text-properties officeooo:rsid="008d016c"/>
    </style:style>
    <style:style style:name="MT120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7" fo:font-size="9pt" officeooo:rsid="009a8a6b" fo:background-color="transparent" loext:char-shading-value="0"/>
    </style:style>
    <style:style style:name="MT123" style:family="text">
      <style:text-properties fo:text-transform="uppercase" fo:color="#808080" loext:opacity="100%" style:font-name="Bitstream Vera Sans7" fo:font-size="9pt" officeooo:rsid="00fb4f81" fo:background-color="transparent" loext:char-shading-value="0"/>
    </style:style>
    <style:style style:name="MT124" style:family="text">
      <style:text-properties fo:text-transform="uppercase" fo:color="#808080" loext:opacity="100%" style:font-name="Bitstream Vera Sans7" fo:font-size="9pt" officeooo:rsid="0113c9a8" fo:background-color="transparent" loext:char-shading-value="0"/>
    </style:style>
    <style:style style:name="MT12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7" fo:font-size="9pt" officeooo:rsid="00d44bd3" fo:background-color="transparent" loext:char-shading-value="0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7" fo:font-size="9pt" officeooo:rsid="00fda0e9" fo:background-color="transparent" loext:char-shading-value="0"/>
    </style:style>
    <style:style style:name="MT131" style:family="text">
      <style:text-properties officeooo:rsid="009e3fdd"/>
    </style:style>
    <style:style style:name="MT132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4" style:family="text">
      <style:text-properties fo:text-transform="uppercase" fo:color="#808080" loext:opacity="100%" style:font-name="Bitstream Vera Sans7" fo:font-size="9pt" officeooo:rsid="00ab054e" fo:background-color="transparent" loext:char-shading-value="0"/>
    </style:style>
    <style:style style:name="MT135" style:family="text">
      <style:text-properties fo:text-transform="uppercase" fo:color="#808080" loext:opacity="100%" style:font-name="Bitstream Vera Sans7" fo:font-size="9pt" officeooo:rsid="00b0f0c1" fo:background-color="transparent" loext:char-shading-value="0"/>
    </style:style>
    <style:style style:name="MT136" style:family="text">
      <style:text-properties fo:font-variant="small-caps" officeooo:rsid="0054f64f"/>
    </style:style>
    <style:style style:name="MT137" style:family="text">
      <style:text-properties fo:font-variant="small-caps"/>
    </style:style>
    <style:style style:name="MT138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9" style:family="text">
      <style:text-properties officeooo:rsid="00a4cf55"/>
    </style:style>
    <style:style style:name="MT14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7" fo:font-size="9pt" officeooo:rsid="00f252bf" fo:background-color="transparent" loext:char-shading-value="0"/>
    </style:style>
    <style:style style:name="MT144" style:family="text">
      <style:text-properties officeooo:rsid="005a3fa8"/>
    </style:style>
    <style:style style:name="MT145" style:family="text">
      <style:text-properties officeooo:rsid="00415f3a"/>
    </style:style>
    <style:style style:name="MT146" style:family="text">
      <style:text-properties officeooo:rsid="00386ebd"/>
    </style:style>
    <style:style style:name="MT14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7" fo:font-size="9pt" officeooo:rsid="005cb084" fo:background-color="transparent" loext:char-shading-value="0"/>
    </style:style>
    <style:style style:name="MT151" style:family="text">
      <style:text-properties officeooo:rsid="00a59a60"/>
    </style:style>
    <style:style style:name="MT152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7" fo:font-size="9pt" officeooo:rsid="00a59a60" fo:background-color="transparent" loext:char-shading-value="0"/>
    </style:style>
    <style:style style:name="MT155" style:family="text">
      <style:text-properties fo:text-transform="uppercase" fo:color="#808080" loext:opacity="100%" style:font-name="Bitstream Vera Sans7" fo:font-size="9pt" officeooo:rsid="01fbd77d" fo:background-color="transparent" loext:char-shading-value="0"/>
    </style:style>
    <style:style style:name="MT156" style:family="text">
      <style:text-properties officeooo:rsid="01fe03f2"/>
    </style:style>
    <style:style style:name="MT157" style:family="text">
      <style:text-properties fo:font-variant="small-caps" officeooo:rsid="0096b4e2"/>
    </style:style>
    <style:style style:name="MT158" style:family="text">
      <style:text-properties fo:font-variant="small-caps" officeooo:rsid="00a847d5"/>
    </style:style>
    <style:style style:name="MT159" style:family="text">
      <style:text-properties officeooo:rsid="0096b4e2"/>
    </style:style>
    <style:style style:name="MT160" style:family="text">
      <style:text-properties fo:text-transform="uppercase" fo:color="#808080" loext:opacity="100%" style:font-name="Bitstream Vera Sans7" fo:font-size="9pt" officeooo:rsid="00b3f5fc" fo:background-color="transparent" loext:char-shading-value="0"/>
    </style:style>
    <style:style style:name="MT161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MT162" style:family="text">
      <style:text-properties fo:text-transform="uppercase" fo:color="#808080" loext:opacity="100%" style:font-name="Bitstream Vera Sans7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3" style:family="text">
      <style:text-properties fo:text-transform="uppercase" fo:color="#808080" loext:opacity="100%" style:font-name="Bitstream Vera Sans7" fo:font-size="9pt" officeooo:rsid="013d813f" fo:background-color="transparent" loext:char-shading-value="0"/>
    </style:style>
    <style:style style:name="MT164" style:family="text">
      <style:text-properties officeooo:rsid="0032e83a"/>
    </style:style>
    <style:style style:name="MT165" style:family="text">
      <style:text-properties officeooo:rsid="002b33ed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7" fo:font-size="9pt" officeooo:rsid="0108f339" fo:background-color="transparent" loext:char-shading-value="0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7" fo:font-size="9pt" officeooo:rsid="0054f64f" fo:background-color="transparent" loext:char-shading-value="0"/>
    </style:style>
    <style:style style:name="MT173" style:family="text">
      <style:text-properties fo:text-transform="uppercase" fo:color="#808080" loext:opacity="100%" style:font-name="Bitstream Vera Sans7" fo:font-size="9pt" officeooo:rsid="007ae147" fo:background-color="transparent" loext:char-shading-value="0"/>
    </style:style>
    <style:style style:name="MT174" style:family="text">
      <style:text-properties fo:font-variant="small-caps" officeooo:rsid="007d7a6f"/>
    </style:style>
    <style:style style:name="MT175" style:family="text">
      <style:text-properties officeooo:rsid="00a59037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7" fo:font-size="9pt" officeooo:rsid="007d7a6f" fo:background-color="transparent" loext:char-shading-value="0"/>
    </style:style>
    <style:style style:name="MT178" style:family="text">
      <style:text-properties fo:font-variant="small-caps" officeooo:rsid="00990660"/>
    </style:style>
    <style:style style:name="MT179" style:family="text">
      <style:text-properties fo:font-variant="small-caps" officeooo:rsid="00b5d2d1"/>
    </style:style>
    <style:style style:name="MT180" style:family="text">
      <style:text-properties fo:font-variant="small-caps" officeooo:rsid="00b6801f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3" style:family="text">
      <style:text-properties fo:text-transform="uppercase" fo:color="#808080" loext:opacity="100%" style:font-name="Bitstream Vera Sans7" fo:font-size="9pt" officeooo:rsid="02a682f9" fo:background-color="transparent" loext:char-shading-value="0"/>
    </style:style>
    <style:style style:name="MT184" style:family="text">
      <style:text-properties fo:text-transform="uppercase" fo:color="#808080" loext:opacity="100%" style:font-name="Bitstream Vera Sans7" fo:font-size="9pt" officeooo:rsid="029013f4" fo:background-color="transparent" loext:char-shading-value="0"/>
    </style:style>
    <style:style style:name="MT185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6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8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188" style:family="text">
      <style:text-properties fo:text-transform="uppercase" fo:color="#808080" loext:opacity="100%" style:font-name="Bitstream Vera Sans7" fo:font-size="9pt" officeooo:rsid="0276859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45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5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45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45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51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52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448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449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446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447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441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445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439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440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43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437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428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29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433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3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422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24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425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426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420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42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417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419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41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41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414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41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2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40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41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99" draw:name="Shape3_12" draw:style-name="Mgr5" draw:text-style-name="MP1" svg:x1="10.308cm" svg:y1="0.388cm" svg:x2="20.496cm" svg:y2="0.36cm"><text:p/></draw:line><draw:path text:anchor-type="paragraph" draw:z-index="401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402" draw:name="Shape3_27" draw:style-name="Mgr5" draw:text-style-name="MP1" svg:x1="10.308cm" svg:y1="0.388cm" svg:x2="20.496cm" svg:y2="0.36cm"><text:p/></draw:line><draw:path text:anchor-type="paragraph" draw:z-index="40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7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1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3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1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2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09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0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7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08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19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19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8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7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51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96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214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15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6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7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4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5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2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3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0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1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68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69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5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2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3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4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9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93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95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6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90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92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5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2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MP58"><draw:path text:anchor-type="paragraph" draw:z-index="462" draw:name="Forme1" draw:style-name="Mgr11" draw:text-style-name="MP59" svg:width="4.329cm" svg:height="2.24cm" svg:x="-1.499cm" svg:y="-1cm" svg:viewBox="0 0 4330 2241" svg:d="M0 2241l3984-288c209-15 363-168 345-342l-170-1611h-4159z"><text:p/></draw:path><draw:frame text:anchor-type="paragraph" draw:z-index="464" draw:name="Forme2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<draw:line text:anchor-type="paragraph" draw:z-index="466" draw:name="Forme3" draw:style-name="Mgr1" draw:text-style-name="MP1" svg:x1="12.384cm" svg:y1="0.36cm" svg:x2="21.103cm" svg:y2="0.36cm"><text:p/></draw:line>Calculer une racine carrée</text:p>
      </style:header>
      <style:header-left>
        <text:p text:style-name="MP61"><draw:path text:anchor-type="paragraph" draw:z-index="468" draw:name="Forme 1" draw:style-name="Mgr11" draw:text-style-name="MP59" svg:width="4.329cm" svg:height="2.24cm" svg:x="-1.499cm" svg:y="-1cm" svg:viewBox="0 0 4330 2241" svg:d="M0 2241l3984-288c209-15 363-168 345-342l-170-1611h-4159z"><text:p/></draw:path><draw:frame text:anchor-type="paragraph" draw:z-index="475" draw:name="Forme 2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<draw:path text:anchor-type="paragraph" draw:z-index="476" draw:name="Forme 3" draw:style-name="Mgr11" draw:text-style-name="MP59" svg:width="4.329cm" svg:height="2.24cm" svg:x="-1.499cm" svg:y="-1cm" svg:viewBox="0 0 4330 2241" svg:d="M0 2241l3984-288c209-15 363-168 345-342l-170-1611h-4159z"><text:p/></draw:path><draw:frame text:anchor-type="paragraph" draw:z-index="478" draw:name="Forme 4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<draw:line text:anchor-type="paragraph" draw:z-index="480" draw:name="Forme 5" draw:style-name="Mgr1" draw:text-style-name="MP1" svg:x1="12.384cm" svg:y1="0.36cm" svg:x2="21.103cm" svg:y2="0.36cm"><text:p/></draw:line>Calculer une racine carrée</text:p>
      </style:header-left>
      <style:footer>
        <text:p text:style-name="MP62"><draw:frame draw:style-name="Mfr1" draw:name="Cadre1" text:anchor-type="paragraph" svg:y="-0.06cm" draw:z-index="345"><draw:text-box fo:min-height="0.499cm" fo:min-width="3cm"><draw:frame draw:style-name="Mfr2" draw:name="Cadre2" text:anchor-type="frame" svg:x="0.45cm" svg:y="0.079cm" svg:width="0.817cm" draw:z-index="347"><draw:text-box fo:min-height="0.355cm"><text:p text:style-name="MP63"><draw:g text:anchor-type="paragraph" draw:z-index="290" draw:name="Forme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64"><text:span text:style-name="MT88">Triangle rectangle</text:span> • <text:span text:style-name="MT89">D3</text:span></text:p></draw:text-box></draw:frame></text:p>
      </style:footer>
      <style:footer-left>
        <text:p text:style-name="MP62"><draw:frame draw:style-name="Mfr3" draw:name="Frame1711" text:anchor-type="paragraph" svg:x="1.289cm" svg:y="-0.005cm" draw:z-index="348"><draw:text-box fo:min-height="0.499cm" fo:min-width="7.096cm"><draw:frame draw:style-name="Mfr2" draw:name="Frame1721" text:anchor-type="frame" svg:x="0.45cm" svg:y="0.079cm" svg:width="0.817cm" draw:z-index="349"><draw:text-box fo:min-height="0.355cm"><text:p text:style-name="MP3"><text:page-number text:select-page="current">2</text:page-number></text:p></draw:text-box></draw:frame><text:p text:style-name="MP65"><text:span text:style-name="MT90">Triangle rectangle</text:span><text:span text:style-name="MT91"> • </text:span><text:span text:style-name="MT92">D3</text:span></text:p></draw:text-box></draw:frame><draw:g text:anchor-type="paragraph" draw:z-index="291" draw:name="Forme 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6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94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5">Conversions d’unités : longueurs</text:span></text:p>
      </style:header>
      <style:header-left>
        <text:p text:style-name="_5f_Header_20_N_20_page_20_impaire_20__28_D_29_"><text:s/><text:span text:style-name="MT95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5">Conversions d’unités : </text:span><text:span text:style-name="MT96">masses</text:span></text:p>
      </style:header>
      <style:header-left>
        <text:p text:style-name="_5f_Header_20_N_20_page_20_impaire_20__28_D_29_"><text:s/><text:span text:style-name="MT95">Conversions d’unités : </text:span><text:span text:style-name="MT96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97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6"><text:s/></text:span><text:span text:style-name="MT95">Conversions d’unités : </text:span><text:span text:style-name="MT96">masses</text:span></text:p>
      </style:header>
      <style:header-left>
        <text:p text:style-name="_5f_Header_20_N_20_page_20_impaire_20__28_D_29_"><text:span text:style-name="MT96"><text:s/></text:span><text:span text:style-name="MT95">Conversions d’unités : </text:span><text:span text:style-name="MT96">masses</text:span></text:p>
      </style:header-left>
      <style:footer>
        <text:p text:style-name="MP7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98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9">Conversions d’unités : </text:span><text:span text:style-name="MT100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5">Conversions d’unités : </text:span><text:span text:style-name="MT101">Capacités</text:span></text:p>
      </style:header>
      <style:header-left>
        <text:p text:style-name="Header"><text:s/><text:span text:style-name="MT95">Conversions d’unités : </text:span><text:span text:style-name="MT101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2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3">Conversions d’unités : </text:span><text:span text:style-name="MT101">Capacités</text:span></text:p>
      </style:header>
      <style:header-left>
        <text:p text:style-name="_5f_Header_20_N_20_page_20_impaire_20__28_D_29_"><text:span text:style-name="MT103">Conversions d’unités : </text:span><text:span text:style-name="MT10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4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5">Conversions d’unités : </text:span><text:span text:style-name="MT105">Temps et d</text:span><text:span text:style-name="MT106">urées</text:span></text:p>
      </style:header>
      <style:header-left>
        <text:p text:style-name="Header"><text:s/><text:span text:style-name="MT95">Conversions d’unités : </text:span><text:span text:style-name="MT105">Temps et d</text:span><text:span text:style-name="MT106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7">temps et </text:span><text:span text:style-name="MT108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3">Conversions d’unités : </text:span><text:span text:style-name="MT105">Temps et d</text:span><text:span text:style-name="MT106">urées</text:span></text:p>
      </style:header>
      <style:header-left>
        <text:p text:style-name="_5f_Header_20_N_20_page_20_impaire_20__28_D_29_"><text:span text:style-name="MT103">Conversions d’unités : </text:span><text:span text:style-name="MT105">Temps et d</text:span><text:span text:style-name="MT106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07">temps et </text:span><text:span text:style-name="MT108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9">Conversions d’unités : </text:span><text:span text:style-name="MT107">temps et </text:span><text:span text:style-name="MT108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5">Conversions d’unités : </text:span><text:span text:style-name="MT109">Temps et durées</text:span></text:p>
      </style:header>
      <style:header-left>
        <text:p text:style-name="_5f_Header_20_N_20_page_20_impaire_20__28_D_29_"><text:s/><text:span text:style-name="MT95">Conversions d’unités : </text:span><text:span text:style-name="MT109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0">Temps et </text:span><text:span text:style-name="MT111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3">Conversions d’unités : </text:span><text:span text:style-name="MT112">Vitesse</text:span></text:p>
      </style:header>
      <style:header-left>
        <text:p text:style-name="_5f_Header_20_N_20_page_20_impaire_20__28_D_29_"><text:span text:style-name="MT103">Conversions d’unités : </text:span><text:span text:style-name="MT1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3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99">Conversions d’unités : </text:span><text:span text:style-name="MT113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5">Conversions d’unités : </text:span><text:span text:style-name="MT114">Aires</text:span></text:p>
      </style:header>
      <style:header-left>
        <text:p text:style-name="Header"><text:s/><text:span text:style-name="MT95">Conversions d’unités : </text:span><text:span text:style-name="MT114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5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3">Conversions d’unités : </text:span><text:span text:style-name="MT114">Aires</text:span></text:p>
      </style:header>
      <style:header-left>
        <text:p text:style-name="_5f_Header_20_N_20_page_20_paire_20__28_G_29_"><text:span text:style-name="MT103">Conversions d’unités : </text:span><text:span text:style-name="MT114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3">Conversions d’unités : </text:span><text:span text:style-name="MT115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5">Conversions d’unités : </text:span><text:span text:style-name="MT116">Problèmes</text:span></text:p>
      </style:header>
      <style:header-left>
        <text:p text:style-name="_5f_Header_20_N_20_page_20_paire_20__28_G_29_"><text:s/><text:span text:style-name="MT95">Conversions d’unités : </text:span><text:span text:style-name="MT116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7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8">Conversions d’unités </text:span><text:span text:style-name="MT4">: </text:span><text:span text:style-name="MT118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72"><text:span text:style-name="MT103">Conversions d’unités : </text:span><text:span text:style-name="MT116">Problèmes</text:span></text:p>
      </style:header>
      <style:header-left>
        <text:p text:style-name="MP72"><text:span text:style-name="MT103">Conversions d’unités : </text:span><text:span text:style-name="MT116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3">Conversions d’unités : </text:span><text:span text:style-name="MT117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99">Conversions d’unités : </text:span><text:span text:style-name="MT117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73"><text:span text:style-name="MT119"><text:s text:c="15"/>A</text:span>ires : Aire et unité</text:p>
      </style:header>
      <style:header-left>
        <text:p text:style-name="MP73"><text:span text:style-name="MT119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20">partie 1</text:span> : <text:span text:style-name="MT121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122">Géométrie plane, </text:span><text:span text:style-name="MT123">partie 1</text:span><text:span text:style-name="MT122"> : </text:span><text:span text:style-name="MT124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, </text:span><text:span text:style-name="MT123">partie 1</text:span><text:span text:style-name="MT48"> : </text:span><text:span text:style-name="MT124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7"><text:span text:style-name="MT125">Géométrie plane</text:span><text:span text:style-name="MT126"> : </text:span><text:span text:style-name="MT127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8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8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20">partie 1</text:span> : <text:span text:style-name="MT129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122">Géométrie plane, </text:span><text:span text:style-name="MT123">partie 1</text:span><text:span text:style-name="MT122"> : </text:span><text:span text:style-name="MT130">coder</text:span></text:p></draw:text-box></draw:frame><draw:g text:anchor-type="paragraph" draw:z-index="10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8">Géométrie plane, </text:span><text:span text:style-name="MT123">partie 1</text:span><text:span text:style-name="MT48"> : </text:span><text:span text:style-name="MT130">coder</text:span></text:p></draw:text-box></draw:frame><draw:g text:anchor-type="paragraph" draw:z-index="10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7"><text:span text:style-name="MT125">Géométrie plane</text:span><text:span text:style-name="MT126"> : </text:span><text:span text:style-name="MT127">Vocabulaire</text:span></text:p>
      </style:header>
      <style:header-left>
        <text:p text:style-name="MP77"><text:span text:style-name="MT125">Géométrie plane</text:span><text:span text:style-name="MT126"> : </text:span><text:span text:style-name="MT127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8">vocabulaire</text:span></text:p></draw:text-box></draw:frame><draw:g text:anchor-type="paragraph" draw:z-index="10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8">vocabulaire</text:span></text:p></draw:text-box></draw:frame><draw:g text:anchor-type="paragraph" draw:z-index="10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2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0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0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32">Milieu, alignement, </text:span><text:span text:style-name="MT133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122">Géométrie plane : </text:span><text:span text:style-name="MT134">milieu, Alignement, </text:span><text:span text:style-name="MT135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</text:span><text:span text:style-name="MT134">milieu, alignement, </text:span><text:span text:style-name="MT135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9"><text:span text:style-name="MT136">S</text:span><text:span text:style-name="MT137">olides</text:span> : <text:span text:style-name="MT136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9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9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8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Géométrie plane : points, droites <text:span text:style-name="MT139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9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9"><text:span text:style-name="MT136">S</text:span><text:span text:style-name="MT137">olides</text:span> : <text:span text:style-name="MT136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9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9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40">R</text:span><text:span text:style-name="MT141">epères du plan : Se </text:span><text:span text:style-name="MT14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3">déplacer</text:span></text:p></draw:text-box></draw:frame><draw:g text:anchor-type="paragraph" draw:z-index="8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4">Repères du plan : se </text:span><text:span text:style-name="MT143">déplacer</text:span></text:p></draw:text-box></draw:frame><draw:g text:anchor-type="paragraph" draw:z-index="9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Repères du plan : Se repérer</text:p></draw:text-box></draw:frame><draw:g text:anchor-type="paragraph" draw:z-index="8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8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/><text:span text:style-name="MT1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7"><draw:line text:anchor-type="paragraph" draw:z-index="369" draw:name="Shape7_8" draw:style-name="Mgr9" draw:text-style-name="MP1" svg:x1="9.042cm" svg:y1="0.36cm" svg:x2="20.461cm" svg:y2="0.36cm"><text:p/></draw:line><draw:path text:anchor-type="paragraph" draw:z-index="370" draw:name="Shape5_1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371" draw:name="Shape6_2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T<text:span text:style-name="MT145">itre de la série</text:span></text:p>
      </style:header>
      <style:header-left>
        <text:p text:style-name="MP87"><draw:line text:anchor-type="paragraph" draw:z-index="372" draw:name="Shape7_9" draw:style-name="Mgr9" draw:text-style-name="MP1" svg:x1="9.042cm" svg:y1="0.36cm" svg:x2="20.461cm" svg:y2="0.36cm"><text:p/></draw:line><draw:path text:anchor-type="paragraph" draw:z-index="373" draw:name="Shape5_2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374" draw:name="Shape6_5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T<text:span text:style-name="MT145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pan text:style-name="MT146">Angles</text:span> • <text:span text:style-name="MT146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9"><text:span text:style-name="MT119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2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91"><text:span text:style-name="MT72"><text:s text:c="15"/>A</text:span><text:span text:style-name="MT147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8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3"><text:span text:style-name="MT119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1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7"><draw:path text:anchor-type="paragraph" draw:z-index="363" draw:name="Shape5_3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364" draw:name="Shape6_3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<draw:line text:anchor-type="paragraph" draw:z-index="365" draw:name="Shape7_6" draw:style-name="Mgr9" draw:text-style-name="MP1" svg:x1="9.042cm" svg:y1="0.36cm" svg:x2="20.461cm" svg:y2="0.36cm"><text:p/></draw:line>T<text:span text:style-name="MT145">itre de la série</text:span></text:p>
      </style:header>
      <style:header-left>
        <text:p text:style-name="MP87"><draw:path text:anchor-type="paragraph" draw:z-index="366" draw:name="Shape5_4" draw:style-name="Mgr13" draw:text-style-name="MP88" svg:width="4.329cm" svg:height="2.24cm" svg:x="-1.499cm" svg:y="-1cm" svg:viewBox="0 0 4330 2241" svg:d="M0 2241l3984-288c209-15 363-168 345-342l-170-1611h-4159z"><text:p/></draw:path><draw:frame text:anchor-type="paragraph" draw:z-index="367" draw:name="Shape6_4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<draw:line text:anchor-type="paragraph" draw:z-index="368" draw:name="Shape7_3" draw:style-name="Mgr9" draw:text-style-name="MP1" svg:x1="9.042cm" svg:y1="0.36cm" svg:x2="20.461cm" svg:y2="0.36cm"><text:p/></draw:line>T<text:span text:style-name="MT145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pan text:style-name="MT146">Angles</text:span> • <text:span text:style-name="MT146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8">Volumes : </text:span><text:span text:style-name="MT149">Calculs et conversions</text:span></text:p>
      </style:header>
      <style:header-left>
        <text:p text:style-name="_5f_Header_20_M_20_page_20_paire_20__28_G_29_"><text:span text:style-name="MT148">Volumes : </text:span><text:span text:style-name="MT149">Calculs et conversions</text:span></text:p>
      </style:header-left>
      <style:footer>
        <text:list xml:id="list672574893" text:style-name="_5f_Numérotation_20_des_20_exercices">
          <text:list-item>
            <text:list>
              <text:list-item>
                <text:p text:style-name="MP9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6"><text:s/><text:span text:style-name="MT144">Volumes : </text:span><text:span text:style-name="MT150">Calculs et conversions</text:span> </text:p></draw:text-box></draw:frame><draw:g text:anchor-type="paragraph" draw:z-index="68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3502106893372" text:continue-numbering="true" text:style-name="_5f_Numérotation_20_des_20_exercices">
          <text:list-item>
            <text:list>
              <text:list-item>
                <text:p text:style-name="MP9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6"><text:s/><text:span text:style-name="MT144">Volumes : </text:span><text:span text:style-name="MT150">Calculs et conversions</text:span> </text:p></draw:text-box></draw:frame><draw:g text:anchor-type="paragraph" draw:z-index="69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9"><text:span text:style-name="MT136">S</text:span><text:span text:style-name="MT137">olides</text:span> : <text:span text:style-name="MT136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6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6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6"><text:span text:style-name="MT44">Géométrie plane</text:span> : <text:span text:style-name="MT151">D</text:span><text:span text:style-name="MT44">roites, </text:span><text:span text:style-name="MT152">demi-droites </text:span><text:span text:style-name="MT153">&amp; </text:span><text:span text:style-name="MT152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122">Géométrie plane : </text:span><text:span text:style-name="MT48">droites, </text:span><text:span text:style-name="MT154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droites, </text:span><text:span text:style-name="MT154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7"><text:span text:style-name="MT119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3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5">Aires</text:span><text:span text:style-name="MT75"> <text:s/>: </text:span><text:span text:style-name="MT155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6">Aires </text:span>: <text:span text:style-name="MT156">problèmes <text:s text:c="4"/></text:span></text:h>
      </style:footer>
      <style:footer-left>
        <text:p text:style-name="MP98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9"><text:span text:style-name="MT119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6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101"><text:span text:style-name="MT157">Constructions géométriques : </text:span><text:span text:style-name="MT158">Reproduire</text:span></text:p>
      </style:header>
      <style:header-left>
        <text:p text:style-name="MP101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103">Géométrie de base, partie 1: nommer, mesurer</text:p>
      </style:header>
      <style:header-left>
        <text:p text:style-name="_5f_Header_20_G_20_page_20_impaire_20__28_D_29_">Géométrie plane : Vocabulaire</text:p>
        <text:p text:style-name="MP104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0">G</text:span><text:span text:style-name="MT161">éométrie </text:span><text:span text:style-name="MT162">plane </text:span><text:span text:style-name="MT161">: </text:span><text:span text:style-name="MT162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0">G</text:span><text:span text:style-name="MT161">éométrie </text:span><text:span text:style-name="MT163">plane</text:span><text:span text:style-name="MT161"> : </text:span><text:span text:style-name="MT163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6"><draw:line text:anchor-type="paragraph" draw:z-index="360" draw:name="Shape9" draw:style-name="Mgr1" draw:text-style-name="MP1" svg:x1="11.559cm" svg:y1="0.36cm" svg:x2="20.5cm" svg:y2="0.36cm"><text:p/></draw:line><draw:frame text:anchor-type="paragraph" draw:z-index="361" draw:name="Shape8" draw:style-name="Mgr12" draw:text-style-name="MP60" svg:width="2.703cm" svg:height="0.715cm" draw:transform="rotate (0.0872664625997165) translate (-0.172861111111111cm 0.218722222222222cm)"><draw:text-box><text:p text:style-name="MP1"><text:span text:style-name="MT87">Série 1</text:span></text:p></draw:text-box></draw:frame><draw:path text:anchor-type="paragraph" draw:z-index="362" draw:name="Shape7" draw:style-name="Mgr11" draw:text-style-name="MP59" svg:width="4.329cm" svg:height="2.24cm" svg:x="-1.499cm" svg:y="-1cm" svg:viewBox="0 0 4330 2241" svg:d="M0 2241l3984-288c209-15 363-168 345-342l-170-1611h-4159z"><text:p/></draw:path>T<text:span text:style-name="MT164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65">Éléments de géométrie</text:span> • <text:span text:style-name="MT165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7">Constructions géométriques : </text:span><text:span text:style-name="MT158">Reproduire</text:span></text:p>
      </style:header>
      <style:header-left>
        <text:p text:style-name="MP109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2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6">Constructions géométriques : </text:span><text:span text:style-name="MT167">Reproduire</text:span></text:p>
      </style:header>
      <style:header-left>
        <text:p text:style-name="_5f_Header_20_G_20_page_20_paire_20__28_G_29_"><text:span text:style-name="MT166">Constructions géométriques : </text:span><text:span text:style-name="MT167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59">CONSTRUCTIONS Géométriques : </text:span><text:span text:style-name="MT160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101"><text:span text:style-name="MT157">Constructions géométriques : </text:span><text:span text:style-name="MT158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6">Constructions géométriques : </text:span><text:span text:style-name="MT168">Rédiger</text:span></text:p>
      </style:header>
      <style:header-left>
        <text:p text:style-name="_5f_Header_20_G_20_page_20_paire_20__28_G_29_"><text:span text:style-name="MT166">Constructions géométriques : </text:span><text:span text:style-name="MT168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59">CONSTRUCTIONS Géométriques : </text:span><text:span text:style-name="MT169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70">S</text:span>olides : <text:span text:style-name="MT170">Vocabulaire, nature</text:span></text:p>
      </style:header>
      <style:header-left>
        <text:p text:style-name="_5f_Header_20_G_20_page_20_impaire_20__28_D_29_"><text:span text:style-name="MT170">S</text:span>olides : <text:span text:style-name="MT170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1">solides : Vocabulaire, NatuRE</text:p></draw:text-box></draw:frame><draw:g text:anchor-type="paragraph" draw:z-index="4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9"><text:span text:style-name="MT136">S</text:span><text:span text:style-name="MT137">olides</text:span> : <text:span text:style-name="MT136">Vocabulaire, nature</text:span></text:p>
      </style:header>
      <style:header-left>
        <text:p text:style-name="MP79"><text:span text:style-name="MT136">S</text:span><text:span text:style-name="MT137">olides</text:span> : <text:span text:style-name="MT136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4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4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70">S</text:span>olides : <text:span text:style-name="MT171">Perspective cavalière</text:span></text:p>
      </style:header>
      <style:header-left>
        <text:p text:style-name="_5f_Header_20_G_20_page_20_impaire_20__28_D_29_"><text:span text:style-name="MT170">S</text:span>olides : <text:span text:style-name="MT171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3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3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72">solides : </text:span><text:span text:style-name="MT173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6">Solides : </text:span><text:span text:style-name="MT174">Patrons</text:span></text:p>
      </style:header>
      <style:header-left>
        <text:p text:style-name="_5f_Header_20_G_20_page_20_paire_20__28_G_29_"><text:span text:style-name="MT136">Solides : </text:span><text:span text:style-name="MT174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<text:span text:style-name="MT175">patrons</text:span></text:p></draw:text-box></draw:frame><draw:g text:anchor-type="paragraph" draw:z-index="3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5">patrons</text:span></text:h></draw:text-box></draw:frame><draw:g text:anchor-type="paragraph" draw:z-index="3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70">S</text:span>olides : <text:span text:style-name="MT176">Patrons</text:span></text:p>
      </style:header>
      <style:header-left>
        <text:p text:style-name="_5f_Header_20_G_20_page_20_impaire_20__28_D_29_"><text:span text:style-name="MT170">S</text:span>olides : <text:span text:style-name="MT176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7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72">solides : </text:span><text:span text:style-name="MT177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6">S</text:span><text:span text:style-name="MT137">olides</text:span> : <text:span text:style-name="MT136">Vocabulaire, nature</text:span></text:p>
      </style:header>
      <style:header-left>
        <text:p text:style-name="_5f_Header_20_G_20_page_20_impaire_20__28_D_29_"><text:span text:style-name="MT136">S</text:span><text:span text:style-name="MT137">olides</text:span> : <text:span text:style-name="MT136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3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solides : Vocabulaire, NatuRE</text:p></draw:text-box></draw:frame><draw:g text:anchor-type="paragraph" draw:z-index="3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12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3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3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7"> : </text:span><text:span text:style-name="MT182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12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2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2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7"> : </text:span><text:span text:style-name="MT181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2">S</text:span><text:span text:style-name="MT183">ymétrie axiale : </text:span><text:span text:style-name="MT184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22">S</text:span><text:span text:style-name="MT183">ymétrie axiale : </text:span><text:span text:style-name="MT184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2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4">Symétrie axiale : constructions</text:p></draw:text-box></draw:frame><draw:g text:anchor-type="paragraph" draw:z-index="2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5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12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header-left>
        <text:p text:style-name="MP112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5">Symétrie axiale</text:span><text:span text:style-name="MT47"> : </text:span><text:span text:style-name="MT186">Axes de symétrie de figures</text:span></text:p>
      </style:header>
      <style:header-left>
        <text:p text:style-name="MP116"><text:span text:style-name="MT185">Symétrie axiale</text:span><text:span text:style-name="MT47"> : </text:span><text:span text:style-name="MT186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7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12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8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12"><text:span text:style-name="MT178">Géométrie plane</text:span><text:span text:style-name="MT136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31">Géométrie plane : </text:span><text:span text:style-name="MT45">parallèles, perpendiculaires, </text:span><text:span text:style-name="MT68">distances</text:span></text:p></draw:text-box></draw:frame><draw:g text:anchor-type="paragraph" draw:z-index="1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9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53" draw:name="Shape3_0" draw:style-name="Mgr14" draw:text-style-name="MP1" svg:x1="10.893cm" svg:y1="0.403cm" svg:x2="20.503cm" svg:y2="0.327cm"><text:p/></draw:line><draw:path text:anchor-type="char" draw:z-index="4" draw:name="Shape1_3" draw:style-name="Mgr15" draw:text-style-name="MP121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" draw:name="Shape1_9" draw:style-name="Mgr15" draw:text-style-name="MP121" svg:width="4.329cm" svg:height="2.24cm" svg:x="-1.499cm" svg:y="-0.991cm" svg:viewBox="0 0 4330 2241" svg:d="M0 2241l3984-288c209-15 363-168 345-342l-170-1611h-4159z"><text:p/></draw:path>Résoudre des problèmes<draw:line text:anchor-type="char" draw:z-index="35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5" draw:name="Shape4_130" draw:style-name="Mgr2"><draw:path draw:style-name="Mgr16" draw:text-style-name="MP1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" draw:name="Shape4_264" draw:style-name="Mgr2"><draw:path draw:style-name="Mgr16" draw:text-style-name="MP122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23"><draw:line text:anchor-type="paragraph" draw:z-index="35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0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187">Conversions d’unités</text:span> : <text:span text:style-name="MT187">Vitesse</text:span></text:p>
      </style:header>
      <style:header-left>
        <text:p text:style-name="_5f_Header_20_M_20_page_20_paire_20__28_G_29_">Périmètre : Problèmes</text:p>
      </style:header-left>
      <style:footer>
        <text:p text:style-name="MP62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74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88">Conversions d’unités</text:span><text:span text:style-name="MT75"> : </text:span><text:span text:style-name="MT188">Vitesse</text:span></text:p></draw:text-box></draw:frame></text:p>
      </style:footer>
      <style:footer-left>
        <text:p text:style-name="MP62"><draw:g text:anchor-type="paragraph" draw:z-index="275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8_5f_SERIE_5f_M_5f_GAUCHE_5f_ET_5f_DROITE_5f_1COL" style:display-name="1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4" text:anchor-type="paragraph" svg:y="-0.06cm" draw:z-index="0"><draw:text-box fo:min-height="0.499cm" fo:min-width="3cm"><draw:frame draw:style-name="Mfr2" draw:name="Frame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27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6" text:anchor-type="paragraph" svg:y="-0.06cm" draw:z-index="0"><draw:text-box fo:min-height="0.499cm" fo:min-width="3cm"><draw:frame draw:style-name="Mfr2" draw:name="Frame2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2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2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187">Conversions d’unités</text:span> : <text:span text:style-name="MT187">Vitesse</text:span></text:p>
      </style:header>
      <style:header-left>
        <text:p text:style-name="_5f_Header_20_M_20_page_20_paire_20__28_G_29_">Périmètre : Problèmes</text:p>
      </style:header-left>
      <style:footer>
        <text:p text:style-name="MP62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5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88">Conversions d’unités</text:span><text:span text:style-name="MT75"> : </text:span><text:span text:style-name="MT188">Vitesse</text:span></text:p></draw:text-box></draw:frame></text:p>
      </style:footer>
      <style:footer-left>
        <text:p text:style-name="MP62"><draw:g text:anchor-type="paragraph" draw:z-index="286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187">Conversions d’unités</text:span> : <text:span text:style-name="MT187">Vitesse</text:span></text:p>
      </style:header>
      <style:header-left>
        <text:p text:style-name="_5f_Header_20_M_20_page_20_paire_20__28_G_29_">Périmètre : Problèmes</text:p>
      </style:header-left>
      <style:footer>
        <text:p text:style-name="MP62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7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88">Conversions d’unités</text:span><text:span text:style-name="MT75"> : </text:span><text:span text:style-name="MT188">Vitesse</text:span></text:p></draw:text-box></draw:frame></text:p>
      </style:footer>
      <style:footer-left>
        <text:p text:style-name="MP62"><draw:g text:anchor-type="paragraph" draw:z-index="288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91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8T18:20:46.042000000</meta:creation-date>
    <meta:editing-duration>PT2H31M14S</meta:editing-duration>
    <meta:editing-cycles>37</meta:editing-cycles>
    <meta:generator>LibreOffice/7.4.7.2$Windows_X86_64 LibreOffice_project/723314e595e8007d3cf785c16538505a1c878ca5</meta:generator>
    <dc:description>Fiche 8 - série 5</dc:description>
    <dc:title>Conversions d’unités : Vitesse - Corrigé</dc:title>
    <dc:date>2023-11-08T18:35:00.244000000</dc:date>
    <meta:document-statistic meta:table-count="3" meta:image-count="0" meta:object-count="115" meta:page-count="3" meta:paragraph-count="967" meta:word-count="3552" meta:character-count="21738" meta:non-whitespace-character-count="18735"/>
  </office:meta>
</office:document-meta>
</file>

<file path=Object 1/content.xml><?xml version="1.0" encoding="utf-8"?>
<math xmlns="http://www.w3.org/1998/Math/MathML" display="block">
  <semantics>
    <msqrt>
      <mn>225</mn>
    </msqrt>
    <annotation encoding="StarMath 5.0">sqrt 225
</annotation>
  </semantics>
</math>
</file>

<file path=Object 10/content.xml><?xml version="1.0" encoding="utf-8"?>
<math xmlns="http://www.w3.org/1998/Math/MathML" display="block">
  <semantics>
    <msqrt>
      <mn>81</mn>
    </msqrt>
    <annotation encoding="StarMath 5.0"> sqrt{81}
</annotation>
  </semantics>
</math>
</file>

<file path=Object 100/content.xml><?xml version="1.0" encoding="utf-8"?>
<math xmlns="http://www.w3.org/1998/Math/MathML" display="block">
  <semantics>
    <mstyle mathsize="12pt">
      <mrow>
        <mi>x</mi>
        <mrow>
          <mspace width="0.5em"/>
          <mo stretchy="false">≈</mo>
          <mspace width="0.5em"/>
        </mrow>
        <mn>4,9</mn>
        <mi mathvariant="italic">cm</mi>
      </mrow>
    </mstyle>
    <annotation encoding="StarMath 5.0">size 12 {x `approx` 4,9 cm}

</annotation>
  </semantics>
</math>
</file>

<file path=Object 101/content.xml><?xml version="1.0" encoding="utf-8"?>
<math xmlns="http://www.w3.org/1998/Math/MathML" display="block">
  <semantics>
    <mstyle mathsize="12pt">
      <mrow>
        <msub>
          <mi>A</mi>
          <mi mathvariant="italic">carré</mi>
        </msub>
        <mrow>
          <mspace width="0.5em"/>
          <mo stretchy="false">=</mo>
          <mspace width="0.5em"/>
        </mrow>
        <mn>24</mn>
      </mrow>
    </mstyle>
    <annotation encoding="StarMath 5.0">size 12 {A_carré `=` 24}

</annotation>
  </semantics>
</math>
</file>

<file path=Object 102/content.xml><?xml version="1.0" encoding="utf-8"?>
<math xmlns="http://www.w3.org/1998/Math/MathML" display="block">
  <semantics>
    <mstyle mathsize="12pt">
      <mrow>
        <mi>x</mi>
        <mn>²</mn>
        <mrow>
          <mspace width="0.5em"/>
          <mo stretchy="false">=</mo>
          <mspace width="0.5em"/>
        </mrow>
        <mn>24</mn>
      </mrow>
    </mstyle>
    <annotation encoding="StarMath 5.0">size 12 {x²`=` 24}

</annotation>
  </semantics>
</math>
</file>

<file path=Object 103/content.xml><?xml version="1.0" encoding="utf-8"?>
<math xmlns="http://www.w3.org/1998/Math/MathML" display="block">
  <semantics>
    <mstyle mathsize="12pt">
      <mrow>
        <mi>x</mi>
        <mrow>
          <mspace width="0.5em"/>
          <mo stretchy="false">=</mo>
          <mspace width="0.5em"/>
        </mrow>
        <msqrt>
          <mn>24</mn>
        </msqrt>
        <mi mathvariant="italic">cm</mi>
      </mrow>
    </mstyle>
    <annotation encoding="StarMath 5.0">size 12 {x `=` sqrt 24 cm}
</annotation>
  </semantics>
</math>
</file>

<file path=Object 104/content.xml><?xml version="1.0" encoding="utf-8"?>
<math xmlns="http://www.w3.org/1998/Math/MathML" display="block">
  <semantics>
    <mstyle mathsize="12pt">
      <mrow>
        <mi>x</mi>
        <mrow>
          <mspace width="0.5em"/>
          <mo stretchy="false">≈</mo>
          <mspace width="0.5em"/>
        </mrow>
        <mn>8,8</mn>
        <mi mathvariant="italic">cm</mi>
      </mrow>
    </mstyle>
    <annotation encoding="StarMath 5.0">size 12 {x `approx` 8,8 cm}

</annotation>
  </semantics>
</math>
</file>

<file path=Object 105/content.xml><?xml version="1.0" encoding="utf-8"?>
<math xmlns="http://www.w3.org/1998/Math/MathML" display="block">
  <semantics>
    <mstyle mathsize="12pt">
      <mrow>
        <msub>
          <mi>A</mi>
          <mi mathvariant="italic">carré</mi>
        </msub>
        <mrow>
          <mspace width="0.5em"/>
          <mo stretchy="false">=</mo>
          <mspace width="0.5em"/>
        </mrow>
        <mn>78</mn>
      </mrow>
    </mstyle>
    <annotation encoding="StarMath 5.0">size 12 {A_carré `=` 78}

</annotation>
  </semantics>
</math>
</file>

<file path=Object 106/content.xml><?xml version="1.0" encoding="utf-8"?>
<math xmlns="http://www.w3.org/1998/Math/MathML" display="block">
  <semantics>
    <mstyle mathsize="12pt">
      <mrow>
        <mi>x</mi>
        <mn>²</mn>
        <mrow>
          <mspace width="0.5em"/>
          <mo stretchy="false">=</mo>
          <mspace width="0.5em"/>
        </mrow>
        <mn>78</mn>
      </mrow>
    </mstyle>
    <annotation encoding="StarMath 5.0">size 12 {x² `=` 78}

</annotation>
  </semantics>
</math>
</file>

<file path=Object 107/content.xml><?xml version="1.0" encoding="utf-8"?>
<math xmlns="http://www.w3.org/1998/Math/MathML" display="block">
  <semantics>
    <mstyle mathsize="12pt">
      <mrow>
        <mi>x</mi>
        <mrow>
          <mspace width="0.5em"/>
          <mo stretchy="false">=</mo>
          <mspace width="0.5em"/>
        </mrow>
        <msqrt>
          <mn>78</mn>
        </msqrt>
        <mi mathvariant="italic">cm</mi>
      </mrow>
    </mstyle>
    <annotation encoding="StarMath 5.0">size 12 {x `=` sqrt 78 cm}
</annotation>
  </semantics>
</math>
</file>

<file path=Object 108/content.xml><?xml version="1.0" encoding="utf-8"?>
<math xmlns="http://www.w3.org/1998/Math/MathML" display="block">
  <semantics>
    <mstyle mathsize="12pt">
      <mrow>
        <msub>
          <mi>A</mi>
          <mi mathvariant="italic">disque</mi>
        </msub>
        <mrow>
          <mspace width="0.5em"/>
          <mo stretchy="false">=</mo>
          <mspace width="0.5em"/>
        </mrow>
        <mi mathvariant="normal">π</mi>
        <mi>r</mi>
        <mn>²</mn>
      </mrow>
    </mstyle>
    <annotation encoding="StarMath 5.0">size 12 {A_disque `=` %pi r²}

</annotation>
  </semantics>
</math>
</file>

<file path=Object 109/content.xml><?xml version="1.0" encoding="utf-8"?>
<math xmlns="http://www.w3.org/1998/Math/MathML" display="block">
  <semantics>
    <mstyle mathsize="12pt">
      <mrow>
        <msub>
          <mi>A</mi>
          <mi mathvariant="italic">disque</mi>
        </msub>
        <mrow>
          <mspace width="0.5em"/>
          <mo stretchy="false">=</mo>
          <mspace width="0.5em"/>
        </mrow>
        <mn>2</mn>
      </mrow>
    </mstyle>
    <annotation encoding="StarMath 5.0">size 12 {A_disque `=` 2}

</annotation>
  </semantics>
</math>
</file>

<file path=Object 11/content.xml><?xml version="1.0" encoding="utf-8"?>
<math xmlns="http://www.w3.org/1998/Math/MathML" display="block">
  <semantics>
    <mstyle mathsize="10pt">
      <msqrt>
        <msup>
          <mn>3</mn>
          <mn>2</mn>
        </msup>
      </msqrt>
    </mstyle>
    <annotation encoding="StarMath 5.0">size 10 {sqrt{3}^2}</annotation>
  </semantics>
</math>
</file>

<file path=Object 110/content.xml><?xml version="1.0" encoding="utf-8"?>
<math xmlns="http://www.w3.org/1998/Math/MathML" display="block">
  <semantics>
    <mstyle mathsize="12pt">
      <mrow>
        <mi mathvariant="normal">π</mi>
        <mi>r</mi>
        <mn>²</mn>
        <mrow>
          <mspace width="0.5em"/>
          <mo stretchy="false">=</mo>
          <mspace width="0.5em"/>
        </mrow>
        <mn>2</mn>
      </mrow>
    </mstyle>
    <annotation encoding="StarMath 5.0">size 12 {%pi r² `=` 2}

</annotation>
  </semantics>
</math>
</file>

<file path=Object 111/content.xml><?xml version="1.0" encoding="utf-8"?>
<math xmlns="http://www.w3.org/1998/Math/MathML" display="block">
  <semantics>
    <mstyle mathsize="12pt">
      <mrow>
        <mi>r</mi>
        <mn>²</mn>
        <mrow>
          <mspace width="0.5em"/>
          <mo stretchy="false">=</mo>
          <mspace width="0.5em"/>
        </mrow>
        <mfrac>
          <mn>2</mn>
          <mi mathvariant="normal">π</mi>
        </mfrac>
      </mrow>
    </mstyle>
    <annotation encoding="StarMath 5.0">size 12 {r² `=` 2 over %pi}

</annotation>
  </semantics>
</math>
</file>

<file path=Object 112/content.xml><?xml version="1.0" encoding="utf-8"?>
<math xmlns="http://www.w3.org/1998/Math/MathML" display="block">
  <semantics>
    <mstyle mathsize="12pt">
      <mrow>
        <mi>r</mi>
        <mrow>
          <mspace width="0.5em"/>
          <mo stretchy="false">=</mo>
          <mspace width="0.5em"/>
        </mrow>
        <msqrt>
          <mfrac>
            <mn>2</mn>
            <mi mathvariant="normal">π</mi>
          </mfrac>
        </msqrt>
      </mrow>
    </mstyle>
    <annotation encoding="StarMath 5.0">size 12 {r `=` sqrt{ 2 over %pi }}

</annotation>
  </semantics>
</math>
</file>

<file path=Object 117/content.xml><?xml version="1.0" encoding="utf-8"?>
<math xmlns="http://www.w3.org/1998/Math/MathML" display="block">
  <semantics>
    <mstyle mathsize="12pt">
      <mrow>
        <msub>
          <mi>A</mi>
          <mi mathvariant="italic">disque</mi>
        </msub>
        <mrow>
          <mspace width="0.5em"/>
          <mo stretchy="false">=</mo>
          <mspace width="0.5em"/>
        </mrow>
        <mn>108</mn>
      </mrow>
    </mstyle>
    <annotation encoding="StarMath 5.0">size 12 {A_disque `=` 108}

</annotation>
  </semantics>
</math>
</file>

<file path=Object 118/content.xml><?xml version="1.0" encoding="utf-8"?>
<math xmlns="http://www.w3.org/1998/Math/MathML" display="block">
  <semantics>
    <mstyle mathsize="12pt">
      <mrow>
        <mi mathvariant="normal">π</mi>
        <mi>r</mi>
        <mn>²</mn>
        <mrow>
          <mspace width="0.5em"/>
          <mo stretchy="false">=</mo>
          <mspace width="0.5em"/>
        </mrow>
        <mn>108</mn>
      </mrow>
    </mstyle>
    <annotation encoding="StarMath 5.0">size 12 {%pi r² `=` 108}

</annotation>
  </semantics>
</math>
</file>

<file path=Object 119/content.xml><?xml version="1.0" encoding="utf-8"?>
<math xmlns="http://www.w3.org/1998/Math/MathML" display="block">
  <semantics>
    <mstyle mathsize="12pt">
      <mrow>
        <mi>r</mi>
        <mn>²</mn>
        <mrow>
          <mspace width="0.5em"/>
          <mo stretchy="false">=</mo>
          <mspace width="0.5em"/>
        </mrow>
        <mfrac>
          <mn>108</mn>
          <mi mathvariant="normal">π</mi>
        </mfrac>
      </mrow>
    </mstyle>
    <annotation encoding="StarMath 5.0">size 12 {r² `=` 108 over %pi}

</annotation>
  </semantics>
</math>
</file>

<file path=Object 12/content.xml><?xml version="1.0" encoding="utf-8"?>
<math xmlns="http://www.w3.org/1998/Math/MathML" display="block">
  <semantics>
    <mfrac>
      <mn>1</mn>
      <mn>100</mn>
    </mfrac>
    <annotation encoding="StarMath 5.0">1 over 100
</annotation>
  </semantics>
</math>
</file>

<file path=Object 13/content.xml><?xml version="1.0" encoding="utf-8"?>
<math xmlns="http://www.w3.org/1998/Math/MathML" display="block">
  <semantics>
    <msqrt>
      <mn>9</mn>
    </msqrt>
    <annotation encoding="StarMath 5.0"> sqrt{9}</annotation>
  </semantics>
</math>
</file>

<file path=Object 14/content.xml><?xml version="1.0" encoding="utf-8"?>
<math xmlns="http://www.w3.org/1998/Math/MathML" display="block">
  <semantics>
    <msqrt>
      <msup>
        <mrow>
          <mo fence="true" form="prefix" stretchy="false">(</mo>
          <mrow>
            <mrow>
              <mo stretchy="false">−</mo>
              <mn>9</mn>
            </mrow>
          </mrow>
          <mo fence="true" form="postfix" stretchy="false">)</mo>
        </mrow>
        <mrow>
          <mn>2</mn>
          <mspace width="0.5em"/>
        </mrow>
      </msup>
    </msqrt>
    <annotation encoding="StarMath 5.0"> sqrt{( -{9})^{2`}}
</annotation>
  </semantics>
</math>
</file>

<file path=Object 15/content.xml><?xml version="1.0" encoding="utf-8"?>
<math xmlns="http://www.w3.org/1998/Math/MathML" display="block">
  <semantics>
    <mstyle mathvariant="bold">
      <msqrt>
        <mi>a</mi>
      </msqrt>
    </mstyle>
    <annotation encoding="StarMath 5.0">bold  sqrt{a}</annotation>
  </semantics>
</math>
</file>

<file path=Object 16/content.xml><?xml version="1.0" encoding="utf-8"?>
<math xmlns="http://www.w3.org/1998/Math/MathML" display="block">
  <semantics>
    <msqrt>
      <mn>144</mn>
    </msqrt>
    <annotation encoding="StarMath 5.0">sqrt 144
</annotation>
  </semantics>
</math>
</file>

<file path=Object 17/content.xml><?xml version="1.0" encoding="utf-8"?>
<math xmlns="http://www.w3.org/1998/Math/MathML" display="block">
  <semantics>
    <msqrt>
      <mn>256</mn>
    </msqrt>
    <annotation encoding="StarMath 5.0">sqrt 256
</annotation>
  </semantics>
</math>
</file>

<file path=Object 18/content.xml><?xml version="1.0" encoding="utf-8"?>
<math xmlns="http://www.w3.org/1998/Math/MathML" display="block">
  <semantics>
    <msqrt>
      <mn>25</mn>
    </msqrt>
    <annotation encoding="StarMath 5.0">Sqrt 25 </annotation>
  </semantics>
</math>
</file>

<file path=Object 19/content.xml><?xml version="1.0" encoding="utf-8"?>
<math xmlns="http://www.w3.org/1998/Math/MathML" display="block">
  <semantics>
    <msqrt>
      <mn>81</mn>
    </msqrt>
    <annotation encoding="StarMath 5.0">Sqrt 81</annotation>
  </semantics>
</math>
</file>

<file path=Object 2/content.xml><?xml version="1.0" encoding="utf-8"?>
<math xmlns="http://www.w3.org/1998/Math/MathML" display="block">
  <semantics>
    <mstyle mathvariant="bold">
      <msqrt>
        <mi>x</mi>
      </msqrt>
    </mstyle>
    <annotation encoding="StarMath 5.0">bold  sqrt{x}</annotation>
  </semantics>
</math>
</file>

<file path=Object 20/content.xml><?xml version="1.0" encoding="utf-8"?>
<math xmlns="http://www.w3.org/1998/Math/MathML" display="block">
  <semantics>
    <msqrt>
      <mn>121</mn>
    </msqrt>
    <annotation encoding="StarMath 5.0">Sqrt 121</annotation>
  </semantics>
</math>
</file>

<file path=Object 21/content.xml><?xml version="1.0" encoding="utf-8"?>
<!DOCTYPE math  PUBLIC '-//OpenOffice.org//DTD Modified W3C MathML 1.01//EN'  'math.dtd'>
<math:math xmlns:math="http://www.w3.org/1998/Math/MathML">
  <math:semantics>
    <math:msqrt>
      <math:msup>
        <math:mn>2</math:mn>
        <math:mn>6</math:mn>
      </math:msup>
    </math:msqrt>
    <math:annotation math:encoding="StarMath 5.0"> sqrt{{2}^6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qrt>
        <math:mn>144</math:mn>
      </math:msqrt>
      <math:mrow>
        <math:mi/>
        <math:mo math:stretchy="false">−</math:mo>
        <math:mi/>
      </math:mrow>
      <math:mn>6</math:mn>
    </math:mrow>
    <math:annotation math:encoding="StarMath 5.0"> sqrt{144}`-`6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p>
      <math:msqrt>
        <math:mn>17</math:mn>
      </math:msqrt>
      <math:mrow>
        <math:mi/>
        <math:mn>2</math:mn>
      </math:mrow>
    </math:msup>
    <math:annotation math:encoding="StarMath 5.0">{ sqrt{17}}^{`2}</math:annotation>
  </math:semantics>
</math:math>
</file>

<file path=Object 24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9</mn>
            </mrow>
          </mrow>
          <mo fence="true" stretchy="false">)</mo>
        </mrow>
        <mn>2</mn>
      </msup>
    </msqrt>
    <annotation encoding="StarMath 5.0"> sqrt{{(-9)}^2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qrt>
      <math:msup>
        <math:mn>10</math:mn>
        <math:mn>4</math:mn>
      </math:msup>
    </math:msqrt>
    <math:annotation math:encoding="StarMath 5.0"> sqrt{{10}^4}</math:annotation>
  </math:semantics>
</math:math>
</file>

<file path=Object 26/content.xml><?xml version="1.0" encoding="utf-8"?>
<math xmlns="http://www.w3.org/1998/Math/MathML" display="block">
  <semantics>
    <msup>
      <mrow>
        <mo stretchy="false">−</mo>
        <msqrt>
          <mn>13</mn>
        </msqrt>
      </mrow>
      <mrow>
        <mspace width="0.5em"/>
        <mn>2</mn>
      </mrow>
    </msup>
    <annotation encoding="StarMath 5.0">{ -sqrt{13}}^{`2}</annotation>
  </semantics>
</math>
</file>

<file path=Object 27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qrt>
                <mn>4</mn>
              </msqrt>
            </mrow>
            <mspace width="0.5em"/>
          </mrow>
        </mrow>
        <mo fence="true" stretchy="true">)</mo>
      </mrow>
      <mrow>
        <mspace width="0.5em"/>
        <mn>2</mn>
      </mrow>
    </msup>
    <annotation encoding="StarMath 5.0">left(-sqrt{4} `right)^{`2}</annotation>
  </semantics>
</math>
</file>

<file path=Object 28/content.xml><?xml version="1.0" encoding="utf-8"?>
<math xmlns="http://www.w3.org/1998/Math/MathML" display="block">
  <semantics>
    <mrow>
      <mo stretchy="false">−</mo>
      <msqrt>
        <msup>
          <mn>15</mn>
          <mrow>
            <mspace width="0.5em"/>
            <mn>2</mn>
          </mrow>
        </msup>
      </msqrt>
    </mrow>
    <annotation encoding="StarMath 5.0">{- sqrt{15}^{`2}}</annotation>
  </semantics>
</math>
</file>

<file path=Object 29/content.xml><?xml version="1.0" encoding="utf-8"?>
<math xmlns="http://www.w3.org/1998/Math/MathML" display="block">
  <semantics>
    <msqrt>
      <msup>
        <mn>7</mn>
        <mn>2</mn>
      </msup>
    </msqrt>
    <annotation encoding="StarMath 5.0"> sqrt{{7}^2}</annotation>
  </semantics>
</math>
</file>

<file path=Object 3/content.xml><?xml version="1.0" encoding="utf-8"?>
<math xmlns="http://www.w3.org/1998/Math/MathML" display="block">
  <semantics>
    <mfrac>
      <mn>5</mn>
      <mn>3</mn>
    </mfrac>
    <annotation encoding="StarMath 5.0">{5 over 3}</annotation>
  </semantics>
</math>
</file>

<file path=Object 30/content.xml><?xml version="1.0" encoding="utf-8"?>
<math xmlns="http://www.w3.org/1998/Math/MathML" display="block">
  <semantics>
    <msqrt>
      <msup>
        <mrow>
          <mo fence="true" form="prefix" stretchy="false">(</mo>
          <mrow>
            <msup>
              <mn>2</mn>
              <mstyle mathcolor="black">
                <mn>3</mn>
              </mstyle>
            </msup>
          </mrow>
          <mo fence="true" form="postfix" stretchy="false">)</mo>
        </mrow>
        <mn>2</mn>
      </msup>
    </msqrt>
    <annotation encoding="StarMath 5.0"> sqrt{({2}^color black 3)^2}
</annotation>
  </semantics>
</math>
</file>

<file path=Object 31/content.xml><?xml version="1.0" encoding="utf-8"?>
<math xmlns="http://www.w3.org/1998/Math/MathML" display="block">
  <semantics>
    <msqrt>
      <mn>4</mn>
    </msqrt>
    <annotation encoding="StarMath 5.0"> sqrt{4}</annotation>
  </semantics>
</math>
</file>

<file path=Object 32/content.xml><?xml version="1.0" encoding="utf-8"?>
<!DOCTYPE math  PUBLIC '-//OpenOffice.org//DTD Modified W3C MathML 1.01//EN'  'math.dtd'>
<math:math xmlns:math="http://www.w3.org/1998/Math/MathML">
  <math:semantics>
    <math:msqrt>
      <math:mn>36</math:mn>
    </math:msqrt>
    <math:annotation math:encoding="StarMath 5.0"> sqrt{36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p>
      <math:msqrt>
        <math:mn>11</math:mn>
      </math:msqrt>
      <math:mrow>
        <math:mi/>
        <math:mn>2</math:mn>
      </math:mrow>
    </math:msup>
    <math:annotation math:encoding="StarMath 5.0">{ sqrt{11}}^{`2}</math:annotation>
  </math:semantics>
</math:math>
</file>

<file path=Object 34/content.xml><?xml version="1.0" encoding="utf-8"?>
<math xmlns="http://www.w3.org/1998/Math/MathML" display="block">
  <semantics>
    <msqrt>
      <msup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row>
          <mspace width="0.5em"/>
          <mn>2</mn>
        </mrow>
      </msup>
    </msqrt>
    <annotation encoding="StarMath 5.0">{sqrt{(-5)^{`2}}}</annotation>
  </semantics>
</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n>2</math:mn>
      <math:msqrt>
        <math:mn>9</math:mn>
      </math:msqrt>
    </math:mrow>
    <math:annotation math:encoding="StarMath 5.0"> 2 sqrt{9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n>3</math:mn>
      <math:msqrt>
        <math:mn>16</math:mn>
      </math:msqrt>
    </math:mrow>
    <math:annotation math:encoding="StarMath 5.0">3 sqrt{16}</math:annotation>
  </math:semantics>
</math:math>
</file>

<file path=Object 37/content.xml><?xml version="1.0" encoding="utf-8"?>
<math xmlns="http://www.w3.org/1998/Math/MathML" display="block">
  <semantics>
    <mrow>
      <mn>2</mn>
      <mspace width="0.5em"/>
      <mstyle mathvariant="normal">
        <mi mathvariant="normal"></mi>
      </mstyle>
      <mspace width="0.5em"/>
      <msqrt>
        <mn>25</mn>
      </msqrt>
    </mrow>
    <annotation encoding="StarMath 5.0">2`nitalic`sqrt{25}</annotation>
  </semantics>
</math>
</file>

<file path=Object 38/content.xml><?xml version="1.0" encoding="utf-8"?>
<math xmlns="http://www.w3.org/1998/Math/MathML" display="block">
  <semantics>
    <mrow>
      <mn>2</mn>
      <mo stretchy="false">×</mo>
      <mn>3</mn>
    </mrow>
    <annotation encoding="StarMath 5.0">2 times 3
</annotation>
  </semantics>
</math>
</file>

<file path=Object 39/content.xml><?xml version="1.0" encoding="utf-8"?>
<math xmlns="http://www.w3.org/1998/Math/MathML" display="block">
  <semantics>
    <mrow>
      <mn>3</mn>
      <mo stretchy="false">×</mo>
      <mn>4</mn>
    </mrow>
    <annotation encoding="StarMath 5.0">3 times 4
</annotation>
  </semantics>
</math>
</file>

<file path=Object 4/content.xml><?xml version="1.0" encoding="utf-8"?>
<math xmlns="http://www.w3.org/1998/Math/MathML" display="block">
  <semantics>
    <mrow>
      <mrow>
        <mo stretchy="false">−</mo>
        <mspace width="0.5em"/>
      </mrow>
      <mfrac>
        <mn>4</mn>
        <mn>7</mn>
      </mfrac>
    </mrow>
    <annotation encoding="StarMath 5.0">{-`4 over 7}</annotation>
  </semantics>
</math>
</file>

<file path=Object 40/content.xml><?xml version="1.0" encoding="utf-8"?>
<math xmlns="http://www.w3.org/1998/Math/MathML" display="block">
  <semantics>
    <mrow>
      <mrow>
        <mn>2</mn>
        <mstyle mathsize="12pt">
          <mi>π</mi>
        </mstyle>
        <mi>─</mi>
        <mn>7</mn>
      </mrow>
      <mrow>
        <mspace width="0.5em"/>
        <mo stretchy="false">≈</mo>
        <mspace width="0.5em"/>
      </mrow>
      <mrow>
        <mo stretchy="false">−</mo>
        <mn>0,72</mn>
      </mrow>
    </mrow>
    <annotation encoding="StarMath 5.0"> {2size 12π ─ 7} `approx` {-0,72}</annotation>
  </semantics>
</math>
</file>

<file path=Object 41/content.xml><?xml version="1.0" encoding="utf-8"?>
<math xmlns="http://www.w3.org/1998/Math/MathML" display="block">
  <semantics>
    <msqrt>
      <mn>43</mn>
    </msqrt>
    <annotation encoding="StarMath 5.0">sqrt 43</annotation>
  </semantics>
</math>
</file>

<file path=Object 42/content.xml><?xml version="1.0" encoding="utf-8"?>
<math xmlns="http://www.w3.org/1998/Math/MathML" display="block">
  <semantics>
    <mrow>
      <mn>1</mn>
      <mspace width="0.5em"/>
      <mi mathvariant="normal">@</mi>
      <mspace width="0.5em"/>
      <mn>3</mn>
      <mspace width="0.5em"/>
      <mi mathvariant="normal">@</mi>
      <mspace width="0.5em"/>
      <mn>4</mn>
    </mrow>
    <annotation encoding="StarMath 5.0">{ 1 } `%UxE239`{ 3}`%UxE239`{4} </annotation>
  </semantics>
</math>
</file>

<file path=Object 43/content.xml><?xml version="1.0" encoding="utf-8"?>
<math xmlns="http://www.w3.org/1998/Math/MathML" display="block">
  <semantics>
    <mrow>
      <msqrt>
        <mn>1</mn>
      </msqrt>
      <mspace width="0.5em"/>
      <mi mathvariant="normal">@</mi>
      <mspace width="0.5em"/>
      <msqrt>
        <mn>3</mn>
      </msqrt>
      <mspace width="0.5em"/>
      <mi mathvariant="normal">@</mi>
      <mspace width="0.5em"/>
      <msqrt>
        <mn>4</mn>
      </msqrt>
    </mrow>
    <annotation encoding="StarMath 5.0">sqrt{ 1 } ` %UxE239  `sqrt{ 3} ` %UxE239  `sqrt{4} </annotation>
  </semantics>
</math>
</file>

<file path=Object 44/content.xml><?xml version="1.0" encoding="utf-8"?>
<math xmlns="http://www.w3.org/1998/Math/MathML" display="block">
  <semantics>
    <mrow>
      <mn>1</mn>
      <mspace width="0.5em"/>
      <mi mathvariant="normal">@</mi>
      <mspace width="0.5em"/>
      <msqrt>
        <mn>3</mn>
      </msqrt>
      <mspace width="0.5em"/>
      <mi mathvariant="normal">@</mi>
      <mspace width="0.5em"/>
      <mn>2</mn>
    </mrow>
    <annotation encoding="StarMath 5.0">1`%UxE239`sqrt{ 3 }`%UxE239`2</annotation>
  </semantics>
</math>
</file>

<file path=Object 45/content.xml><?xml version="1.0" encoding="utf-8"?>
<math xmlns="http://www.w3.org/1998/Math/MathML" display="block">
  <semantics>
    <mrow>
      <mrow>
        <mstyle mathsize="12pt">
          <mi>π</mi>
        </mstyle>
        <mi>─</mi>
        <mn>3</mn>
      </mrow>
      <mrow>
        <mspace width="0.5em"/>
        <mo stretchy="false">≈</mo>
        <mspace width="0.5em"/>
      </mrow>
      <mn>0,14</mn>
    </mrow>
    <annotation encoding="StarMath 5.0"> {size 12π ─ 3} `approx` {0,14}</annotation>
  </semantics>
</math>
</file>

<file path=Object 46/content.xml><?xml version="1.0" encoding="utf-8"?>
<!DOCTYPE math  PUBLIC '-//OpenOffice.org//DTD Modified W3C MathML 1.01//EN'  'math.dtd'>
<math:math xmlns:math="http://www.w3.org/1998/Math/MathML">
  <math:semantics>
    <math:msqrt>
      <math:mn>2</math:mn>
    </math:msqrt>
    <math:annotation math:encoding="StarMath 5.0"> sqrt{2}</math:annotation>
  </math:semantics>
</math:math>
</file>

<file path=Object 47/content.xml><?xml version="1.0" encoding="utf-8"?>
<math xmlns="http://www.w3.org/1998/Math/MathML" display="block">
  <semantics>
    <msqrt>
      <mn>7</mn>
    </msqrt>
    <annotation encoding="StarMath 5.0"> sqrt{7}</annotation>
  </semantics>
</math>
</file>

<file path=Object 48/content.xml><?xml version="1.0" encoding="utf-8"?>
<math xmlns="http://www.w3.org/1998/Math/MathML" display="block">
  <semantics>
    <msqrt>
      <mn>11</mn>
    </msqrt>
    <annotation encoding="StarMath 5.0"> sqrt{11}</annotation>
  </semantics>
</math>
</file>

<file path=Object 49/content.xml><?xml version="1.0" encoding="utf-8"?>
<math xmlns="http://www.w3.org/1998/Math/MathML" display="block">
  <semantics>
    <msqrt>
      <mn>26</mn>
    </msqrt>
    <annotation encoding="StarMath 5.0"> sqrt{26}</annotation>
  </semantics>
</math>
</file>

<file path=Object 5/content.xml><?xml version="1.0" encoding="utf-8"?>
<math xmlns="http://www.w3.org/1998/Math/MathML" display="block">
  <semantics>
    <mfrac>
      <mstyle mathcolor="black">
        <mn>25</mn>
      </mstyle>
      <mstyle mathcolor="black">
        <mn>9</mn>
      </mstyle>
    </mfrac>
    <annotation encoding="StarMath 5.0">color black {25} over color black {9} 
</annotation>
  </semantics>
</math>
</file>

<file path=Object 50/content.xml><?xml version="1.0" encoding="utf-8"?>
<math xmlns="http://www.w3.org/1998/Math/MathML" display="block">
  <semantics>
    <msqrt>
      <mn>50</mn>
    </msqrt>
    <annotation encoding="StarMath 5.0"> sqrt{50}</annotation>
  </semantics>
</math>
</file>

<file path=Object 51/content.xml><?xml version="1.0" encoding="utf-8"?>
<math xmlns="http://www.w3.org/1998/Math/MathML" display="block">
  <semantics>
    <msqrt>
      <mn>63</mn>
    </msqrt>
    <annotation encoding="StarMath 5.0"> sqrt{63}</annotation>
  </semantics>
</math>
</file>

<file path=Object 52/content.xml><?xml version="1.0" encoding="utf-8"?>
<math xmlns="http://www.w3.org/1998/Math/MathML" display="block">
  <semantics>
    <mstyle mathsize="12pt">
      <mrow>
        <mi>r</mi>
        <mrow>
          <mspace width="0.5em"/>
          <mo stretchy="false">=</mo>
          <mspace width="0.5em"/>
        </mrow>
        <msqrt>
          <mfrac>
            <mn>108</mn>
            <mi mathvariant="normal">π</mi>
          </mfrac>
        </msqrt>
        <mrow>
          <mspace width="0.5em"/>
          <mo stretchy="false">≈</mo>
          <mspace width="0.5em"/>
        </mrow>
        <mn>5,9</mn>
        <mi mathvariant="italic">cm</mi>
      </mrow>
    </mstyle>
    <annotation encoding="StarMath 5.0">size 12 {r `=` sqrt{ 108 over %pi }`approx` 5,9 cm}

</annotation>
  </semantics>
</math>
</file>

<file path=Object 53/content.xml><?xml version="1.0" encoding="utf-8"?>
<math xmlns="http://www.w3.org/1998/Math/MathML" display="block">
  <semantics>
    <msqrt>
      <mn>83</mn>
    </msqrt>
    <annotation encoding="StarMath 5.0"> sqrt{83}</annotation>
  </semantics>
</math>
</file>

<file path=Object 54/content.xml><?xml version="1.0" encoding="utf-8"?>
<math xmlns="http://www.w3.org/1998/Math/MathML" display="block">
  <semantics>
    <msqrt>
      <mn>65</mn>
    </msqrt>
    <annotation encoding="StarMath 5.0"> sqrt{65}</annotation>
  </semantics>
</math>
</file>

<file path=Object 55/content.xml><?xml version="1.0" encoding="utf-8"?>
<math xmlns="http://www.w3.org/1998/Math/MathML" display="block">
  <semantics>
    <msqrt>
      <mn>48</mn>
    </msqrt>
    <annotation encoding="StarMath 5.0"> sqrt{48}</annotation>
  </semantics>
</math>
</file>

<file path=Object 56/content.xml><?xml version="1.0" encoding="utf-8"?>
<math xmlns="http://www.w3.org/1998/Math/MathML" display="block">
  <semantics>
    <msqrt>
      <mn>18</mn>
    </msqrt>
    <annotation encoding="StarMath 5.0">sqrt{18}</annotation>
  </semantics>
</math>
</file>

<file path=Object 57/content.xml><?xml version="1.0" encoding="utf-8"?>
<math xmlns="http://www.w3.org/1998/Math/MathML" display="block">
  <semantics>
    <msqrt>
      <mn>50</mn>
    </msqrt>
    <annotation encoding="StarMath 5.0">sqrt 50</annotation>
  </semantics>
</math>
</file>

<file path=Object 58/content.xml><?xml version="1.0" encoding="utf-8"?>
<math xmlns="http://www.w3.org/1998/Math/MathML" display="block">
  <semantics>
    <msqrt>
      <mn>97</mn>
    </msqrt>
    <annotation encoding="StarMath 5.0"> sqrt{97}</annotation>
  </semantics>
</math>
</file>

<file path=Object 59/content.xml><?xml version="1.0" encoding="utf-8"?>
<math xmlns="http://www.w3.org/1998/Math/MathML" display="block">
  <semantics>
    <msqrt>
      <mn>2</mn>
    </msqrt>
    <annotation encoding="StarMath 5.0"> sqrt{2}</annotation>
  </semantics>
</math>
</file>

<file path=Object 6/content.xml><?xml version="1.0" encoding="utf-8"?>
<math xmlns="http://www.w3.org/1998/Math/MathML" display="block">
  <semantics>
    <mfrac>
      <mstyle mathcolor="black">
        <mn>16</mn>
      </mstyle>
      <mstyle mathcolor="black">
        <mn>49</mn>
      </mstyle>
    </mfrac>
    <annotation encoding="StarMath 5.0">color black {16} over color black {49} 
</annotation>
  </semantics>
</math>
</file>

<file path=Object 60/content.xml><?xml version="1.0" encoding="utf-8"?>
<math xmlns="http://www.w3.org/1998/Math/MathML" display="block">
  <semantics>
    <msqrt>
      <mn>6</mn>
    </msqrt>
    <annotation encoding="StarMath 5.0"> sqrt{6}</annotation>
  </semantics>
</math>
</file>

<file path=Object 61/content.xml><?xml version="1.0" encoding="utf-8"?>
<math xmlns="http://www.w3.org/1998/Math/MathML" display="block">
  <semantics>
    <msqrt>
      <mn>60</mn>
    </msqrt>
    <annotation encoding="StarMath 5.0">sqrt 60</annotation>
  </semantics>
</math>
</file>

<file path=Object 62/content.xml><?xml version="1.0" encoding="utf-8"?>
<math xmlns="http://www.w3.org/1998/Math/MathML" display="block">
  <semantics>
    <msqrt>
      <mn>163</mn>
    </msqrt>
    <annotation encoding="StarMath 5.0"> sqrt{163}</annotation>
  </semantics>
</math>
</file>

<file path=Object 63/content.xml><?xml version="1.0" encoding="utf-8"?>
<math xmlns="http://www.w3.org/1998/Math/MathML" display="block">
  <semantics>
    <msqrt>
      <mn>32</mn>
    </msqrt>
    <annotation encoding="StarMath 5.0"> sqrt{32}</annotation>
  </semantics>
</math>
</file>

<file path=Object 64/content.xml><?xml version="1.0" encoding="utf-8"?>
<math xmlns="http://www.w3.org/1998/Math/MathML" display="block">
  <semantics>
    <msqrt>
      <mn>135</mn>
    </msqrt>
    <annotation encoding="StarMath 5.0">Sqrt 135</annotation>
  </semantics>
</math>
</file>

<file path=Object 65/content.xml><?xml version="1.0" encoding="utf-8"?>
<math xmlns="http://www.w3.org/1998/Math/MathML" display="block">
  <semantics>
    <msqrt>
      <mn>17</mn>
    </msqrt>
    <annotation encoding="StarMath 5.0"> sqrt{17}</annotation>
  </semantics>
</math>
</file>

<file path=Object 66/content.xml><?xml version="1.0" encoding="utf-8"?>
<math xmlns="http://www.w3.org/1998/Math/MathML" display="block">
  <semantics>
    <msqrt>
      <mn>142</mn>
    </msqrt>
    <annotation encoding="StarMath 5.0">Sqrt 142</annotation>
  </semantics>
</math>
</file>

<file path=Object 67/content.xml><?xml version="1.0" encoding="utf-8"?>
<math xmlns="http://www.w3.org/1998/Math/MathML" display="block">
  <semantics>
    <msqrt>
      <mn>846</mn>
    </msqrt>
    <annotation encoding="StarMath 5.0"> sqrt{846}</annotation>
  </semantics>
</math>
</file>

<file path=Object 68/content.xml><?xml version="1.0" encoding="utf-8"?>
<math xmlns="http://www.w3.org/1998/Math/MathML" display="block">
  <semantics>
    <msqrt>
      <mn>3</mn>
    </msqrt>
    <annotation encoding="StarMath 5.0"> sqrt{3}</annotation>
  </semantics>
</math>
</file>

<file path=Object 69/content.xml><?xml version="1.0" encoding="utf-8"?>
<math xmlns="http://www.w3.org/1998/Math/MathML" display="block">
  <semantics>
    <msqrt>
      <mn>5</mn>
    </msqrt>
    <annotation encoding="StarMath 5.0"> sqrt{5}</annotation>
  </semantics>
</math>
</file>

<file path=Object 7/content.xml><?xml version="1.0" encoding="utf-8"?>
<math xmlns="http://www.w3.org/1998/Math/MathML" display="block">
  <semantics>
    <mrow>
      <msqrt>
        <mn>25</mn>
      </msqrt>
      <mstyle mathvariant="normal">
        <mi mathvariant="normal">.</mi>
      </mstyle>
    </mrow>
    <annotation encoding="StarMath 5.0"> sqrt{25}nitalic .</annotation>
  </semantics>
</math>
</file>

<file path=Object 70/content.xml><?xml version="1.0" encoding="utf-8"?>
<math xmlns="http://www.w3.org/1998/Math/MathML" display="block">
  <semantics>
    <mrow>
      <msqrt>
        <mn>85</mn>
      </msqrt>
      <mrow>
        <mspace width="0.5em"/>
        <mi mathvariant="normal">@</mi>
        <mspace width="0.5em"/>
      </mrow>
      <mn>3</mn>
      <msqrt>
        <mn>78</mn>
      </msqrt>
    </mrow>
    <annotation encoding="StarMath 5.0"> sqrt{85}{` %UxE083 `}3 sqrt 78</annotation>
  </semantics>
</math>
</file>

<file path=Object 71/content.xml><?xml version="1.0" encoding="utf-8"?>
<math xmlns="http://www.w3.org/1998/Math/MathML" display="block">
  <semantics>
    <mrow>
      <mn>2</mn>
      <msqrt>
        <mn>9,3</mn>
      </msqrt>
      <mrow>
        <mspace width="0.5em"/>
        <mo stretchy="false">−</mo>
        <mspace width="0.5em"/>
      </mrow>
      <msqrt>
        <mn>15</mn>
      </msqrt>
      <mrow>
        <mspace width="0.5em"/>
        <mo stretchy="false">×</mo>
        <mspace width="0.5em"/>
      </mrow>
      <msqrt>
        <mn>3,4</mn>
      </msqrt>
    </mrow>
    <annotation encoding="StarMath 5.0">2 sqrt{9,3} `-`sqrt 15 `times`sqrt 3,4</annotation>
  </semantics>
</math>
</file>

<file path=Object 72/content.xml><?xml version="1.0" encoding="utf-8"?>
<math xmlns="http://www.w3.org/1998/Math/MathML" display="block">
  <semantics>
    <mrow>
      <mn>3</mn>
      <msqrt>
        <mn>5</mn>
      </msqrt>
      <mrow>
        <mspace width="0.5em"/>
        <mo stretchy="false">−</mo>
        <mspace width="0.5em"/>
      </mrow>
      <msqrt>
        <mn>2</mn>
      </msqrt>
    </mrow>
    <annotation encoding="StarMath 5.0">3sqrt{ 5} `-`sqrt{ 2 }</annotation>
  </semantics>
</math>
</file>

<file path=Object 73/content.xml><?xml version="1.0" encoding="utf-8"?>
<math xmlns="http://www.w3.org/1998/Math/MathML" display="block">
  <semantics>
    <mrow>
      <mn>7</mn>
      <msqrt>
        <mn>8,5</mn>
      </msqrt>
      <mrow>
        <mspace width="0.5em"/>
        <mo stretchy="false">−</mo>
        <mspace width="0.5em"/>
      </mrow>
      <mn>2</mn>
      <msqrt>
        <mn>6</mn>
      </msqrt>
      <mrow>
        <mspace width="0.5em"/>
        <mo stretchy="false">×</mo>
        <mspace width="0.5em"/>
      </mrow>
      <msqrt>
        <mn>10</mn>
      </msqrt>
    </mrow>
    <annotation encoding="StarMath 5.0">7sqrt{ 8,5 }`-`2sqrt{ 6 }`times`sqrt{ 10 }</annotation>
  </semantics>
</math>
</file>

<file path=Object 74/content.xml><?xml version="1.0" encoding="utf-8"?>
<math xmlns="http://www.w3.org/1998/Math/MathML" display="block">
  <semantics>
    <mrow>
      <mn>5</mn>
      <msqrt>
        <mn>14</mn>
      </msqrt>
      <mrow>
        <mspace width="0.5em"/>
        <mo stretchy="false">×</mo>
        <mspace width="0.5em"/>
      </mrow>
      <msqrt>
        <mn>5</mn>
      </msqrt>
      <mrow>
        <mspace width="0.5em"/>
        <mi mathvariant="normal">@</mi>
        <mspace width="0.5em"/>
      </mrow>
      <msqrt>
        <mn>2</mn>
      </msqrt>
    </mrow>
    <annotation encoding="StarMath 5.0">5sqrt{ 14 }`times`sqrt{ 5 }{` %UxE083 `}sqrt{ 2 }</annotation>
  </semantics>
</math>
</file>

<file path=Object 75/content.xml><?xml version="1.0" encoding="utf-8"?>
<math xmlns="http://www.w3.org/1998/Math/MathML" display="block">
  <semantics>
    <msqrt>
      <mn>10</mn>
    </msqrt>
    <annotation encoding="StarMath 5.0">sqrt 10</annotation>
  </semantics>
</math>
</file>

<file path=Object 76/content.xml><?xml version="1.0" encoding="utf-8"?>
<math xmlns="http://www.w3.org/1998/Math/MathML" display="block">
  <semantics>
    <msqrt>
      <mrow>
        <mn>64</mn>
        <mrow>
          <mspace width="0.5em"/>
          <mi mathvariant="normal">@</mi>
          <mspace width="0.5em"/>
        </mrow>
        <mn>36</mn>
      </mrow>
    </msqrt>
    <annotation encoding="StarMath 5.0"> sqrt{{64}{` %UxE083 `}{36}}</annotation>
  </semantics>
</math>
</file>

<file path=Object 77/content.xml><?xml version="1.0" encoding="utf-8"?>
<math xmlns="http://www.w3.org/1998/Math/MathML" display="block">
  <semantics>
    <mrow>
      <msqrt>
        <mn>64</mn>
      </msqrt>
      <mrow>
        <mspace width="0.5em"/>
        <mi mathvariant="normal">@</mi>
        <mspace width="0.5em"/>
      </mrow>
      <msqrt>
        <mn>36</mn>
      </msqrt>
    </mrow>
    <annotation encoding="StarMath 5.0"> sqrt{64}{` %UxE083 `}sqrt 36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sqrt>
            <math:mn>49</math:mn>
          </math:msqrt>
          <math:mrow>
            <math:mi/>
            <math:mo math:stretchy="false">×</math:mo>
            <math:mi/>
          </math:mrow>
          <math:msqrt>
            <math:mn>25</math:mn>
          </math:msqrt>
        </math:mrow>
      </math:mrow>
    </math:mstyle>
    <math:annotation math:encoding="StarMath 5.0">size 10 { sqrt{49}`times`sqrt{25}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n>5</math:mn>
      <math:msqrt>
        <math:mn>81</math:mn>
      </math:msqrt>
    </math:mrow>
    <math:annotation math:encoding="StarMath 5.0">5 sqrt{81}</math:annotation>
  </math:semantics>
</math:math>
</file>

<file path=Object 8/content.xml><?xml version="1.0" encoding="utf-8"?>
<math xmlns="http://www.w3.org/1998/Math/MathML" display="block">
  <semantics>
    <msqrt>
      <msup>
        <mrow>
          <mo fence="true" form="prefix" stretchy="false">(</mo>
          <mrow>
            <mrow>
              <mo stretchy="false">−</mo>
              <mn>5</mn>
            </mrow>
          </mrow>
          <mo fence="true" form="postfix" stretchy="false">)</mo>
        </mrow>
        <mrow>
          <mn>2</mn>
          <mspace width="0.5em"/>
        </mrow>
      </msup>
    </msqrt>
    <annotation encoding="StarMath 5.0"> sqrt{( -{5})^{2`}}
</annotation>
  </semantics>
</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/>
      </math:mrow>
      <math:mn>8</math:mn>
      <math:msqrt>
        <math:msup>
          <math:mn>7</math:mn>
          <math:mn>2</math:mn>
        </math:msup>
      </math:msqrt>
    </math:mrow>
    <math:annotation math:encoding="StarMath 5.0">-`8 sqrt{{7}^2}</math:annotation>
  </math:semantics>
</math:math>
</file>

<file path=Object 81/content.xml><?xml version="1.0" encoding="utf-8"?>
<math xmlns="http://www.w3.org/1998/Math/MathML" display="block">
  <semantics>
    <mrow>
      <msqrt>
        <mn>100</mn>
      </msqrt>
      <mrow>
        <mspace width="0.5em"/>
        <mo stretchy="false">=</mo>
        <mspace width="0.5em"/>
      </mrow>
      <mn>10</mn>
    </mrow>
    <annotation encoding="StarMath 5.0">sqrt 100 `=`10
</annotation>
  </semantics>
</math>
</file>

<file path=Object 82/content.xml><?xml version="1.0" encoding="utf-8"?>
<!DOCTYPE math  PUBLIC '-//OpenOffice.org//DTD Modified W3C MathML 1.01//EN'  'math.dtd'>
<math:math xmlns:math="http://www.w3.org/1998/Math/MathML">
  <math:semantics>
    <math:msqrt>
      <math:mrow>
        <math:mn>49</math:mn>
        <math:mrow>
          <math:mi/>
          <math:mo math:stretchy="false">×</math:mo>
          <math:mi/>
        </math:mrow>
        <math:mn>25</math:mn>
      </math:mrow>
    </math:msqrt>
    <math:annotation math:encoding="StarMath 5.0"> sqrt{{49} `times` {25}}</math:annotation>
  </math:semantics>
</math:math>
</file>

<file path=Object 83/content.xml><?xml version="1.0" encoding="utf-8"?>
<math xmlns="http://www.w3.org/1998/Math/MathML" display="block">
  <semantics>
    <mrow>
      <mrow>
        <mn>9</mn>
        <mo stretchy="false">×</mo>
        <mn>5</mn>
      </mrow>
      <mo stretchy="false">=</mo>
      <mn>45</mn>
    </mrow>
    <annotation encoding="StarMath 5.0">9 times 5 = 45
</annotation>
  </semantics>
</math>
</file>

<file path=Object 84/content.xml><?xml version="1.0" encoding="utf-8"?>
<math xmlns="http://www.w3.org/1998/Math/MathML" display="block">
  <semantics>
    <mrow>
      <msqrt>
        <mn>1</mn>
      </msqrt>
      <mspace width="0.5em"/>
      <mn>225</mn>
      <mrow>
        <mspace width="0.5em"/>
        <mo stretchy="false">=</mo>
        <mspace width="0.5em"/>
      </mrow>
      <mn>35</mn>
    </mrow>
    <annotation encoding="StarMath 5.0">sqrt 1`225 `=` 35
</annotation>
  </semantics>
</math>
</file>

<file path=Object 85/content.xml><?xml version="1.0" encoding="utf-8"?>
<math xmlns="http://www.w3.org/1998/Math/MathML" display="block">
  <semantics>
    <mrow>
      <mn>5</mn>
      <mrow>
        <mspace width="0.5em"/>
        <mo stretchy="false">×</mo>
        <mspace width="0.5em"/>
      </mrow>
      <mn>9</mn>
      <mrow>
        <mspace width="0.5em"/>
        <mo stretchy="false">=</mo>
        <mspace width="0.5em"/>
      </mrow>
      <mn>45</mn>
    </mrow>
    <annotation encoding="StarMath 5.0">5 `times` 9 `=` 45
</annotation>
  </semantics>
</math>
</file>

<file path=Object 86/content.xml><?xml version="1.0" encoding="utf-8"?>
<math xmlns="http://www.w3.org/1998/Math/MathML" display="block">
  <semantics>
    <mrow>
      <mrow>
        <mo stretchy="false">−</mo>
        <mn>8</mn>
      </mrow>
      <mrow>
        <mspace width="0.5em"/>
        <mo stretchy="false">×</mo>
        <mspace width="0.5em"/>
      </mrow>
      <mn>7</mn>
      <mrow>
        <mspace width="0.5em"/>
        <mo stretchy="false">=</mo>
        <mrow>
          <mspace width="0.5em"/>
          <mo stretchy="false">−</mo>
          <mn>56</mn>
        </mrow>
      </mrow>
    </mrow>
    <annotation encoding="StarMath 5.0">-8 `times` 7 `=` -56
</annotation>
  </semantics>
</math>
</file>

<file path=Object 87/content.xml><?xml version="1.0" encoding="utf-8"?>
<math xmlns="http://www.w3.org/1998/Math/MathML" display="block">
  <semantics>
    <msup>
      <mrow>
        <mo fence="true" form="prefix" stretchy="false">(</mo>
        <mrow>
          <mrow>
            <mn>2</mn>
            <msqrt>
              <mn>13</mn>
            </msqrt>
          </mrow>
        </mrow>
        <mo fence="true" form="postfix" stretchy="false">)</mo>
      </mrow>
      <mn>2</mn>
    </msup>
    <annotation encoding="StarMath 5.0">(2 sqrt{13})^2</annotation>
  </semantics>
</math>
</file>

<file path=Object 88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n>8</math:mn>
          <math:msqrt>
            <math:mn>11</math:mn>
          </math:msqrt>
        </math:mrow>
        <math:mo math:stretchy="false">)</math:mo>
      </math:mrow>
      <math:mn>2</math:mn>
    </math:msup>
    <math:annotation math:encoding="StarMath 5.0">(8 sqrt{11})^2</math:annotation>
  </math:semantics>
</math:math>
</file>

<file path=Object 89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space width="0.5em"/>
            </mrow>
            <mn>4</mn>
            <msqrt>
              <mn>7</mn>
            </msqrt>
          </mrow>
        </mrow>
        <mo fence="true" form="postfix" stretchy="false">)</mo>
      </mrow>
      <mn>2</mn>
    </msup>
    <annotation encoding="StarMath 5.0">(-`4 sqrt{7})^2</annotation>
  </semantics>
</math>
</file>

<file path=Object 9/content.xml><?xml version="1.0" encoding="utf-8"?>
<math xmlns="http://www.w3.org/1998/Math/MathML" display="block">
  <semantics>
    <msqrt>
      <msup>
        <mrow>
          <mo fence="true" form="prefix" stretchy="false">(</mo>
          <mrow>
            <mn>5</mn>
          </mrow>
          <mo fence="true" form="postfix" stretchy="false">)</mo>
        </mrow>
        <mrow>
          <mn>2</mn>
          <mspace width="0.5em"/>
        </mrow>
      </msup>
    </msqrt>
    <annotation encoding="StarMath 5.0"> sqrt{( {5})^{2`}}
</annotation>
  </semantics>
</math>
</file>

<file path=Object 90/content.xml><?xml version="1.0" encoding="utf-8"?>
<!DOCTYPE math  PUBLIC '-//OpenOffice.org//DTD Modified W3C MathML 1.01//EN'  'math.dtd'>
<math:math xmlns:math="http://www.w3.org/1998/Math/MathML">
  <math:semantics>
    <math:msup>
      <math:mfenced math:open="" math:close="">
        <math:mfrac>
          <math:mrow>
            <math:mn>7</math:mn>
            <math:msqrt>
              <math:mn>8</math:mn>
            </math:msqrt>
          </math:mrow>
          <math:mn>4</math:mn>
        </math:mfrac>
      </math:mfenced>
      <math:mn>2</math:mn>
    </math:msup>
    <math:annotation math:encoding="StarMath 5.0"> left({{7}sqrt{8}} over {4} right)^2</math:annotation>
  </math:semantics>
</math:math>
</file>

<file path=Object 91/content.xml><?xml version="1.0" encoding="utf-8"?>
<math xmlns="http://www.w3.org/1998/Math/MathML" display="block">
  <semantics>
    <mrow>
      <mrow>
        <msup>
          <mn>2</mn>
          <mn>2</mn>
        </msup>
        <mo stretchy="false">×</mo>
        <mn>13</mn>
      </mrow>
      <mrow>
        <mspace width="0.5em"/>
        <mo stretchy="false">=</mo>
        <mspace width="0.5em"/>
      </mrow>
      <mrow>
        <mn>4</mn>
        <mo stretchy="false">×</mo>
        <mn>13</mn>
      </mrow>
      <mrow>
        <mspace width="0.5em"/>
        <mo stretchy="false">=</mo>
        <mspace width="0.5em"/>
      </mrow>
      <mn>52</mn>
    </mrow>
    <annotation encoding="StarMath 5.0">2^2 times 13 `=` 4 times 13 `=`52</annotation>
  </semantics>
</math>
</file>

<file path=Object 92/content.xml><?xml version="1.0" encoding="utf-8"?>
<math xmlns="http://www.w3.org/1998/Math/MathML" display="block">
  <semantics>
    <mrow>
      <msup>
        <mn>8</mn>
        <mn>2</mn>
      </msup>
      <mrow>
        <mspace width="0.5em"/>
        <mo stretchy="false">×</mo>
        <mspace width="0.5em"/>
      </mrow>
      <mn>11</mn>
      <mrow>
        <mspace width="0.5em"/>
        <mo stretchy="false">=</mo>
        <mspace width="0.5em"/>
      </mrow>
      <mn>64</mn>
      <mrow>
        <mspace width="0.5em"/>
        <mo stretchy="false">×</mo>
        <mspace width="0.5em"/>
      </mrow>
      <mn>11</mn>
      <mrow>
        <mspace width="0.5em"/>
        <mo stretchy="false">=</mo>
        <mspace width="0.5em"/>
      </mrow>
      <mn>704</mn>
    </mrow>
    <annotation encoding="StarMath 5.0">8^2 `times` 11 `=`64`times` 11 `=` 704
</annotation>
  </semantics>
</math>
</file>

<file path=Object 9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4</mn>
            </mrow>
          </mrow>
          <mo fence="true" form="postfix" stretchy="false">)</mo>
        </mrow>
        <mn>2</mn>
      </msup>
      <mrow>
        <mspace width="0.5em"/>
        <mo stretchy="false">×</mo>
        <mspace width="0.5em"/>
      </mrow>
      <mn>7</mn>
      <mrow>
        <mspace width="0.5em"/>
        <mo stretchy="false">=</mo>
        <mspace width="0.5em"/>
      </mrow>
      <mn>16</mn>
      <mrow>
        <mspace width="0.5em"/>
        <mo stretchy="false">×</mo>
        <mspace width="0.5em"/>
      </mrow>
      <mn>7</mn>
      <mrow>
        <mspace width="0.5em"/>
        <mo stretchy="false">=</mo>
        <mspace width="0.5em"/>
      </mrow>
      <mn>112</mn>
    </mrow>
    <annotation encoding="StarMath 5.0">(-4)^2 `times` 7 `=`16`times` 7 `=` 112</annotation>
  </semantics>
</math>
</file>

<file path=Object 94/content.xml><?xml version="1.0" encoding="utf-8"?>
<math xmlns="http://www.w3.org/1998/Math/MathML" display="block">
  <semantics>
    <mrow>
      <mfrac>
        <mrow>
          <mn>49</mn>
          <mrow>
            <mspace width="0.5em"/>
            <mo stretchy="false">×</mo>
            <mspace width="0.5em"/>
          </mrow>
          <mn>8</mn>
        </mrow>
        <mn>16</mn>
      </mfrac>
      <mrow>
        <mspace width="0.5em"/>
        <mo stretchy="false">=</mo>
        <mspace width="0.5em"/>
      </mrow>
      <mfrac>
        <mn>49</mn>
        <mn>2</mn>
      </mfrac>
      <mrow>
        <mspace width="0.5em"/>
        <mo stretchy="false">=</mo>
        <mspace width="0.5em"/>
      </mrow>
      <mn>24,5</mn>
    </mrow>
    <annotation encoding="StarMath 5.0">{49 `times` 8} over 16 `=` 49 over 2 `=` 24,5
</annotation>
  </semantics>
</math>
</file>

<file path=Object 95/content.xml><?xml version="1.0" encoding="utf-8"?>
<math xmlns="http://www.w3.org/1998/Math/MathML" display="block">
  <semantics>
    <mstyle mathsize="12pt">
      <mrow>
        <msub>
          <mi>A</mi>
          <mi mathvariant="italic">carré</mi>
        </msub>
        <mrow>
          <mspace width="0.5em"/>
          <mo stretchy="false">=</mo>
          <mspace width="0.5em"/>
        </mrow>
        <mrow>
          <mi mathvariant="italic">côté</mi>
          <mo stretchy="false">×</mo>
          <mi mathvariant="italic">côté</mi>
        </mrow>
        <mrow>
          <mspace width="0.5em"/>
          <mo stretchy="false">=</mo>
          <mspace width="0.5em"/>
        </mrow>
        <mi mathvariant="italic">côté</mi>
        <mn>²</mn>
        <mrow>
          <mspace width="0.5em"/>
          <mo stretchy="false">=</mo>
          <mspace width="0.5em"/>
        </mrow>
        <mi>x</mi>
        <mn>²</mn>
      </mrow>
    </mstyle>
    <annotation encoding="StarMath 5.0">size 12 {A_carré `=` côté times côté `=` côté² `=` x²}
</annotation>
  </semantics>
</math>
</file>

<file path=Object 96/content.xml><?xml version="1.0" encoding="utf-8"?>
<math xmlns="http://www.w3.org/1998/Math/MathML" display="block">
  <semantics>
    <mstyle mathsize="12pt">
      <mrow>
        <mi>x</mi>
        <mrow>
          <mspace width="0.5em"/>
          <mo stretchy="false">≈</mo>
          <mspace width="0.5em"/>
        </mrow>
        <mn>3,9</mn>
        <mi mathvariant="italic">cm</mi>
      </mrow>
    </mstyle>
    <annotation encoding="StarMath 5.0">size 12 {x `approx` 3,9 cm}

</annotation>
  </semantics>
</math>
</file>

<file path=Object 97/content.xml><?xml version="1.0" encoding="utf-8"?>
<math xmlns="http://www.w3.org/1998/Math/MathML" display="block">
  <semantics>
    <mstyle mathsize="12pt">
      <mrow>
        <msub>
          <mi>A</mi>
          <mi mathvariant="italic">carré</mi>
        </msub>
        <mrow>
          <mspace width="0.5em"/>
          <mo stretchy="false">=</mo>
          <mspace width="0.5em"/>
        </mrow>
        <mn>15</mn>
      </mrow>
    </mstyle>
    <annotation encoding="StarMath 5.0">size 12 {A_carré `=` 15}

</annotation>
  </semantics>
</math>
</file>

<file path=Object 98/content.xml><?xml version="1.0" encoding="utf-8"?>
<math xmlns="http://www.w3.org/1998/Math/MathML" display="block">
  <semantics>
    <mstyle mathsize="12pt">
      <mrow>
        <mi>x</mi>
        <mn>²</mn>
        <mrow>
          <mspace width="0.5em"/>
          <mo stretchy="false">=</mo>
          <mspace width="0.5em"/>
        </mrow>
        <mn>15</mn>
      </mrow>
    </mstyle>
    <annotation encoding="StarMath 5.0">size 12 {x²`=` 15}

</annotation>
  </semantics>
</math>
</file>

<file path=Object 99/content.xml><?xml version="1.0" encoding="utf-8"?>
<math xmlns="http://www.w3.org/1998/Math/MathML" display="block">
  <semantics>
    <mstyle mathsize="12pt">
      <mrow>
        <mi>x</mi>
        <mrow>
          <mspace width="0.5em"/>
          <mo stretchy="false">=</mo>
          <mspace width="0.5em"/>
        </mrow>
        <msqrt>
          <mn>15</mn>
        </msqrt>
        <mi mathvariant="italic">cm</mi>
      </mrow>
    </mstyle>
    <annotation encoding="StarMath 5.0">size 12 {x `=` sqrt 15 cm}
</annotation>
  </semantics>
</math>
</file>